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fo:color="#a9b7c6" style:font-name="DejaVu Sans Mono" fo:font-size="9pt"/>
    </style:style>
    <style:style style:name="P2" style:family="paragraph" style:parent-style-name="Preformatted_20_Text">
      <style:text-properties fo:color="#a9b7c6"/>
    </style:style>
    <style:style style:name="P3" style:family="paragraph" style:parent-style-name="Preformatted_20_Text">
      <style:text-properties fo:color="#a9b7c6" style:font-name="DejaVu Sans Mono" fo:font-size="9pt"/>
    </style:style>
    <style:style style:name="P4" style:family="paragraph" style:parent-style-name="Preformatted_20_Text">
      <style:text-properties fo:color="#808080"/>
    </style:style>
    <style:style style:name="P5" style:family="paragraph" style:parent-style-name="Preformatted_20_Text">
      <style:text-properties fo:color="#808080" style:font-name="DejaVu Sans Mono" fo:font-size="9pt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 fo:font-size="9pt"/>
    </style:style>
    <style:style style:name="T3" style:family="text">
      <style:text-properties fo:color="#a5c261"/>
    </style:style>
    <style:style style:name="T4" style:family="text">
      <style:text-properties fo:color="#a5c261" style:font-name="DejaVu Sans Mono" fo:font-size="9pt"/>
    </style:style>
    <style:style style:name="T5" style:family="text">
      <style:text-properties fo:color="#aa4926"/>
    </style:style>
    <style:style style:name="T6" style:family="text">
      <style:text-properties fo:color="#aa4926" style:font-name="DejaVu Sans Mono" fo:font-size="9pt"/>
    </style:style>
    <style:style style:name="T7" style:family="text">
      <style:text-properties fo:color="#8888c6"/>
    </style:style>
    <style:style style:name="T8" style:family="text">
      <style:text-properties fo:color="#8888c6" style:font-name="DejaVu Sans Mono" fo:font-size="9pt"/>
    </style:style>
    <style:style style:name="T9" style:family="text">
      <style:text-properties fo:color="#6897bb"/>
    </style:style>
    <style:style style:name="T10" style:family="text">
      <style:text-properties fo:color="#6897bb" style:font-name="DejaVu Sans Mono" fo:font-size="9pt"/>
    </style:style>
    <style:style style:name="T11" style:family="text">
      <style:text-properties fo:color="#ffc66d"/>
    </style:style>
    <style:style style:name="T12" style:family="text">
      <style:text-properties fo:color="#ffc66d" style:font-name="DejaVu Sans Mono" fo:font-size="9pt"/>
    </style:style>
    <style:style style:name="T13" style:family="text">
      <style:text-properties style:font-name="DejaVu Sans Mono" fo:font-size="9pt"/>
    </style:style>
    <style:style style:name="T14" style:family="text">
      <style:text-properties fo:color="#808080"/>
    </style:style>
    <style:style style:name="T15" style:family="text">
      <style:text-properties fo:color="#808080" style:font-name="DejaVu Sans Mono" fo:font-size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from </text:span>__future__ <text:span text:style-name="T1">import </text:span>absolute_import</text:p>
      <text:p text:style-name="P3"><text:span text:style-name="T1">from </text:span>__future__ <text:span text:style-name="T1">import </text:span>division</text:p>
      <text:p text:style-name="P3"><text:span text:style-name="T1">from </text:span>__future__ <text:span text:style-name="T1">import </text:span>print_function</text:p>
      <text:p text:style-name="P3"><text:span text:style-name="T1">import </text:span>tensorflow <text:span text:style-name="T1">as </text:span>tf</text:p>
      <text:p text:style-name="P3"><text:span text:style-name="T1">import </text:span>numpy <text:span text:style-name="T1">as </text:span>np</text:p>
      <text:p text:style-name="P3"><text:span text:style-name="T1">import </text:span>argparse</text:p>
      <text:p text:style-name="P3"><text:span text:style-name="T1">import </text:span>os</text:p>
      <text:p text:style-name="P3"><text:span text:style-name="T1">import </text:span>json</text:p>
      <text:p text:style-name="P3"><text:span text:style-name="T1">import </text:span>glob</text:p>
      <text:p text:style-name="P3"><text:span text:style-name="T1">import </text:span>random</text:p>
      <text:p text:style-name="P3"><text:span text:style-name="T1">import </text:span>collections</text:p>
      <text:p text:style-name="P3"><text:span text:style-name="T1">import </text:span>math</text:p>
      <text:p text:style-name="P3"><text:span text:style-name="T1">import </text:span>time</text:p>
      <text:p text:style-name="P3">os.environ[<text:span text:style-name="T3">"CUDA_DEVICE_ORDER"</text:span>]=<text:span text:style-name="T3">"PCI_BUS_ID"</text:span></text:p>
      <text:p text:style-name="P3">os.environ[<text:span text:style-name="T3">"CUDA_VISIBLE_DEVICES"</text:span>] = <text:span text:style-name="T3">"0,1,2,3"</text:span></text:p>
      <text:p text:style-name="P3">parser = argparse.ArgumentParser()</text:p>
      <text:p text:style-name="P3">parser.add_argument(<text:span text:style-name="T3">"--input_dir"</text:span><text:span text:style-name="T1">, </text:span><text:span text:style-name="T5">help</text:span>=<text:span text:style-name="T3">"path to folder containing images"</text:span>)</text:p>
      <text:p text:style-name="P3">parser.add_argument(<text:span text:style-name="T3">"--mode"</text:span><text:span text:style-name="T1">, </text:span><text:span text:style-name="T5">required</text:span>=<text:span text:style-name="T7">True</text:span><text:span text:style-name="T1">, </text:span><text:span text:style-name="T5">choices</text:span>=[<text:span text:style-name="T3">"train"</text:span><text:span text:style-name="T1">, </text:span><text:span text:style-name="T3">"test"</text:span><text:span text:style-name="T1">, </text:span><text:span text:style-name="T3">"export"</text:span>])</text:p>
      <text:p text:style-name="P3">parser.add_argument(<text:span text:style-name="T3">"--output_dir"</text:span><text:span text:style-name="T1">, </text:span><text:span text:style-name="T5">required</text:span>=<text:span text:style-name="T7">True</text:span><text:span text:style-name="T1">, </text:span><text:span text:style-name="T5">help</text:span>=<text:span text:style-name="T3">"where to put output files"</text:span>)</text:p>
      <text:p text:style-name="P3">parser.add_argument(<text:span text:style-name="T3">"--seed"</text:span><text:span text:style-name="T1">, </text:span><text:span text:style-name="T5">type</text:span>=<text:span text:style-name="T7">int</text:span>)</text:p>
      <text:p text:style-name="P3">parser.add_argument(<text:span text:style-name="T3">"--checkpoint"</text:span><text:span text:style-name="T1">, </text:span><text:span text:style-name="T5">default</text:span>=<text:span text:style-name="T7">None</text:span><text:span text:style-name="T1">, </text:span><text:span text:style-name="T5">help</text:span>=<text:span text:style-name="T3">"directory with checkpoint to resume training from or use for testing"</text:span>)</text:p>
      <text:p text:style-name="P3">parser.add_argument(<text:span text:style-name="T3">"--max_steps"</text:span><text:span text:style-name="T1">, </text:span><text:span text:style-name="T5">type</text:span>=<text:span text:style-name="T7">int</text:span><text:span text:style-name="T1">, </text:span><text:span text:style-name="T5">help</text:span>=<text:span text:style-name="T3">"number of training steps (0 to disable)"</text:span>)</text:p>
      <text:p text:style-name="P3">parser.add_argument(<text:span text:style-name="T3">"--max_epochs"</text:span><text:span text:style-name="T1">, </text:span><text:span text:style-name="T5">type</text:span>=<text:span text:style-name="T7">int</text:span><text:span text:style-name="T1">, </text:span><text:span text:style-name="T5">help</text:span>=<text:span text:style-name="T3">"number of training epochs"</text:span>)</text:p>
      <text:p text:style-name="P3">parser.add_argument(<text:span text:style-name="T3">"--summary_freq"</text:span><text:span text:style-name="T1">, </text:span><text:span text:style-name="T5">type</text:span>=<text:span text:style-name="T7">int</text:span><text:span text:style-name="T1">, </text:span><text:span text:style-name="T5">default</text:span>=<text:span text:style-name="T9">100</text:span><text:span text:style-name="T1">, </text:span><text:span text:style-name="T5">help</text:span>=<text:span text:style-name="T3">"update summaries every summary_freq steps"</text:span>)</text:p>
      <text:p text:style-name="P3">parser.add_argument(<text:span text:style-name="T3">"--progress_freq"</text:span><text:span text:style-name="T1">, </text:span><text:span text:style-name="T5">type</text:span>=<text:span text:style-name="T7">int</text:span><text:span text:style-name="T1">, </text:span><text:span text:style-name="T5">default</text:span>=<text:span text:style-name="T9">50</text:span><text:span text:style-name="T1">, </text:span><text:span text:style-name="T5">help</text:span>=<text:span text:style-name="T3">"display progress every progress_freq steps"</text:span>)</text:p>
      <text:p text:style-name="P3">parser.add_argument(<text:span text:style-name="T3">"--trace_freq"</text:span><text:span text:style-name="T1">, </text:span><text:span text:style-name="T5">type</text:span>=<text:span text:style-name="T7">int</text:span><text:span text:style-name="T1">, </text:span><text:span text:style-name="T5">default</text:span>=<text:span text:style-name="T9">0</text:span><text:span text:style-name="T1">, </text:span><text:span text:style-name="T5">help</text:span>=<text:span text:style-name="T3">"trace execution every trace_freq steps"</text:span>)</text:p>
      <text:p text:style-name="P3">parser.add_argument(<text:span text:style-name="T3">"--display_freq"</text:span><text:span text:style-name="T1">, </text:span><text:span text:style-name="T5">type</text:span>=<text:span text:style-name="T7">int</text:span><text:span text:style-name="T1">, </text:span><text:span text:style-name="T5">default</text:span>=<text:span text:style-name="T9">0</text:span><text:span text:style-name="T1">, </text:span><text:span text:style-name="T5">help</text:span>=<text:span text:style-name="T3">"write current training images every display_freq steps"</text:span>)</text:p>
      <text:p text:style-name="P5"># parser.add_argument("--save_freq", type=int, default=10, help="save model every save_freq steps, 0 to disable")</text:p>
      <text:p text:style-name="P3">parser.add_argument(<text:span text:style-name="T3">"--save_freq_epoch"</text:span><text:span text:style-name="T1">, </text:span><text:span text:style-name="T5">type</text:span>=<text:span text:style-name="T7">int</text:span><text:span text:style-name="T1">, </text:span><text:span text:style-name="T5">default</text:span>=<text:span text:style-name="T9">46356</text:span><text:span text:style-name="T1">, </text:span><text:span text:style-name="T5">help</text:span>=<text:span text:style-name="T3">"save model at every epoch (steps number), 0 to disable"</text:span>)</text:p>
      <text:p text:style-name="P3">parser.add_argument(<text:span text:style-name="T3">"--separable_conv"</text:span><text:span text:style-name="T1">, </text:span><text:span text:style-name="T5">action</text:span>=<text:span text:style-name="T3">"store_true"</text:span><text:span text:style-name="T1">, </text:span><text:span text:style-name="T5">help</text:span>=<text:span text:style-name="T3">"use separable convolutions in the generator"</text:span>)</text:p>
      <text:p text:style-name="P3">parser.add_argument(<text:span text:style-name="T3">"--aspect_ratio"</text:span><text:span text:style-name="T1">, </text:span><text:span text:style-name="T5">type</text:span>=<text:span text:style-name="T7">float</text:span><text:span text:style-name="T1">, </text:span><text:span text:style-name="T5">default</text:span>=<text:span text:style-name="T9">1.0</text:span><text:span text:style-name="T1">, </text:span><text:span text:style-name="T5">help</text:span>=<text:span text:style-name="T3">"aspect ratio of output images (width/height)"</text:span>)</text:p>
      <text:p text:style-name="P3">parser.add_argument(<text:span text:style-name="T3">"--lab_colorization"</text:span><text:span text:style-name="T1">, </text:span><text:span text:style-name="T5">action</text:span>=<text:span text:style-name="T3">"store_true"</text:span><text:span text:style-name="T1">, </text:span><text:span text:style-name="T5">help</text:span>=<text:span text:style-name="T3">"split input image into brightness (A) and color (B)"</text:span>)</text:p>
      <text:p text:style-name="P3">parser.add_argument(<text:span text:style-name="T3">"--batch_size"</text:span><text:span text:style-name="T1">, </text:span><text:span text:style-name="T5">type</text:span>=<text:span text:style-name="T7">int</text:span><text:span text:style-name="T1">, </text:span><text:span text:style-name="T5">default</text:span>=<text:span text:style-name="T9">1</text:span><text:span text:style-name="T1">, </text:span><text:span text:style-name="T5">help</text:span>=<text:span text:style-name="T3">"number of images in batch"</text:span>)</text:p>
      <text:p text:style-name="P3">parser.add_argument(<text:span text:style-name="T3">"--which_direction"</text:span><text:span text:style-name="T1">, </text:span><text:span text:style-name="T5">type</text:span>=<text:span text:style-name="T7">str</text:span><text:span text:style-name="T1">, </text:span><text:span text:style-name="T5">default</text:span>=<text:span text:style-name="T3">"AtoB"</text:span><text:span text:style-name="T1">, </text:span><text:span text:style-name="T5">choices</text:span>=[<text:span text:style-name="T3">"AtoB"</text:span><text:span text:style-name="T1">, </text:span><text:span text:style-name="T3">"BtoA"</text:span>])</text:p>
      <text:p text:style-name="P3">parser.add_argument(<text:span text:style-name="T3">"--ngf"</text:span><text:span text:style-name="T1">, </text:span><text:span text:style-name="T5">type</text:span>=<text:span text:style-name="T7">int</text:span><text:span text:style-name="T1">, </text:span><text:span text:style-name="T5">default</text:span>=<text:span text:style-name="T9">64</text:span><text:span text:style-name="T1">, </text:span><text:span text:style-name="T5">help</text:span>=<text:span text:style-name="T3">"number of generator filters in first conv layer"</text:span>)</text:p>
      <text:p text:style-name="P3">parser.add_argument(<text:span text:style-name="T3">"--ndf"</text:span><text:span text:style-name="T1">, </text:span><text:span text:style-name="T5">type</text:span>=<text:span text:style-name="T7">int</text:span><text:span text:style-name="T1">, </text:span><text:span text:style-name="T5">default</text:span>=<text:span text:style-name="T9">64</text:span><text:span text:style-name="T1">, </text:span><text:span text:style-name="T5">help</text:span>=<text:span text:style-name="T3">"number of discriminator filters in first conv layer"</text:span>)</text:p>
      <text:p text:style-name="P3">parser.add_argument(<text:span text:style-name="T3">"--scale_size"</text:span><text:span text:style-name="T1">, </text:span><text:span text:style-name="T5">type</text:span>=<text:span text:style-name="T7">int</text:span><text:span text:style-name="T1">, </text:span><text:span text:style-name="T5">default</text:span>=<text:span text:style-name="T9">286</text:span><text:span text:style-name="T1">, </text:span><text:span text:style-name="T5">help</text:span>=<text:span text:style-name="T3">"scale images to this size before cropping to 256x256"</text:span>)</text:p>
      <text:p text:style-name="P3">parser.add_argument(<text:span text:style-name="T3">"--flip"</text:span><text:span text:style-name="T1">, </text:span><text:span text:style-name="T5">dest</text:span>=<text:span text:style-name="T3">"flip"</text:span><text:span text:style-name="T1">, </text:span><text:span text:style-name="T5">action</text:span>=<text:span text:style-name="T3">"store_true"</text:span><text:span text:style-name="T1">, </text:span><text:span text:style-name="T5">help</text:span>=<text:span text:style-name="T3">"flip images horizontally"</text:span>)</text:p>
      <text:p text:style-name="P3">parser.add_argument(<text:span text:style-name="T3">"--no_flip"</text:span><text:span text:style-name="T1">, </text:span><text:span text:style-name="T5">dest</text:span>=<text:span text:style-name="T3">"flip"</text:span><text:span text:style-name="T1">, </text:span><text:span text:style-name="T5">action</text:span>=<text:span text:style-name="T3">"store_false"</text:span><text:span text:style-name="T1">, </text:span><text:span text:style-name="T5">help</text:span>=<text:span text:style-name="T3">"don't flip images horizontally"</text:span>)</text:p>
      <text:p text:style-name="P3">parser.set_defaults(<text:span text:style-name="T5">flip</text:span>=<text:span text:style-name="T7">True</text:span>)</text:p>
      <text:p text:style-name="P3">parser.add_argument(<text:span text:style-name="T3">"--lr"</text:span><text:span text:style-name="T1">, </text:span><text:span text:style-name="T5">type</text:span>=<text:span text:style-name="T7">float</text:span><text:span text:style-name="T1">, </text:span><text:span text:style-name="T5">default</text:span>=<text:span text:style-name="T9">0.0002</text:span><text:span text:style-name="T1">, </text:span><text:span text:style-name="T5">help</text:span>=<text:span text:style-name="T3">"initial learning rate for adam"</text:span>)</text:p>
      <text:p text:style-name="P3">parser.add_argument(<text:span text:style-name="T3">"--beta1"</text:span><text:span text:style-name="T1">, </text:span><text:span text:style-name="T5">type</text:span>=<text:span text:style-name="T7">float</text:span><text:span text:style-name="T1">, </text:span><text:span text:style-name="T5">default</text:span>=<text:span text:style-name="T9">0.5</text:span><text:span text:style-name="T1">, </text:span><text:span text:style-name="T5">help</text:span>=<text:span text:style-name="T3">"momentum term of adam"</text:span>)</text:p>
      <text:p text:style-name="P3">parser.add_argument(<text:span text:style-name="T3">"--l1_weight"</text:span><text:span text:style-name="T1">, </text:span><text:span text:style-name="T5">type</text:span>=<text:span text:style-name="T7">float</text:span><text:span text:style-name="T1">, </text:span><text:span text:style-name="T5">default</text:span>=<text:span text:style-name="T9">100.0</text:span><text:span text:style-name="T1">, </text:span><text:span text:style-name="T5">help</text:span>=<text:span text:style-name="T3">"weight on L1 term for generator gradient"</text:span>)</text:p>
      <text:p text:style-name="P3">parser.add_argument(<text:span text:style-name="T3">"--gan_weight"</text:span><text:span text:style-name="T1">, </text:span><text:span text:style-name="T5">type</text:span>=<text:span text:style-name="T7">float</text:span><text:span text:style-name="T1">, </text:span><text:span text:style-name="T5">default</text:span>=<text:span text:style-name="T9">1.0</text:span><text:span text:style-name="T1">, </text:span><text:span text:style-name="T5">help</text:span>=<text:span text:style-name="T3">"weight on GAN term for generator gradient"</text:span>)</text:p>
      <text:p text:style-name="P5"># export options</text:p>
      <text:p text:style-name="P3">parser.add_argument(<text:span text:style-name="T3">"--output_filetype"</text:span><text:span text:style-name="T1">, </text:span><text:span text:style-name="T5">default</text:span>=<text:span text:style-name="T3">"png"</text:span><text:span text:style-name="T1">, </text:span><text:span text:style-name="T5">choices</text:span>=[<text:span text:style-name="T3">"png"</text:span><text:span text:style-name="T1">, </text:span><text:span text:style-name="T3">"jpeg"</text:span>])</text:p>
      <text:p text:style-name="P3"><text:soft-page-break/>a = parser.parse_args()</text:p>
      <text:p text:style-name="P3">EPS = <text:span text:style-name="T9">1e-12</text:span></text:p>
      <text:p text:style-name="P3">CROP_SIZE = <text:span text:style-name="T9">256</text:span></text:p>
      <text:p text:style-name="P3">Examples = collections.namedtuple(<text:span text:style-name="T3">"Examples"</text:span><text:span text:style-name="T1">, </text:span><text:span text:style-name="T3">"paths, inputs, targets, count, steps_per_epoch"</text:span>)</text:p>
      <text:p text:style-name="P3">Model = collections.namedtuple(<text:span text:style-name="T3">"Model"</text:span><text:span text:style-name="T1">, </text:span><text:span text:style-name="T3">"outputs, predict_real, predict_fake, discrim_loss, discrim_grads_and_vars, gen_loss_GAN, gen_loss_L1, gen_grads_and_vars, train"</text:span>)</text:p>
      <text:p text:style-name="P3"><text:span text:style-name="T1">def </text:span><text:span text:style-name="T11">preprocess</text:span>(image):</text:p>
      <text:p text:style-name="P2"><text:s text:c="4"/><text:span text:style-name="T2">with </text:span><text:span text:style-name="T13">tf.name_scope(</text:span><text:span text:style-name="T4">"preprocess"</text:span><text:span text:style-name="T13">):</text:span></text:p>
      <text:p text:style-name="P2"><text:s text:c="8"/><text:span text:style-name="T15"># [0, 1] =&gt; [-1, 1]</text:span></text:p>
      <text:p text:style-name="P2"><text:span text:style-name="T14"><text:s text:c="8"/></text:span><text:span text:style-name="T2">return </text:span><text:span text:style-name="T13">image * </text:span><text:span text:style-name="T10">2 </text:span><text:span text:style-name="T13">- </text:span><text:span text:style-name="T10">1</text:span></text:p>
      <text:p text:style-name="P3"><text:span text:style-name="T1">def </text:span><text:span text:style-name="T11">deprocess</text:span>(image):</text:p>
      <text:p text:style-name="P2"><text:s text:c="4"/><text:span text:style-name="T2">with </text:span><text:span text:style-name="T13">tf.name_scope(</text:span><text:span text:style-name="T4">"deprocess"</text:span><text:span text:style-name="T13">):</text:span></text:p>
      <text:p text:style-name="P2"><text:s text:c="8"/><text:span text:style-name="T15"># [-1, 1] =&gt; [0, 1]</text:span></text:p>
      <text:p text:style-name="P2"><text:span text:style-name="T14"><text:s text:c="8"/></text:span><text:span text:style-name="T2">return </text:span><text:span text:style-name="T13">(image + </text:span><text:span text:style-name="T10">1</text:span><text:span text:style-name="T13">) / </text:span><text:span text:style-name="T10">2</text:span></text:p>
      <text:p text:style-name="P3"><text:span text:style-name="T1">def </text:span><text:span text:style-name="T11">preprocess_lab</text:span>(lab):</text:p>
      <text:p text:style-name="P2"><text:s text:c="4"/><text:span text:style-name="T2">with </text:span><text:span text:style-name="T13">tf.name_scope(</text:span><text:span text:style-name="T4">"preprocess_lab"</text:span><text:span text:style-name="T13">):</text:span></text:p>
      <text:p text:style-name="P2"><text:s text:c="8"/><text:span text:style-name="T13">L_chan</text:span><text:span text:style-name="T2">, </text:span><text:span text:style-name="T13">a_chan</text:span><text:span text:style-name="T2">, </text:span><text:span text:style-name="T13">b_chan = tf.unstack(lab</text:span><text:span text:style-name="T2">, </text:span><text:span text:style-name="T6">axis</text:span><text:span text:style-name="T13">=</text:span><text:span text:style-name="T10">2</text:span><text:span text:style-name="T13">)</text:span></text:p>
      <text:p text:style-name="P2"><text:s text:c="8"/><text:span text:style-name="T15"># L_chan: black and white with input range [0, 100]</text:span></text:p>
      <text:p text:style-name="P4"><text:s text:c="8"/><text:span text:style-name="T13"># a_chan/b_chan: color channels with input range ~[-110, 110], not exact</text:span></text:p>
      <text:p text:style-name="P4"><text:s text:c="8"/><text:span text:style-name="T13"># [0, 100] =&gt; [-1, 1], <text:s/>~[-110, 110] =&gt; [-1, 1]</text:span></text:p>
      <text:p text:style-name="P2"><text:span text:style-name="T14"><text:s text:c="8"/></text:span><text:span text:style-name="T2">return </text:span><text:span text:style-name="T13">[L_chan / </text:span><text:span text:style-name="T10">50 </text:span><text:span text:style-name="T13">- </text:span><text:span text:style-name="T10">1</text:span><text:span text:style-name="T2">, </text:span><text:span text:style-name="T13">a_chan / </text:span><text:span text:style-name="T10">110</text:span><text:span text:style-name="T2">, </text:span><text:span text:style-name="T13">b_chan / </text:span><text:span text:style-name="T10">110</text:span><text:span text:style-name="T13">]</text:span></text:p>
      <text:p text:style-name="P3"><text:span text:style-name="T1">def </text:span><text:span text:style-name="T11">deprocess_lab</text:span>(L_chan<text:span text:style-name="T1">, </text:span>a_chan<text:span text:style-name="T1">, </text:span>b_chan):</text:p>
      <text:p text:style-name="P2"><text:s text:c="4"/><text:span text:style-name="T2">with </text:span><text:span text:style-name="T13">tf.name_scope(</text:span><text:span text:style-name="T4">"deprocess_lab"</text:span><text:span text:style-name="T13">):</text:span></text:p>
      <text:p text:style-name="P2"><text:s text:c="8"/><text:span text:style-name="T15"># this is axis=3 instead of axis=2 because we process individual images but deprocess batches</text:span></text:p>
      <text:p text:style-name="P2"><text:span text:style-name="T14"><text:s text:c="8"/></text:span><text:span text:style-name="T2">return </text:span><text:span text:style-name="T13">tf.stack([(L_chan + </text:span><text:span text:style-name="T10">1</text:span><text:span text:style-name="T13">) / </text:span><text:span text:style-name="T10">2 </text:span><text:span text:style-name="T13">* </text:span><text:span text:style-name="T10">100</text:span><text:span text:style-name="T2">, </text:span><text:span text:style-name="T13">a_chan * </text:span><text:span text:style-name="T10">110</text:span><text:span text:style-name="T2">, </text:span><text:span text:style-name="T13">b_chan * </text:span><text:span text:style-name="T10">110</text:span><text:span text:style-name="T13">]</text:span><text:span text:style-name="T2">, </text:span><text:span text:style-name="T6">axis</text:span><text:span text:style-name="T13">=</text:span><text:span text:style-name="T10">3</text:span><text:span text:style-name="T13">)</text:span></text:p>
      <text:p text:style-name="P3"><text:span text:style-name="T1">def </text:span><text:span text:style-name="T11">augment</text:span>(image<text:span text:style-name="T1">, </text:span>brightness):</text:p>
      <text:p text:style-name="P2"><text:s text:c="4"/><text:span text:style-name="T15"># (a, b) color channels, combine with L channel and convert to rgb</text:span></text:p>
      <text:p text:style-name="P2"><text:span text:style-name="T14"><text:s text:c="4"/></text:span><text:span text:style-name="T13">a_chan</text:span><text:span text:style-name="T2">, </text:span><text:span text:style-name="T13">b_chan = tf.unstack(image</text:span><text:span text:style-name="T2">, </text:span><text:span text:style-name="T6">axis</text:span><text:span text:style-name="T13">=</text:span><text:span text:style-name="T10">3</text:span><text:span text:style-name="T13">)</text:span></text:p>
      <text:p text:style-name="P2"><text:s text:c="4"/><text:span text:style-name="T13">L_chan = tf.squeeze(brightness</text:span><text:span text:style-name="T2">, </text:span><text:span text:style-name="T6">axis</text:span><text:span text:style-name="T13">=</text:span><text:span text:style-name="T10">3</text:span><text:span text:style-name="T13">)</text:span></text:p>
      <text:p text:style-name="P2"><text:s text:c="4"/><text:span text:style-name="T13">lab = deprocess_lab(L_chan</text:span><text:span text:style-name="T2">, </text:span><text:span text:style-name="T13">a_chan</text:span><text:span text:style-name="T2">, </text:span><text:span text:style-name="T13">b_chan)</text:span></text:p>
      <text:p text:style-name="P2"><text:s text:c="4"/><text:span text:style-name="T13">rgb = lab_to_rgb(lab)</text:span></text:p>
      <text:p text:style-name="P2"><text:s text:c="4"/><text:span text:style-name="T2">return </text:span><text:span text:style-name="T13">rgb</text:span></text:p>
      <text:p text:style-name="P3"><text:span text:style-name="T1">def </text:span><text:span text:style-name="T11">discrim_conv</text:span>(batch_input<text:span text:style-name="T1">, </text:span>out_channels<text:span text:style-name="T1">, </text:span>stride):</text:p>
      <text:p text:style-name="P2"><text:s text:c="4"/><text:span text:style-name="T13">padded_input = tf.pad(batch_input</text:span><text:span text:style-name="T2">, </text:span><text:span text:style-name="T13">[[</text:span><text:span text:style-name="T10">0</text:span><text:span text:style-name="T2">, </text:span><text:span text:style-name="T10">0</text:span><text:span text:style-name="T13">]</text:span><text:span text:style-name="T2">, </text:span><text:span text:style-name="T13">[</text:span><text:span text:style-name="T10">1</text:span><text:span text:style-name="T2">, </text:span><text:span text:style-name="T10">1</text:span><text:span text:style-name="T13">]</text:span><text:span text:style-name="T2">, </text:span><text:span text:style-name="T13">[</text:span><text:span text:style-name="T10">1</text:span><text:span text:style-name="T2">, </text:span><text:span text:style-name="T10">1</text:span><text:span text:style-name="T13">]</text:span><text:span text:style-name="T2">, </text:span><text:span text:style-name="T13">[</text:span><text:span text:style-name="T10">0</text:span><text:span text:style-name="T2">, </text:span><text:span text:style-name="T10">0</text:span><text:span text:style-name="T13">]]</text:span><text:span text:style-name="T2">, </text:span><text:span text:style-name="T6">mode</text:span><text:span text:style-name="T13">=</text:span><text:span text:style-name="T4">"CONSTANT"</text:span><text:span text:style-name="T13">)</text:span></text:p>
      <text:p text:style-name="P2"><text:s text:c="4"/><text:span text:style-name="T2">return </text:span><text:span text:style-name="T13">tf.layers.conv2d(padded_input</text:span><text:span text:style-name="T2">, </text:span><text:span text:style-name="T13">out_channels</text:span><text:span text:style-name="T2">, </text:span><text:span text:style-name="T6">kernel_size</text:span><text:span text:style-name="T13">=</text:span><text:span text:style-name="T10">4</text:span><text:span text:style-name="T2">, </text:span><text:span text:style-name="T6">strides</text:span><text:span text:style-name="T13">=(stride</text:span><text:span text:style-name="T2">, </text:span><text:span text:style-name="T13">stride)</text:span><text:span text:style-name="T2">, </text:span><text:span text:style-name="T6">padding</text:span><text:span text:style-name="T13">=</text:span><text:span text:style-name="T4">"valid"</text:span><text:span text:style-name="T2">, </text:span><text:span text:style-name="T6">kernel_initializer</text:span><text:span text:style-name="T13">=tf.random_normal_initializer(</text:span><text:span text:style-name="T10">0</text:span><text:span text:style-name="T2">, </text:span><text:span text:style-name="T10">0.02</text:span><text:span text:style-name="T13">))</text:span></text:p>
      <text:p text:style-name="P3"><text:span text:style-name="T1">def </text:span><text:span text:style-name="T11">gen_conv</text:span>(batch_input<text:span text:style-name="T1">, </text:span>out_channels):</text:p>
      <text:p text:style-name="P2"><text:s text:c="4"/><text:span text:style-name="T15"># [batch, in_height, in_width, in_channels] =&gt; [batch, out_height, out_width, out_channels]</text:span></text:p>
      <text:p text:style-name="P2"><text:span text:style-name="T14"><text:s text:c="4"/></text:span><text:span text:style-name="T13">initializer = tf.random_normal_initializer(</text:span><text:span text:style-name="T10">0</text:span><text:span text:style-name="T2">, </text:span><text:span text:style-name="T10">0.02</text:span><text:span text:style-name="T13">)</text:span></text:p>
      <text:p text:style-name="P2"><text:s text:c="4"/><text:span text:style-name="T2">if </text:span><text:span text:style-name="T13">a.separable_conv:</text:span></text:p>
      <text:p text:style-name="P2"><text:s text:c="8"/><text:span text:style-name="T2">return </text:span><text:span text:style-name="T13">tf.layers.separable_conv2d(batch_input</text:span><text:span text:style-name="T2">, </text:span><text:span text:style-name="T13">out_channels</text:span><text:span text:style-name="T2">, </text:span><text:span text:style-name="T6">kernel_size</text:span><text:span text:style-name="T13">=</text:span><text:span text:style-name="T10">4</text:span><text:span text:style-name="T2">, </text:span><text:span text:style-name="T6">strides</text:span><text:span text:style-name="T13">=(</text:span><text:span text:style-name="T10">2</text:span><text:span text:style-name="T2">, </text:span><text:span text:style-name="T10">2</text:span><text:span text:style-name="T13">)</text:span><text:span text:style-name="T2">, </text:span><text:span text:style-name="T6">padding</text:span><text:span text:style-name="T13">=</text:span><text:span text:style-name="T4">"same"</text:span><text:span text:style-name="T2">, </text:span><text:span text:style-name="T6">depthwise_initializer</text:span><text:span text:style-name="T13">=initializer</text:span><text:span text:style-name="T2">, </text:span><text:span text:style-name="T6">pointwise_initializer</text:span><text:span text:style-name="T13">=initializer)</text:span></text:p>
      <text:p text:style-name="P2"><text:s text:c="4"/><text:span text:style-name="T2">else</text:span><text:span text:style-name="T13">:</text:span></text:p>
      <text:p text:style-name="P2"><text:s text:c="8"/><text:span text:style-name="T2">return </text:span><text:span text:style-name="T13">tf.layers.conv2d(batch_input</text:span><text:span text:style-name="T2">, </text:span><text:span text:style-name="T13">out_channels</text:span><text:span text:style-name="T2">, </text:span><text:span text:style-name="T6">kernel_size</text:span><text:span text:style-name="T13">=</text:span><text:span text:style-name="T10">4</text:span><text:span text:style-name="T2">, </text:span><text:span text:style-name="T6">strides</text:span><text:span text:style-name="T13">=(</text:span><text:span text:style-name="T10">2</text:span><text:span text:style-name="T2">, </text:span><text:span text:style-name="T10">2</text:span><text:span text:style-name="T13">)</text:span><text:span text:style-name="T2">, </text:span><text:span text:style-name="T6">padding</text:span><text:span text:style-name="T13">=</text:span><text:span text:style-name="T4">"same"</text:span><text:span text:style-name="T2">, </text:span><text:span text:style-name="T6">kernel_initializer</text:span><text:span text:style-name="T13">=initializer)</text:span></text:p>
      <text:p text:style-name="P3"><text:span text:style-name="T1">def </text:span><text:span text:style-name="T11">gen_deconv</text:span>(batch_input<text:span text:style-name="T1">, </text:span>out_channels):</text:p>
      <text:p text:style-name="P2"><text:s text:c="4"/><text:span text:style-name="T15"># [batch, in_height, in_width, in_channels] =&gt; [batch, out_height, out_width, out_channels]</text:span></text:p>
      <text:p text:style-name="P2"><text:span text:style-name="T14"><text:s text:c="4"/></text:span><text:span text:style-name="T13">initializer = tf.random_normal_initializer(</text:span><text:span text:style-name="T10">0</text:span><text:span text:style-name="T2">, </text:span><text:span text:style-name="T10">0.02</text:span><text:span text:style-name="T13">)</text:span></text:p>
      <text:p text:style-name="P2"><text:s text:c="4"/><text:span text:style-name="T2">if </text:span><text:span text:style-name="T13">a.separable_conv:</text:span></text:p>
      <text:p text:style-name="P2"><text:s text:c="8"/><text:span text:style-name="T13">_b</text:span><text:span text:style-name="T2">, </text:span><text:span text:style-name="T13">h</text:span><text:span text:style-name="T2">, </text:span><text:span text:style-name="T13">w</text:span><text:span text:style-name="T2">, </text:span><text:span text:style-name="T13">_c = batch_input.shape</text:span></text:p>
      <text:p text:style-name="P2"><text:s text:c="8"/><text:span text:style-name="T13">resized_input = tf.image.resize_images(batch_input</text:span><text:span text:style-name="T2">, </text:span><text:span text:style-name="T13">[h * </text:span><text:span text:style-name="T10">2</text:span><text:span text:style-name="T2">, </text:span><text:span text:style-name="T13">w * </text:span><text:span text:style-name="T10">2</text:span><text:span text:style-name="T13">]</text:span><text:span text:style-name="T2">, </text:span><text:span text:style-name="T6">method</text:span><text:span text:style-name="T13">=tf.image.ResizeMethod.NEAREST_NEIGHBOR)</text:span></text:p>
      <text:p text:style-name="P2"><text:s text:c="8"/><text:span text:style-name="T2">return </text:span><text:span text:style-name="T13">tf.layers.separable_conv2d(resized_input</text:span><text:span text:style-name="T2">, </text:span><text:span text:style-name="T13">out_channels</text:span><text:span text:style-name="T2">, </text:span><text:span text:style-name="T6">kernel_size</text:span><text:span text:style-name="T13">=</text:span><text:span text:style-name="T10">4</text:span><text:span text:style-name="T2">, </text:span><text:span text:style-name="T6">strides</text:span><text:span text:style-name="T13">=(</text:span><text:span text:style-name="T10">1</text:span><text:span text:style-name="T2">, </text:span><text:span text:style-name="T10">1</text:span><text:span text:style-name="T13">)</text:span><text:span text:style-name="T2">, </text:span><text:span text:style-name="T6">padding</text:span><text:span text:style-name="T13">=</text:span><text:span text:style-name="T4">"same"</text:span><text:span text:style-name="T2">, </text:span><text:span text:style-name="T6">depthwise_initializer</text:span><text:span text:style-name="T13">=initializer</text:span><text:span text:style-name="T2">, </text:span><text:span text:style-name="T6">pointwise_initializer</text:span><text:span text:style-name="T13">=initializer)</text:span></text:p>
      <text:p text:style-name="P2"><text:s text:c="4"/><text:span text:style-name="T2">else</text:span><text:span text:style-name="T13">:</text:span></text:p>
      <text:p text:style-name="P2"><text:soft-page-break/><text:s text:c="8"/><text:span text:style-name="T2">return </text:span><text:span text:style-name="T13">tf.layers.conv2d_transpose(batch_input</text:span><text:span text:style-name="T2">, </text:span><text:span text:style-name="T13">out_channels</text:span><text:span text:style-name="T2">, </text:span><text:span text:style-name="T6">kernel_size</text:span><text:span text:style-name="T13">=</text:span><text:span text:style-name="T10">4</text:span><text:span text:style-name="T2">, </text:span><text:span text:style-name="T6">strides</text:span><text:span text:style-name="T13">=(</text:span><text:span text:style-name="T10">2</text:span><text:span text:style-name="T2">, </text:span><text:span text:style-name="T10">2</text:span><text:span text:style-name="T13">)</text:span><text:span text:style-name="T2">, </text:span><text:span text:style-name="T6">padding</text:span><text:span text:style-name="T13">=</text:span><text:span text:style-name="T4">"same"</text:span><text:span text:style-name="T2">, </text:span><text:span text:style-name="T6">kernel_initializer</text:span><text:span text:style-name="T13">=initializer)</text:span></text:p>
      <text:p text:style-name="P3"><text:span text:style-name="T1">def </text:span><text:span text:style-name="T11">lrelu</text:span>(x<text:span text:style-name="T1">, </text:span>a):</text:p>
      <text:p text:style-name="P2"><text:s text:c="4"/><text:span text:style-name="T2">with </text:span><text:span text:style-name="T13">tf.name_scope(</text:span><text:span text:style-name="T4">"lrelu"</text:span><text:span text:style-name="T13">):</text:span></text:p>
      <text:p text:style-name="P2"><text:s text:c="8"/><text:span text:style-name="T15"># adding these together creates the leak part and linear part</text:span></text:p>
      <text:p text:style-name="P4"><text:s text:c="8"/><text:span text:style-name="T13"># then cancels them out by subtracting/adding an absolute value term</text:span></text:p>
      <text:p text:style-name="P4"><text:s text:c="8"/><text:span text:style-name="T13"># leak: a*x/2 - a*abs(x)/2</text:span></text:p>
      <text:p text:style-name="P4"><text:s text:c="8"/><text:span text:style-name="T13"># linear: x/2 + abs(x)/2</text:span></text:p>
      <text:p text:style-name="P4"><text:s text:c="8"/><text:span text:style-name="T13"># this block looks like it has 2 inputs on the graph unless we do this</text:span></text:p>
      <text:p text:style-name="P2"><text:span text:style-name="T14"><text:s text:c="8"/></text:span><text:span text:style-name="T13">x = tf.identity(x)</text:span></text:p>
      <text:p text:style-name="P2"><text:s text:c="8"/><text:span text:style-name="T2">return </text:span><text:span text:style-name="T13">(</text:span><text:span text:style-name="T10">0.5 </text:span><text:span text:style-name="T13">* (</text:span><text:span text:style-name="T10">1 </text:span><text:span text:style-name="T13">+ a)) * x + (</text:span><text:span text:style-name="T10">0.5 </text:span><text:span text:style-name="T13">* (</text:span><text:span text:style-name="T10">1 </text:span><text:span text:style-name="T13">- a)) * tf.abs(x)</text:span></text:p>
      <text:p text:style-name="P3"><text:span text:style-name="T1">def </text:span><text:span text:style-name="T11">batchnorm</text:span>(inputs):</text:p>
      <text:p text:style-name="P2"><text:s text:c="4"/><text:span text:style-name="T2">return </text:span><text:span text:style-name="T13">tf.layers.batch_normalization(inputs</text:span><text:span text:style-name="T2">, </text:span><text:span text:style-name="T6">axis</text:span><text:span text:style-name="T13">=</text:span><text:span text:style-name="T10">3</text:span><text:span text:style-name="T2">, </text:span><text:span text:style-name="T6">epsilon</text:span><text:span text:style-name="T13">=</text:span><text:span text:style-name="T10">1e-5</text:span><text:span text:style-name="T2">, </text:span><text:span text:style-name="T6">momentum</text:span><text:span text:style-name="T13">=</text:span><text:span text:style-name="T10">0.1</text:span><text:span text:style-name="T2">, </text:span><text:span text:style-name="T6">training</text:span><text:span text:style-name="T13">=</text:span><text:span text:style-name="T8">True</text:span><text:span text:style-name="T2">, </text:span><text:span text:style-name="T6">gamma_initializer</text:span><text:span text:style-name="T13">=tf.random_normal_initializer(</text:span><text:span text:style-name="T10">1.0</text:span><text:span text:style-name="T2">, </text:span><text:span text:style-name="T10">0.02</text:span><text:span text:style-name="T13">))</text:span></text:p>
      <text:p text:style-name="P3"><text:span text:style-name="T1">def </text:span><text:span text:style-name="T11">check_image</text:span>(image):</text:p>
      <text:p text:style-name="P2"><text:s text:c="4"/><text:span text:style-name="T13">assertion = tf.assert_equal(tf.shape(image)[-</text:span><text:span text:style-name="T10">1</text:span><text:span text:style-name="T13">]</text:span><text:span text:style-name="T2">, </text:span><text:span text:style-name="T10">3</text:span><text:span text:style-name="T2">, </text:span><text:span text:style-name="T6">message</text:span><text:span text:style-name="T13">=</text:span><text:span text:style-name="T4">"image must have 3 color channels"</text:span><text:span text:style-name="T13">)</text:span></text:p>
      <text:p text:style-name="P2"><text:s text:c="4"/><text:span text:style-name="T2">with </text:span><text:span text:style-name="T13">tf.control_dependencies([assertion]):</text:span></text:p>
      <text:p text:style-name="P2"><text:s text:c="8"/><text:span text:style-name="T13">image = tf.identity(image)</text:span></text:p>
      <text:p text:style-name="P2"><text:s text:c="4"/><text:span text:style-name="T2">if </text:span><text:span text:style-name="T13">image.get_shape().ndims </text:span><text:span text:style-name="T2">not in </text:span><text:span text:style-name="T13">(</text:span><text:span text:style-name="T10">3</text:span><text:span text:style-name="T2">, </text:span><text:span text:style-name="T10">4</text:span><text:span text:style-name="T13">):</text:span></text:p>
      <text:p text:style-name="P2"><text:s text:c="8"/><text:span text:style-name="T2">raise </text:span><text:span text:style-name="T8">ValueError</text:span><text:span text:style-name="T13">(</text:span><text:span text:style-name="T4">"image must be either 3 or 4 dimensions"</text:span><text:span text:style-name="T13">)</text:span></text:p>
      <text:p text:style-name="P2"><text:s text:c="4"/><text:span text:style-name="T15"># make the last dimension 3 so that you can unstack the colors</text:span></text:p>
      <text:p text:style-name="P2"><text:span text:style-name="T14"><text:s text:c="4"/></text:span><text:span text:style-name="T13">shape = </text:span><text:span text:style-name="T8">list</text:span><text:span text:style-name="T13">(image.get_shape())</text:span></text:p>
      <text:p text:style-name="P2"><text:s text:c="4"/><text:span text:style-name="T13">shape[-</text:span><text:span text:style-name="T10">1</text:span><text:span text:style-name="T13">] = </text:span><text:span text:style-name="T10">3</text:span></text:p>
      <text:p text:style-name="P2"><text:span text:style-name="T9"><text:s text:c="4"/></text:span><text:span text:style-name="T13">image.set_shape(shape)</text:span></text:p>
      <text:p text:style-name="P2"><text:s text:c="4"/><text:span text:style-name="T2">return </text:span><text:span text:style-name="T13">image</text:span></text:p>
      <text:p text:style-name="P5"># based on https://github.com/torch/image/blob/9f65c30167b2048ecbe8b7befdc6b2d6d12baee9/generic/image.c</text:p>
      <text:p text:style-name="P3"><text:span text:style-name="T1">def </text:span><text:span text:style-name="T11">rgb_to_lab</text:span>(srgb):</text:p>
      <text:p text:style-name="P2"><text:s text:c="4"/><text:span text:style-name="T2">with </text:span><text:span text:style-name="T13">tf.name_scope(</text:span><text:span text:style-name="T4">"rgb_to_lab"</text:span><text:span text:style-name="T13">):</text:span></text:p>
      <text:p text:style-name="P2"><text:s text:c="8"/><text:span text:style-name="T13">srgb = check_image(srgb)</text:span></text:p>
      <text:p text:style-name="P2"><text:s text:c="8"/><text:span text:style-name="T13">srgb_pixels = tf.reshape(srgb</text:span><text:span text:style-name="T2">, </text:span><text:span text:style-name="T13">[-</text:span><text:span text:style-name="T10">1</text:span><text:span text:style-name="T2">, </text:span><text:span text:style-name="T10">3</text:span><text:span text:style-name="T13">])</text:span></text:p>
      <text:p text:style-name="P2"><text:s text:c="8"/><text:span text:style-name="T2">with </text:span><text:span text:style-name="T13">tf.name_scope(</text:span><text:span text:style-name="T4">"srgb_to_xyz"</text:span><text:span text:style-name="T13">):</text:span></text:p>
      <text:p text:style-name="P2"><text:s text:c="12"/><text:span text:style-name="T13">linear_mask = tf.cast(srgb_pixels &lt;= </text:span><text:span text:style-name="T10">0.04045</text:span><text:span text:style-name="T2">, </text:span><text:span text:style-name="T6">dtype</text:span><text:span text:style-name="T13">=tf.float32)</text:span></text:p>
      <text:p text:style-name="P2"><text:s text:c="12"/><text:span text:style-name="T13">exponential_mask = tf.cast(srgb_pixels &gt; </text:span><text:span text:style-name="T10">0.04045</text:span><text:span text:style-name="T2">, </text:span><text:span text:style-name="T6">dtype</text:span><text:span text:style-name="T13">=tf.float32)</text:span></text:p>
      <text:p text:style-name="P2"><text:s text:c="12"/><text:span text:style-name="T13">rgb_pixels = (srgb_pixels / </text:span><text:span text:style-name="T10">12.92 </text:span><text:span text:style-name="T13">* linear_mask) + (((srgb_pixels + </text:span><text:span text:style-name="T10">0.055</text:span><text:span text:style-name="T13">) / </text:span><text:span text:style-name="T10">1.055</text:span><text:span text:style-name="T13">) ** </text:span><text:span text:style-name="T10">2.4</text:span><text:span text:style-name="T13">) * exponential_mask</text:span></text:p>
      <text:p text:style-name="P2"><text:s text:c="12"/><text:span text:style-name="T13">rgb_to_xyz = tf.constant([</text:span></text:p>
      <text:p text:style-name="P2"><text:s text:c="16"/><text:span text:style-name="T15"># <text:s text:c="3"/>X <text:s text:c="7"/>Y <text:s text:c="9"/>Z</text:span></text:p>
      <text:p text:style-name="P2"><text:span text:style-name="T14"><text:s text:c="16"/></text:span><text:span text:style-name="T13">[</text:span><text:span text:style-name="T10">0.412453</text:span><text:span text:style-name="T2">, </text:span><text:span text:style-name="T10">0.212671</text:span><text:span text:style-name="T2">, </text:span><text:span text:style-name="T10">0.019334</text:span><text:span text:style-name="T13">]</text:span><text:span text:style-name="T2">, </text:span><text:span text:style-name="T15"># R</text:span></text:p>
      <text:p text:style-name="P2"><text:span text:style-name="T14"><text:s text:c="16"/></text:span><text:span text:style-name="T13">[</text:span><text:span text:style-name="T10">0.357580</text:span><text:span text:style-name="T2">, </text:span><text:span text:style-name="T10">0.715160</text:span><text:span text:style-name="T2">, </text:span><text:span text:style-name="T10">0.119193</text:span><text:span text:style-name="T13">]</text:span><text:span text:style-name="T2">, </text:span><text:span text:style-name="T15"># G</text:span></text:p>
      <text:p text:style-name="P2"><text:span text:style-name="T14"><text:s text:c="16"/></text:span><text:span text:style-name="T13">[</text:span><text:span text:style-name="T10">0.180423</text:span><text:span text:style-name="T2">, </text:span><text:span text:style-name="T10">0.072169</text:span><text:span text:style-name="T2">, </text:span><text:span text:style-name="T10">0.950227</text:span><text:span text:style-name="T13">]</text:span><text:span text:style-name="T2">, </text:span><text:span text:style-name="T15"># B</text:span></text:p>
      <text:p text:style-name="P2"><text:span text:style-name="T14"><text:s text:c="12"/></text:span><text:span text:style-name="T13">])</text:span></text:p>
      <text:p text:style-name="P2"><text:s text:c="12"/><text:span text:style-name="T13">xyz_pixels = tf.matmul(rgb_pixels</text:span><text:span text:style-name="T2">, </text:span><text:span text:style-name="T13">rgb_to_xyz)</text:span></text:p>
      <text:p text:style-name="P2"><text:s text:c="8"/><text:span text:style-name="T15"># https://en.wikipedia.org/wiki/Lab_color_space#CIELAB-CIEXYZ_conversions</text:span></text:p>
      <text:p text:style-name="P2"><text:span text:style-name="T14"><text:s text:c="8"/></text:span><text:span text:style-name="T2">with </text:span><text:span text:style-name="T13">tf.name_scope(</text:span><text:span text:style-name="T4">"xyz_to_cielab"</text:span><text:span text:style-name="T13">):</text:span></text:p>
      <text:p text:style-name="P2"><text:s text:c="12"/><text:span text:style-name="T15"># convert to fx = f(X/Xn), fy = f(Y/Yn), fz = f(Z/Zn)</text:span></text:p>
      <text:p text:style-name="P4"><text:s text:c="12"/><text:span text:style-name="T13"># normalize for D65 white point</text:span></text:p>
      <text:p text:style-name="P2"><text:span text:style-name="T14"><text:s text:c="12"/></text:span><text:span text:style-name="T13">xyz_normalized_pixels = tf.multiply(xyz_pixels</text:span><text:span text:style-name="T2">, </text:span><text:span text:style-name="T13">[</text:span><text:span text:style-name="T10">1</text:span><text:span text:style-name="T13">/</text:span><text:span text:style-name="T10">0.950456</text:span><text:span text:style-name="T2">, </text:span><text:span text:style-name="T10">1.0</text:span><text:span text:style-name="T2">, </text:span><text:span text:style-name="T10">1</text:span><text:span text:style-name="T13">/</text:span><text:span text:style-name="T10">1.088754</text:span><text:span text:style-name="T13">])</text:span></text:p>
      <text:p text:style-name="P2"><text:s text:c="12"/><text:span text:style-name="T13">epsilon = </text:span><text:span text:style-name="T10">6</text:span><text:span text:style-name="T13">/</text:span><text:span text:style-name="T10">29</text:span></text:p>
      <text:p text:style-name="P2"><text:span text:style-name="T9"><text:s text:c="12"/></text:span><text:span text:style-name="T13">linear_mask = tf.cast(xyz_normalized_pixels &lt;= (epsilon**</text:span><text:span text:style-name="T10">3</text:span><text:span text:style-name="T13">)</text:span><text:span text:style-name="T2">, </text:span><text:span text:style-name="T6">dtype</text:span><text:span text:style-name="T13">=tf.float32)</text:span></text:p>
      <text:p text:style-name="P2"><text:s text:c="12"/><text:span text:style-name="T13">exponential_mask = tf.cast(xyz_normalized_pixels &gt; (epsilon**</text:span><text:span text:style-name="T10">3</text:span><text:span text:style-name="T13">)</text:span><text:span text:style-name="T2">, </text:span><text:span text:style-name="T6">dtype</text:span><text:span text:style-name="T13">=tf.float32)</text:span></text:p>
      <text:p text:style-name="P2"><text:s text:c="12"/><text:span text:style-name="T13">fxfyfz_pixels = (xyz_normalized_pixels / (</text:span><text:span text:style-name="T10">3 </text:span><text:span text:style-name="T13">* epsilon**</text:span><text:span text:style-name="T10">2</text:span><text:span text:style-name="T13">) + </text:span><text:span text:style-name="T10">4</text:span><text:span text:style-name="T13">/</text:span><text:span text:style-name="T10">29</text:span><text:span text:style-name="T13">) * linear_mask + (xyz_normalized_pixels ** (</text:span><text:span text:style-name="T10">1</text:span><text:span text:style-name="T13">/</text:span><text:span text:style-name="T10">3</text:span><text:span text:style-name="T13">)) * exponential_mask</text:span></text:p>
      <text:p text:style-name="P2"><text:s text:c="12"/><text:span text:style-name="T15"># convert to lab</text:span></text:p>
      <text:p text:style-name="P2"><text:span text:style-name="T14"><text:s text:c="12"/></text:span><text:span text:style-name="T13">fxfyfz_to_lab = tf.constant([</text:span></text:p>
      <text:p text:style-name="P2"><text:s text:c="16"/><text:span text:style-name="T15"># <text:s/>l <text:s text:c="6"/>a <text:s text:c="6"/>b</text:span></text:p>
      <text:p text:style-name="P2"><text:span text:style-name="T14"><text:s text:c="16"/></text:span><text:span text:style-name="T13">[ <text:s/></text:span><text:span text:style-name="T10">0.0</text:span><text:span text:style-name="T2">, <text:s/></text:span><text:span text:style-name="T10">500.0</text:span><text:span text:style-name="T2">, <text:s text:c="3"/></text:span><text:span text:style-name="T10">0.0</text:span><text:span text:style-name="T13">]</text:span><text:span text:style-name="T2">, </text:span><text:span text:style-name="T15"># fx</text:span></text:p>
      <text:p text:style-name="P2"><text:span text:style-name="T14"><text:s text:c="16"/></text:span><text:span text:style-name="T13">[</text:span><text:span text:style-name="T10">116.0</text:span><text:span text:style-name="T2">, </text:span><text:span text:style-name="T13">-</text:span><text:span text:style-name="T10">500.0</text:span><text:span text:style-name="T2">, <text:s/></text:span><text:span text:style-name="T10">200.0</text:span><text:span text:style-name="T13">]</text:span><text:span text:style-name="T2">, </text:span><text:span text:style-name="T15"># fy</text:span></text:p>
      <text:p text:style-name="P2"><text:soft-page-break/><text:span text:style-name="T14"><text:s text:c="16"/></text:span><text:span text:style-name="T13">[ <text:s/></text:span><text:span text:style-name="T10">0.0</text:span><text:span text:style-name="T2">, <text:s text:c="3"/></text:span><text:span text:style-name="T10">0.0</text:span><text:span text:style-name="T2">, </text:span><text:span text:style-name="T13">-</text:span><text:span text:style-name="T10">200.0</text:span><text:span text:style-name="T13">]</text:span><text:span text:style-name="T2">, </text:span><text:span text:style-name="T15"># fz</text:span></text:p>
      <text:p text:style-name="P2"><text:span text:style-name="T14"><text:s text:c="12"/></text:span><text:span text:style-name="T13">])</text:span></text:p>
      <text:p text:style-name="P2"><text:s text:c="12"/><text:span text:style-name="T13">lab_pixels = tf.matmul(fxfyfz_pixels</text:span><text:span text:style-name="T2">, </text:span><text:span text:style-name="T13">fxfyfz_to_lab) + tf.constant([-</text:span><text:span text:style-name="T10">16.0</text:span><text:span text:style-name="T2">, </text:span><text:span text:style-name="T10">0.0</text:span><text:span text:style-name="T2">, </text:span><text:span text:style-name="T10">0.0</text:span><text:span text:style-name="T13">])</text:span></text:p>
      <text:p text:style-name="P2"><text:s text:c="8"/><text:span text:style-name="T2">return </text:span><text:span text:style-name="T13">tf.reshape(lab_pixels</text:span><text:span text:style-name="T2">, </text:span><text:span text:style-name="T13">tf.shape(srgb))</text:span></text:p>
      <text:p text:style-name="P3"><text:span text:style-name="T1">def </text:span><text:span text:style-name="T11">lab_to_rgb</text:span>(lab):</text:p>
      <text:p text:style-name="P2"><text:s text:c="4"/><text:span text:style-name="T2">with </text:span><text:span text:style-name="T13">tf.name_scope(</text:span><text:span text:style-name="T4">"lab_to_rgb"</text:span><text:span text:style-name="T13">):</text:span></text:p>
      <text:p text:style-name="P2"><text:s text:c="8"/><text:span text:style-name="T13">lab = check_image(lab)</text:span></text:p>
      <text:p text:style-name="P2"><text:s text:c="8"/><text:span text:style-name="T13">lab_pixels = tf.reshape(lab</text:span><text:span text:style-name="T2">, </text:span><text:span text:style-name="T13">[-</text:span><text:span text:style-name="T10">1</text:span><text:span text:style-name="T2">, </text:span><text:span text:style-name="T10">3</text:span><text:span text:style-name="T13">])</text:span></text:p>
      <text:p text:style-name="P2"><text:s text:c="8"/><text:span text:style-name="T15"># https://en.wikipedia.org/wiki/Lab_color_space#CIELAB-CIEXYZ_conversions</text:span></text:p>
      <text:p text:style-name="P2"><text:span text:style-name="T14"><text:s text:c="8"/></text:span><text:span text:style-name="T2">with </text:span><text:span text:style-name="T13">tf.name_scope(</text:span><text:span text:style-name="T4">"cielab_to_xyz"</text:span><text:span text:style-name="T13">):</text:span></text:p>
      <text:p text:style-name="P2"><text:s text:c="12"/><text:span text:style-name="T15"># convert to fxfyfz</text:span></text:p>
      <text:p text:style-name="P2"><text:span text:style-name="T14"><text:s text:c="12"/></text:span><text:span text:style-name="T13">lab_to_fxfyfz = tf.constant([</text:span></text:p>
      <text:p text:style-name="P2"><text:s text:c="16"/><text:span text:style-name="T15"># <text:s text:c="2"/>fx <text:s text:c="5"/>fy <text:s text:c="7"/>fz</text:span></text:p>
      <text:p text:style-name="P2"><text:span text:style-name="T14"><text:s text:c="16"/></text:span><text:span text:style-name="T13">[</text:span><text:span text:style-name="T10">1</text:span><text:span text:style-name="T13">/</text:span><text:span text:style-name="T10">116.0</text:span><text:span text:style-name="T2">, </text:span><text:span text:style-name="T10">1</text:span><text:span text:style-name="T13">/</text:span><text:span text:style-name="T10">116.0</text:span><text:span text:style-name="T2">, <text:s/></text:span><text:span text:style-name="T10">1</text:span><text:span text:style-name="T13">/</text:span><text:span text:style-name="T10">116.0</text:span><text:span text:style-name="T13">]</text:span><text:span text:style-name="T2">, </text:span><text:span text:style-name="T15"># l</text:span></text:p>
      <text:p text:style-name="P2"><text:span text:style-name="T14"><text:s text:c="16"/></text:span><text:span text:style-name="T13">[</text:span><text:span text:style-name="T10">1</text:span><text:span text:style-name="T13">/</text:span><text:span text:style-name="T10">500.0</text:span><text:span text:style-name="T2">, <text:s text:c="4"/></text:span><text:span text:style-name="T10">0.0</text:span><text:span text:style-name="T2">, <text:s text:c="5"/></text:span><text:span text:style-name="T10">0.0</text:span><text:span text:style-name="T13">]</text:span><text:span text:style-name="T2">, </text:span><text:span text:style-name="T15"># a</text:span></text:p>
      <text:p text:style-name="P2"><text:span text:style-name="T14"><text:s text:c="16"/></text:span><text:span text:style-name="T13">[ <text:s text:c="3"/></text:span><text:span text:style-name="T10">0.0</text:span><text:span text:style-name="T2">, <text:s text:c="4"/></text:span><text:span text:style-name="T10">0.0</text:span><text:span text:style-name="T2">, </text:span><text:span text:style-name="T13">-</text:span><text:span text:style-name="T10">1</text:span><text:span text:style-name="T13">/</text:span><text:span text:style-name="T10">200.0</text:span><text:span text:style-name="T13">]</text:span><text:span text:style-name="T2">, </text:span><text:span text:style-name="T15"># b</text:span></text:p>
      <text:p text:style-name="P2"><text:span text:style-name="T14"><text:s text:c="12"/></text:span><text:span text:style-name="T13">])</text:span></text:p>
      <text:p text:style-name="P2"><text:s text:c="12"/><text:span text:style-name="T13">fxfyfz_pixels = tf.matmul(lab_pixels + tf.constant([</text:span><text:span text:style-name="T10">16.0</text:span><text:span text:style-name="T2">, </text:span><text:span text:style-name="T10">0.0</text:span><text:span text:style-name="T2">, </text:span><text:span text:style-name="T10">0.0</text:span><text:span text:style-name="T13">])</text:span><text:span text:style-name="T2">, </text:span><text:span text:style-name="T13">lab_to_fxfyfz)</text:span></text:p>
      <text:p text:style-name="P2"><text:s text:c="12"/><text:span text:style-name="T15"># convert to xyz</text:span></text:p>
      <text:p text:style-name="P2"><text:span text:style-name="T14"><text:s text:c="12"/></text:span><text:span text:style-name="T13">epsilon = </text:span><text:span text:style-name="T10">6</text:span><text:span text:style-name="T13">/</text:span><text:span text:style-name="T10">29</text:span></text:p>
      <text:p text:style-name="P2"><text:span text:style-name="T9"><text:s text:c="12"/></text:span><text:span text:style-name="T13">linear_mask = tf.cast(fxfyfz_pixels &lt;= epsilon</text:span><text:span text:style-name="T2">, </text:span><text:span text:style-name="T6">dtype</text:span><text:span text:style-name="T13">=tf.float32)</text:span></text:p>
      <text:p text:style-name="P2"><text:s text:c="12"/><text:span text:style-name="T13">exponential_mask = tf.cast(fxfyfz_pixels &gt; epsilon</text:span><text:span text:style-name="T2">, </text:span><text:span text:style-name="T6">dtype</text:span><text:span text:style-name="T13">=tf.float32)</text:span></text:p>
      <text:p text:style-name="P2"><text:s text:c="12"/><text:span text:style-name="T13">xyz_pixels = (</text:span><text:span text:style-name="T10">3 </text:span><text:span text:style-name="T13">* epsilon**</text:span><text:span text:style-name="T10">2 </text:span><text:span text:style-name="T13">* (fxfyfz_pixels - </text:span><text:span text:style-name="T10">4</text:span><text:span text:style-name="T13">/</text:span><text:span text:style-name="T10">29</text:span><text:span text:style-name="T13">)) * linear_mask + (fxfyfz_pixels ** </text:span><text:span text:style-name="T10">3</text:span><text:span text:style-name="T13">) * exponential_mask</text:span></text:p>
      <text:p text:style-name="P2"><text:s text:c="12"/><text:span text:style-name="T15"># denormalize for D65 white point</text:span></text:p>
      <text:p text:style-name="P2"><text:span text:style-name="T14"><text:s text:c="12"/></text:span><text:span text:style-name="T13">xyz_pixels = tf.multiply(xyz_pixels</text:span><text:span text:style-name="T2">, </text:span><text:span text:style-name="T13">[</text:span><text:span text:style-name="T10">0.950456</text:span><text:span text:style-name="T2">, </text:span><text:span text:style-name="T10">1.0</text:span><text:span text:style-name="T2">, </text:span><text:span text:style-name="T10">1.088754</text:span><text:span text:style-name="T13">])</text:span></text:p>
      <text:p text:style-name="P2"><text:s text:c="8"/><text:span text:style-name="T2">with </text:span><text:span text:style-name="T13">tf.name_scope(</text:span><text:span text:style-name="T4">"xyz_to_srgb"</text:span><text:span text:style-name="T13">):</text:span></text:p>
      <text:p text:style-name="P2"><text:s text:c="12"/><text:span text:style-name="T13">xyz_to_rgb = tf.constant([</text:span></text:p>
      <text:p text:style-name="P2"><text:s text:c="16"/><text:span text:style-name="T15"># <text:s text:c="4"/>r <text:s text:c="10"/>g <text:s text:c="9"/>b</text:span></text:p>
      <text:p text:style-name="P2"><text:span text:style-name="T14"><text:s text:c="16"/></text:span><text:span text:style-name="T13">[ </text:span><text:span text:style-name="T10">3.2404542</text:span><text:span text:style-name="T2">, </text:span><text:span text:style-name="T13">-</text:span><text:span text:style-name="T10">0.9692660</text:span><text:span text:style-name="T2">, <text:s/></text:span><text:span text:style-name="T10">0.0556434</text:span><text:span text:style-name="T13">]</text:span><text:span text:style-name="T2">, </text:span><text:span text:style-name="T15"># x</text:span></text:p>
      <text:p text:style-name="P2"><text:span text:style-name="T14"><text:s text:c="16"/></text:span><text:span text:style-name="T13">[-</text:span><text:span text:style-name="T10">1.5371385</text:span><text:span text:style-name="T2">, <text:s/></text:span><text:span text:style-name="T10">1.8760108</text:span><text:span text:style-name="T2">, </text:span><text:span text:style-name="T13">-</text:span><text:span text:style-name="T10">0.2040259</text:span><text:span text:style-name="T13">]</text:span><text:span text:style-name="T2">, </text:span><text:span text:style-name="T15"># y</text:span></text:p>
      <text:p text:style-name="P2"><text:span text:style-name="T14"><text:s text:c="16"/></text:span><text:span text:style-name="T13">[-</text:span><text:span text:style-name="T10">0.4985314</text:span><text:span text:style-name="T2">, <text:s/></text:span><text:span text:style-name="T10">0.0415560</text:span><text:span text:style-name="T2">, <text:s/></text:span><text:span text:style-name="T10">1.0572252</text:span><text:span text:style-name="T13">]</text:span><text:span text:style-name="T2">, </text:span><text:span text:style-name="T15"># z</text:span></text:p>
      <text:p text:style-name="P2"><text:span text:style-name="T14"><text:s text:c="12"/></text:span><text:span text:style-name="T13">])</text:span></text:p>
      <text:p text:style-name="P2"><text:s text:c="12"/><text:span text:style-name="T13">rgb_pixels = tf.matmul(xyz_pixels</text:span><text:span text:style-name="T2">, </text:span><text:span text:style-name="T13">xyz_to_rgb)</text:span></text:p>
      <text:p text:style-name="P2"><text:s text:c="12"/><text:span text:style-name="T15"># avoid a slightly negative number messing up the conversion</text:span></text:p>
      <text:p text:style-name="P2"><text:span text:style-name="T14"><text:s text:c="12"/></text:span><text:span text:style-name="T13">rgb_pixels = tf.clip_by_value(rgb_pixels</text:span><text:span text:style-name="T2">, </text:span><text:span text:style-name="T10">0.0</text:span><text:span text:style-name="T2">, </text:span><text:span text:style-name="T10">1.0</text:span><text:span text:style-name="T13">)</text:span></text:p>
      <text:p text:style-name="P2"><text:s text:c="12"/><text:span text:style-name="T13">linear_mask = tf.cast(rgb_pixels &lt;= </text:span><text:span text:style-name="T10">0.0031308</text:span><text:span text:style-name="T2">, </text:span><text:span text:style-name="T6">dtype</text:span><text:span text:style-name="T13">=tf.float32)</text:span></text:p>
      <text:p text:style-name="P2"><text:s text:c="12"/><text:span text:style-name="T13">exponential_mask = tf.cast(rgb_pixels &gt; </text:span><text:span text:style-name="T10">0.0031308</text:span><text:span text:style-name="T2">, </text:span><text:span text:style-name="T6">dtype</text:span><text:span text:style-name="T13">=tf.float32)</text:span></text:p>
      <text:p text:style-name="P2"><text:s text:c="12"/><text:span text:style-name="T13">srgb_pixels = (rgb_pixels * </text:span><text:span text:style-name="T10">12.92 </text:span><text:span text:style-name="T13">* linear_mask) + ((rgb_pixels ** (</text:span><text:span text:style-name="T10">1</text:span><text:span text:style-name="T13">/</text:span><text:span text:style-name="T10">2.4</text:span><text:span text:style-name="T13">) * </text:span><text:span text:style-name="T10">1.055</text:span><text:span text:style-name="T13">) - </text:span><text:span text:style-name="T10">0.055</text:span><text:span text:style-name="T13">) * exponential_mask</text:span></text:p>
      <text:p text:style-name="P2"><text:s text:c="8"/><text:span text:style-name="T2">return </text:span><text:span text:style-name="T13">tf.reshape(srgb_pixels</text:span><text:span text:style-name="T2">, </text:span><text:span text:style-name="T13">tf.shape(lab))</text:span></text:p>
      <text:p text:style-name="P3"><text:span text:style-name="T1">def </text:span><text:span text:style-name="T11">load_examples</text:span>():</text:p>
      <text:p text:style-name="P2"><text:s text:c="4"/><text:span text:style-name="T2">if </text:span><text:span text:style-name="T13">a.input_dir </text:span><text:span text:style-name="T2">is </text:span><text:span text:style-name="T8">None </text:span><text:span text:style-name="T2">or not </text:span><text:span text:style-name="T13">os.path.exists(a.input_dir):</text:span></text:p>
      <text:p text:style-name="P2"><text:s text:c="8"/><text:span text:style-name="T2">raise </text:span><text:span text:style-name="T8">Exception</text:span><text:span text:style-name="T13">(</text:span><text:span text:style-name="T4">"input_dir does not exist"</text:span><text:span text:style-name="T13">)</text:span></text:p>
      <text:p text:style-name="P2"><text:s text:c="4"/><text:span text:style-name="T13">input_paths = glob.glob(os.path.join(a.input_dir</text:span><text:span text:style-name="T2">, </text:span><text:span text:style-name="T4">"*.jpg"</text:span><text:span text:style-name="T13">))</text:span></text:p>
      <text:p text:style-name="P2"><text:s text:c="4"/><text:span text:style-name="T13">decode = tf.image.decode_jpeg</text:span></text:p>
      <text:p text:style-name="P2"><text:s text:c="4"/><text:span text:style-name="T2">if </text:span><text:span text:style-name="T8">len</text:span><text:span text:style-name="T13">(input_paths) == </text:span><text:span text:style-name="T10">0</text:span><text:span text:style-name="T13">:</text:span></text:p>
      <text:p text:style-name="P2"><text:s text:c="8"/><text:span text:style-name="T13">input_paths = glob.glob(os.path.join(a.input_dir</text:span><text:span text:style-name="T2">, </text:span><text:span text:style-name="T4">"*.png"</text:span><text:span text:style-name="T13">))</text:span></text:p>
      <text:p text:style-name="P2"><text:s text:c="8"/><text:span text:style-name="T13">decode = tf.image.decode_png</text:span></text:p>
      <text:p text:style-name="P2"><text:s text:c="4"/><text:span text:style-name="T2">if </text:span><text:span text:style-name="T8">len</text:span><text:span text:style-name="T13">(input_paths) == </text:span><text:span text:style-name="T10">0</text:span><text:span text:style-name="T13">:</text:span></text:p>
      <text:p text:style-name="P2"><text:s text:c="8"/><text:span text:style-name="T2">raise </text:span><text:span text:style-name="T8">Exception</text:span><text:span text:style-name="T13">(</text:span><text:span text:style-name="T4">"input_dir contains no image files"</text:span><text:span text:style-name="T13">)</text:span></text:p>
      <text:p text:style-name="P2"><text:s text:c="4"/><text:span text:style-name="T2">def </text:span><text:span text:style-name="T12">get_name</text:span><text:span text:style-name="T13">(path):</text:span></text:p>
      <text:p text:style-name="P2"><text:s text:c="8"/><text:span text:style-name="T13">name</text:span><text:span text:style-name="T2">, </text:span><text:span text:style-name="T13">_ = os.path.splitext(os.path.basename(path))</text:span></text:p>
      <text:p text:style-name="P2"><text:s text:c="8"/><text:span text:style-name="T2">return </text:span><text:span text:style-name="T13">name</text:span></text:p>
      <text:p text:style-name="P2"><text:s text:c="4"/><text:span text:style-name="T15"># if the image names are numbers, sort by the value rather than asciibetically</text:span></text:p>
      <text:p text:style-name="P4"><text:s text:c="4"/><text:span text:style-name="T13"># having sorted inputs means that the outputs are sorted in test mode</text:span></text:p>
      <text:p text:style-name="P2"><text:span text:style-name="T14"><text:s text:c="4"/></text:span><text:span text:style-name="T2">if </text:span><text:span text:style-name="T8">all</text:span><text:span text:style-name="T13">(get_name(path).isdigit() </text:span><text:span text:style-name="T2">for </text:span><text:span text:style-name="T13">path </text:span><text:span text:style-name="T2">in </text:span><text:span text:style-name="T13">input_paths):</text:span></text:p>
      <text:p text:style-name="P2"><text:s text:c="8"/><text:span text:style-name="T13">input_paths = </text:span><text:span text:style-name="T8">sorted</text:span><text:span text:style-name="T13">(input_paths</text:span><text:span text:style-name="T2">, </text:span><text:span text:style-name="T6">key</text:span><text:span text:style-name="T13">=</text:span><text:span text:style-name="T2">lambda </text:span><text:span text:style-name="T13">path: </text:span><text:span text:style-name="T8">int</text:span><text:span text:style-name="T13">(get_name(path)))</text:span></text:p>
      <text:p text:style-name="P2"><text:soft-page-break/><text:s text:c="4"/><text:span text:style-name="T2">else</text:span><text:span text:style-name="T13">:</text:span></text:p>
      <text:p text:style-name="P2"><text:s text:c="8"/><text:span text:style-name="T13">input_paths = </text:span><text:span text:style-name="T8">sorted</text:span><text:span text:style-name="T13">(input_paths)</text:span></text:p>
      <text:p text:style-name="P2"><text:s text:c="4"/><text:span text:style-name="T2">with </text:span><text:span text:style-name="T13">tf.name_scope(</text:span><text:span text:style-name="T4">"load_images"</text:span><text:span text:style-name="T13">):</text:span></text:p>
      <text:p text:style-name="P2"><text:s text:c="8"/><text:span text:style-name="T13">path_queue = tf.train.string_input_producer(input_paths</text:span><text:span text:style-name="T2">, </text:span><text:span text:style-name="T6">shuffle</text:span><text:span text:style-name="T13">=a.mode == </text:span><text:span text:style-name="T4">"train"</text:span><text:span text:style-name="T13">)</text:span></text:p>
      <text:p text:style-name="P2"><text:s text:c="8"/><text:span text:style-name="T13">reader = tf.WholeFileReader()</text:span></text:p>
      <text:p text:style-name="P2"><text:s text:c="8"/><text:span text:style-name="T13">paths</text:span><text:span text:style-name="T2">, </text:span><text:span text:style-name="T13">contents = reader.read(path_queue)</text:span></text:p>
      <text:p text:style-name="P2"><text:s text:c="8"/><text:span text:style-name="T13">raw_input = decode(contents)</text:span></text:p>
      <text:p text:style-name="P2"><text:s text:c="8"/><text:span text:style-name="T13">raw_input = tf.image.convert_image_dtype(raw_input</text:span><text:span text:style-name="T2">, </text:span><text:span text:style-name="T6">dtype</text:span><text:span text:style-name="T13">=tf.float32)</text:span></text:p>
      <text:p text:style-name="P2"><text:s text:c="8"/><text:span text:style-name="T13">assertion = tf.assert_equal(tf.shape(raw_input)[</text:span><text:span text:style-name="T10">2</text:span><text:span text:style-name="T13">]</text:span><text:span text:style-name="T2">, </text:span><text:span text:style-name="T10">3</text:span><text:span text:style-name="T2">, </text:span><text:span text:style-name="T6">message</text:span><text:span text:style-name="T13">=</text:span><text:span text:style-name="T4">"image does not have 3 channels"</text:span><text:span text:style-name="T13">)</text:span></text:p>
      <text:p text:style-name="P2"><text:s text:c="8"/><text:span text:style-name="T2">with </text:span><text:span text:style-name="T13">tf.control_dependencies([assertion]):</text:span></text:p>
      <text:p text:style-name="P2"><text:s text:c="12"/><text:span text:style-name="T13">raw_input = tf.identity(raw_input)</text:span></text:p>
      <text:p text:style-name="P2"><text:s text:c="8"/><text:span text:style-name="T13">raw_input.set_shape([</text:span><text:span text:style-name="T8">None</text:span><text:span text:style-name="T2">, </text:span><text:span text:style-name="T8">None</text:span><text:span text:style-name="T2">, </text:span><text:span text:style-name="T10">3</text:span><text:span text:style-name="T13">])</text:span></text:p>
      <text:p text:style-name="P2"><text:s text:c="8"/><text:span text:style-name="T2">if </text:span><text:span text:style-name="T13">a.lab_colorization:</text:span></text:p>
      <text:p text:style-name="P2"><text:s text:c="12"/><text:span text:style-name="T15"># load color and brightness from image, no B image exists here</text:span></text:p>
      <text:p text:style-name="P2"><text:span text:style-name="T14"><text:s text:c="12"/></text:span><text:span text:style-name="T13">lab = rgb_to_lab(raw_input)</text:span></text:p>
      <text:p text:style-name="P2"><text:s text:c="12"/><text:span text:style-name="T13">L_chan</text:span><text:span text:style-name="T2">, </text:span><text:span text:style-name="T13">a_chan</text:span><text:span text:style-name="T2">, </text:span><text:span text:style-name="T13">b_chan = preprocess_lab(lab)</text:span></text:p>
      <text:p text:style-name="P2"><text:s text:c="12"/><text:span text:style-name="T13">a_images = tf.expand_dims(L_chan</text:span><text:span text:style-name="T2">, </text:span><text:span text:style-name="T6">axis</text:span><text:span text:style-name="T13">=</text:span><text:span text:style-name="T10">2</text:span><text:span text:style-name="T13">)</text:span></text:p>
      <text:p text:style-name="P2"><text:s text:c="12"/><text:span text:style-name="T13">b_images = tf.stack([a_chan</text:span><text:span text:style-name="T2">, </text:span><text:span text:style-name="T13">b_chan]</text:span><text:span text:style-name="T2">, </text:span><text:span text:style-name="T6">axis</text:span><text:span text:style-name="T13">=</text:span><text:span text:style-name="T10">2</text:span><text:span text:style-name="T13">)</text:span></text:p>
      <text:p text:style-name="P2"><text:s text:c="8"/><text:span text:style-name="T2">else</text:span><text:span text:style-name="T13">:</text:span></text:p>
      <text:p text:style-name="P2"><text:s text:c="12"/><text:span text:style-name="T15"># break apart image pair and move to range [-1, 1]</text:span></text:p>
      <text:p text:style-name="P2"><text:span text:style-name="T14"><text:s text:c="12"/></text:span><text:span text:style-name="T13">width = tf.shape(raw_input)[</text:span><text:span text:style-name="T10">1</text:span><text:span text:style-name="T13">] </text:span><text:span text:style-name="T15"># [height, width, channels]</text:span></text:p>
      <text:p text:style-name="P2"><text:span text:style-name="T14"><text:s text:c="12"/></text:span><text:span text:style-name="T13">a_images = preprocess(raw_input[:</text:span><text:span text:style-name="T2">,</text:span><text:span text:style-name="T13">:width//</text:span><text:span text:style-name="T10">2</text:span><text:span text:style-name="T2">,</text:span><text:span text:style-name="T13">:])</text:span></text:p>
      <text:p text:style-name="P2"><text:s text:c="12"/><text:span text:style-name="T13">b_images = preprocess(raw_input[:</text:span><text:span text:style-name="T2">,</text:span><text:span text:style-name="T13">width//</text:span><text:span text:style-name="T10">2</text:span><text:span text:style-name="T13">:</text:span><text:span text:style-name="T2">,</text:span><text:span text:style-name="T13">:])</text:span></text:p>
      <text:p text:style-name="P2"><text:s text:c="4"/><text:span text:style-name="T2">if </text:span><text:span text:style-name="T13">a.which_direction == </text:span><text:span text:style-name="T4">"AtoB"</text:span><text:span text:style-name="T13">:</text:span></text:p>
      <text:p text:style-name="P2"><text:s text:c="8"/><text:span text:style-name="T13">inputs</text:span><text:span text:style-name="T2">, </text:span><text:span text:style-name="T13">targets = [a_images</text:span><text:span text:style-name="T2">, </text:span><text:span text:style-name="T13">b_images]</text:span></text:p>
      <text:p text:style-name="P2"><text:s text:c="4"/><text:span text:style-name="T2">elif </text:span><text:span text:style-name="T13">a.which_direction == </text:span><text:span text:style-name="T4">"BtoA"</text:span><text:span text:style-name="T13">:</text:span></text:p>
      <text:p text:style-name="P2"><text:s text:c="8"/><text:span text:style-name="T13">inputs</text:span><text:span text:style-name="T2">, </text:span><text:span text:style-name="T13">targets = [b_images</text:span><text:span text:style-name="T2">, </text:span><text:span text:style-name="T13">a_images]</text:span></text:p>
      <text:p text:style-name="P2"><text:s text:c="4"/><text:span text:style-name="T2">else</text:span><text:span text:style-name="T13">:</text:span></text:p>
      <text:p text:style-name="P2"><text:s text:c="8"/><text:span text:style-name="T2">raise </text:span><text:span text:style-name="T8">Exception</text:span><text:span text:style-name="T13">(</text:span><text:span text:style-name="T4">"invalid direction"</text:span><text:span text:style-name="T13">)</text:span></text:p>
      <text:p text:style-name="P2"><text:s text:c="4"/><text:span text:style-name="T15"># synchronize seed for image operations so that we do the same operations to both</text:span></text:p>
      <text:p text:style-name="P4"><text:s text:c="4"/><text:span text:style-name="T13"># input and output images</text:span></text:p>
      <text:p text:style-name="P2"><text:span text:style-name="T14"><text:s text:c="4"/></text:span><text:span text:style-name="T13">seed = random.randint(</text:span><text:span text:style-name="T10">0</text:span><text:span text:style-name="T2">, </text:span><text:span text:style-name="T10">2</text:span><text:span text:style-name="T13">**</text:span><text:span text:style-name="T10">31 </text:span><text:span text:style-name="T13">- </text:span><text:span text:style-name="T10">1</text:span><text:span text:style-name="T13">)</text:span></text:p>
      <text:p text:style-name="P2"><text:s text:c="4"/><text:span text:style-name="T2">def </text:span><text:span text:style-name="T12">transform</text:span><text:span text:style-name="T13">(image):</text:span></text:p>
      <text:p text:style-name="P2"><text:s text:c="8"/><text:span text:style-name="T13">r = image</text:span></text:p>
      <text:p text:style-name="P2"><text:s text:c="8"/><text:span text:style-name="T2">if </text:span><text:span text:style-name="T13">a.flip:</text:span></text:p>
      <text:p text:style-name="P2"><text:s text:c="12"/><text:span text:style-name="T13">r = tf.image.random_flip_left_right(r</text:span><text:span text:style-name="T2">, </text:span><text:span text:style-name="T6">seed</text:span><text:span text:style-name="T13">=seed)</text:span></text:p>
      <text:p text:style-name="P2"><text:s text:c="8"/><text:span text:style-name="T15"># area produces a nice downscaling, but does nearest neighbor for upscaling</text:span></text:p>
      <text:p text:style-name="P4"><text:s text:c="8"/><text:span text:style-name="T13"># assume we're going to be doing downscaling here</text:span></text:p>
      <text:p text:style-name="P2"><text:span text:style-name="T14"><text:s text:c="8"/></text:span><text:span text:style-name="T13">r = tf.image.resize_images(r</text:span><text:span text:style-name="T2">, </text:span><text:span text:style-name="T13">[a.scale_size</text:span><text:span text:style-name="T2">, </text:span><text:span text:style-name="T13">a.scale_size]</text:span><text:span text:style-name="T2">, </text:span><text:span text:style-name="T6">method</text:span><text:span text:style-name="T13">=tf.image.ResizeMethod.AREA)</text:span></text:p>
      <text:p text:style-name="P2"><text:s text:c="8"/><text:span text:style-name="T13">offset = tf.cast(tf.floor(tf.random_uniform([</text:span><text:span text:style-name="T10">2</text:span><text:span text:style-name="T13">]</text:span><text:span text:style-name="T2">, </text:span><text:span text:style-name="T10">0</text:span><text:span text:style-name="T2">, </text:span><text:span text:style-name="T13">a.scale_size - CROP_SIZE + </text:span><text:span text:style-name="T10">1</text:span><text:span text:style-name="T2">, </text:span><text:span text:style-name="T6">seed</text:span><text:span text:style-name="T13">=seed))</text:span><text:span text:style-name="T2">, </text:span><text:span text:style-name="T6">dtype</text:span><text:span text:style-name="T13">=tf.int32)</text:span></text:p>
      <text:p text:style-name="P2"><text:s text:c="8"/><text:span text:style-name="T2">if </text:span><text:span text:style-name="T13">a.scale_size &gt; CROP_SIZE:</text:span></text:p>
      <text:p text:style-name="P2"><text:s text:c="12"/><text:span text:style-name="T13">r = tf.image.crop_to_bounding_box(r</text:span><text:span text:style-name="T2">, </text:span><text:span text:style-name="T13">offset[</text:span><text:span text:style-name="T10">0</text:span><text:span text:style-name="T13">]</text:span><text:span text:style-name="T2">, </text:span><text:span text:style-name="T13">offset[</text:span><text:span text:style-name="T10">1</text:span><text:span text:style-name="T13">]</text:span><text:span text:style-name="T2">, </text:span><text:span text:style-name="T13">CROP_SIZE</text:span><text:span text:style-name="T2">, </text:span><text:span text:style-name="T13">CROP_SIZE)</text:span></text:p>
      <text:p text:style-name="P2"><text:s text:c="8"/><text:span text:style-name="T2">elif </text:span><text:span text:style-name="T13">a.scale_size &lt; CROP_SIZE:</text:span></text:p>
      <text:p text:style-name="P2"><text:s text:c="12"/><text:span text:style-name="T2">raise </text:span><text:span text:style-name="T8">Exception</text:span><text:span text:style-name="T13">(</text:span><text:span text:style-name="T4">"scale size cannot be less than crop size"</text:span><text:span text:style-name="T13">)</text:span></text:p>
      <text:p text:style-name="P2"><text:s text:c="8"/><text:span text:style-name="T2">return </text:span><text:span text:style-name="T13">r</text:span></text:p>
      <text:p text:style-name="P2"><text:s text:c="4"/><text:span text:style-name="T2">with </text:span><text:span text:style-name="T13">tf.name_scope(</text:span><text:span text:style-name="T4">"input_images"</text:span><text:span text:style-name="T13">):</text:span></text:p>
      <text:p text:style-name="P2"><text:s text:c="8"/><text:span text:style-name="T13">input_images = transform(inputs)</text:span></text:p>
      <text:p text:style-name="P2"><text:s text:c="4"/><text:span text:style-name="T2">with </text:span><text:span text:style-name="T13">tf.name_scope(</text:span><text:span text:style-name="T4">"target_images"</text:span><text:span text:style-name="T13">):</text:span></text:p>
      <text:p text:style-name="P2"><text:s text:c="8"/><text:span text:style-name="T13">target_images = transform(targets)</text:span></text:p>
      <text:p text:style-name="P2"><text:s text:c="4"/><text:span text:style-name="T13">paths_batch</text:span><text:span text:style-name="T2">, </text:span><text:span text:style-name="T13">inputs_batch</text:span><text:span text:style-name="T2">, </text:span><text:span text:style-name="T13">targets_batch = tf.train.batch([paths</text:span><text:span text:style-name="T2">, </text:span><text:span text:style-name="T13">input_images</text:span><text:span text:style-name="T2">, </text:span><text:span text:style-name="T13">target_images]</text:span><text:span text:style-name="T2">, </text:span><text:span text:style-name="T6">batch_size</text:span><text:span text:style-name="T13">=a.batch_size)</text:span></text:p>
      <text:p text:style-name="P2"><text:s text:c="4"/><text:span text:style-name="T13">steps_per_epoch = </text:span><text:span text:style-name="T8">int</text:span><text:span text:style-name="T13">(math.ceil(</text:span><text:span text:style-name="T8">len</text:span><text:span text:style-name="T13">(input_paths) / a.batch_size))</text:span></text:p>
      <text:p text:style-name="P2"><text:s text:c="4"/><text:span text:style-name="T2">return </text:span><text:span text:style-name="T13">Examples(</text:span></text:p>
      <text:p text:style-name="P2"><text:s text:c="8"/><text:span text:style-name="T6">paths</text:span><text:span text:style-name="T13">=paths_batch</text:span><text:span text:style-name="T2">,</text:span></text:p>
      <text:p text:style-name="P2"><text:span text:style-name="T1"><text:s text:c="8"/></text:span><text:span text:style-name="T6">inputs</text:span><text:span text:style-name="T13">=inputs_batch</text:span><text:span text:style-name="T2">,</text:span></text:p>
      <text:p text:style-name="P2"><text:span text:style-name="T1"><text:s text:c="8"/></text:span><text:span text:style-name="T6">targets</text:span><text:span text:style-name="T13">=targets_batch</text:span><text:span text:style-name="T2">,</text:span></text:p>
      <text:p text:style-name="P2"><text:soft-page-break/><text:span text:style-name="T1"><text:s text:c="8"/></text:span><text:span text:style-name="T6">count</text:span><text:span text:style-name="T13">=</text:span><text:span text:style-name="T8">len</text:span><text:span text:style-name="T13">(input_paths)</text:span><text:span text:style-name="T2">,</text:span></text:p>
      <text:p text:style-name="P2"><text:span text:style-name="T1"><text:s text:c="8"/></text:span><text:span text:style-name="T6">steps_per_epoch</text:span><text:span text:style-name="T13">=steps_per_epoch</text:span><text:span text:style-name="T2">,</text:span></text:p>
      <text:p text:style-name="P2"><text:span text:style-name="T1"><text:s text:c="4"/></text:span><text:span text:style-name="T13">)</text:span></text:p>
      <text:p text:style-name="P3"><text:span text:style-name="T1">def </text:span><text:span text:style-name="T11">create_generator</text:span>(generator_inputs<text:span text:style-name="T1">, </text:span>generator_outputs_channels):</text:p>
      <text:p text:style-name="P2"><text:s text:c="4"/><text:span text:style-name="T13">layers = []</text:span></text:p>
      <text:p text:style-name="P2"><text:s text:c="4"/><text:span text:style-name="T15"># encoder_1: [batch, 256, 256, in_channels] =&gt; [batch, 128, 128, ngf]</text:span></text:p>
      <text:p text:style-name="P2"><text:span text:style-name="T14"><text:s text:c="4"/></text:span><text:span text:style-name="T2">with </text:span><text:span text:style-name="T13">tf.variable_scope(</text:span><text:span text:style-name="T4">"encoder_1"</text:span><text:span text:style-name="T13">):</text:span></text:p>
      <text:p text:style-name="P2"><text:s text:c="8"/><text:span text:style-name="T13">output = gen_conv(generator_inputs</text:span><text:span text:style-name="T2">, </text:span><text:span text:style-name="T13">a.ngf)</text:span></text:p>
      <text:p text:style-name="P2"><text:s text:c="8"/><text:span text:style-name="T13">layers.append(output)</text:span></text:p>
      <text:p text:style-name="P2"><text:s text:c="4"/><text:span text:style-name="T13">layer_specs = [</text:span></text:p>
      <text:p text:style-name="P2"><text:s text:c="8"/><text:span text:style-name="T13">a.ngf * </text:span><text:span text:style-name="T10">2</text:span><text:span text:style-name="T2">, </text:span><text:span text:style-name="T15"># encoder_2: [batch, 128, 128, ngf] =&gt; [batch, 64, 64, ngf * 2]</text:span></text:p>
      <text:p text:style-name="P2"><text:span text:style-name="T14"><text:s text:c="8"/></text:span><text:span text:style-name="T13">a.ngf * </text:span><text:span text:style-name="T10">4</text:span><text:span text:style-name="T2">, </text:span><text:span text:style-name="T15"># encoder_3: [batch, 64, 64, ngf * 2] =&gt; [batch, 32, 32, ngf * 4]</text:span></text:p>
      <text:p text:style-name="P2"><text:span text:style-name="T14"><text:s text:c="8"/></text:span><text:span text:style-name="T13">a.ngf * </text:span><text:span text:style-name="T10">8</text:span><text:span text:style-name="T2">, </text:span><text:span text:style-name="T15"># encoder_4: [batch, 32, 32, ngf * 4] =&gt; [batch, 16, 16, ngf * 8]</text:span></text:p>
      <text:p text:style-name="P2"><text:span text:style-name="T14"><text:s text:c="8"/></text:span><text:span text:style-name="T13">a.ngf * </text:span><text:span text:style-name="T10">8</text:span><text:span text:style-name="T2">, </text:span><text:span text:style-name="T15"># encoder_5: [batch, 16, 16, ngf * 8] =&gt; [batch, 8, 8, ngf * 8]</text:span></text:p>
      <text:p text:style-name="P2"><text:span text:style-name="T14"><text:s text:c="8"/></text:span><text:span text:style-name="T13">a.ngf * </text:span><text:span text:style-name="T10">8</text:span><text:span text:style-name="T2">, </text:span><text:span text:style-name="T15"># encoder_6: [batch, 8, 8, ngf * 8] =&gt; [batch, 4, 4, ngf * 8]</text:span></text:p>
      <text:p text:style-name="P2"><text:span text:style-name="T14"><text:s text:c="8"/></text:span><text:span text:style-name="T13">a.ngf * </text:span><text:span text:style-name="T10">8</text:span><text:span text:style-name="T2">, </text:span><text:span text:style-name="T15"># encoder_7: [batch, 4, 4, ngf * 8] =&gt; [batch, 2, 2, ngf * 8]</text:span></text:p>
      <text:p text:style-name="P2"><text:span text:style-name="T14"><text:s text:c="8"/></text:span><text:span text:style-name="T13">a.ngf * </text:span><text:span text:style-name="T10">8</text:span><text:span text:style-name="T2">, </text:span><text:span text:style-name="T15"># encoder_8: [batch, 2, 2, ngf * 8] =&gt; [batch, 1, 1, ngf * 8]</text:span></text:p>
      <text:p text:style-name="P2"><text:span text:style-name="T14"><text:s text:c="4"/></text:span><text:span text:style-name="T13">]</text:span></text:p>
      <text:p text:style-name="P2"><text:s text:c="4"/><text:span text:style-name="T2">for </text:span><text:span text:style-name="T13">out_channels </text:span><text:span text:style-name="T2">in </text:span><text:span text:style-name="T13">layer_specs:</text:span></text:p>
      <text:p text:style-name="P2"><text:s text:c="8"/><text:span text:style-name="T2">with </text:span><text:span text:style-name="T13">tf.variable_scope(</text:span><text:span text:style-name="T4">"encoder_%d" </text:span><text:span text:style-name="T13">% (</text:span><text:span text:style-name="T8">len</text:span><text:span text:style-name="T13">(layers) + </text:span><text:span text:style-name="T10">1</text:span><text:span text:style-name="T13">)):</text:span></text:p>
      <text:p text:style-name="P2"><text:s text:c="12"/><text:span text:style-name="T13">rectified = lrelu(layers[-</text:span><text:span text:style-name="T10">1</text:span><text:span text:style-name="T13">]</text:span><text:span text:style-name="T2">, </text:span><text:span text:style-name="T10">0.2</text:span><text:span text:style-name="T13">)</text:span></text:p>
      <text:p text:style-name="P2"><text:s text:c="12"/><text:span text:style-name="T15"># [batch, in_height, in_width, in_channels] =&gt; [batch, in_height/2, in_width/2, out_channels]</text:span></text:p>
      <text:p text:style-name="P2"><text:span text:style-name="T14"><text:s text:c="12"/></text:span><text:span text:style-name="T13">convolved = gen_conv(rectified</text:span><text:span text:style-name="T2">, </text:span><text:span text:style-name="T13">out_channels)</text:span></text:p>
      <text:p text:style-name="P2"><text:s text:c="12"/><text:span text:style-name="T13">output = batchnorm(convolved)</text:span></text:p>
      <text:p text:style-name="P2"><text:s text:c="12"/><text:span text:style-name="T13">layers.append(output)</text:span></text:p>
      <text:p text:style-name="P2"><text:s text:c="4"/><text:span text:style-name="T13">layer_specs = [</text:span></text:p>
      <text:p text:style-name="P2"><text:s text:c="8"/><text:span text:style-name="T13">(a.ngf * </text:span><text:span text:style-name="T10">8</text:span><text:span text:style-name="T2">, </text:span><text:span text:style-name="T10">0.5</text:span><text:span text:style-name="T13">)</text:span><text:span text:style-name="T2">, <text:s text:c="2"/></text:span><text:span text:style-name="T15"># decoder_8: [batch, 1, 1, ngf * 8] =&gt; [batch, 2, 2, ngf * 8 * 2]</text:span></text:p>
      <text:p text:style-name="P2"><text:span text:style-name="T14"><text:s text:c="8"/></text:span><text:span text:style-name="T13">(a.ngf * </text:span><text:span text:style-name="T10">8</text:span><text:span text:style-name="T2">, </text:span><text:span text:style-name="T10">0.5</text:span><text:span text:style-name="T13">)</text:span><text:span text:style-name="T2">, <text:s text:c="2"/></text:span><text:span text:style-name="T15"># decoder_7: [batch, 2, 2, ngf * 8 * 2] =&gt; [batch, 4, 4, ngf * 8 * 2]</text:span></text:p>
      <text:p text:style-name="P2"><text:span text:style-name="T14"><text:s text:c="8"/></text:span><text:span text:style-name="T13">(a.ngf * </text:span><text:span text:style-name="T10">8</text:span><text:span text:style-name="T2">, </text:span><text:span text:style-name="T10">0.5</text:span><text:span text:style-name="T13">)</text:span><text:span text:style-name="T2">, <text:s text:c="2"/></text:span><text:span text:style-name="T15"># decoder_6: [batch, 4, 4, ngf * 8 * 2] =&gt; [batch, 8, 8, ngf * 8 * 2]</text:span></text:p>
      <text:p text:style-name="P2"><text:span text:style-name="T14"><text:s text:c="8"/></text:span><text:span text:style-name="T13">(a.ngf * </text:span><text:span text:style-name="T10">8</text:span><text:span text:style-name="T2">, </text:span><text:span text:style-name="T10">0.0</text:span><text:span text:style-name="T13">)</text:span><text:span text:style-name="T2">, <text:s text:c="2"/></text:span><text:span text:style-name="T15"># decoder_5: [batch, 8, 8, ngf * 8 * 2] =&gt; [batch, 16, 16, ngf * 8 * 2]</text:span></text:p>
      <text:p text:style-name="P2"><text:span text:style-name="T14"><text:s text:c="8"/></text:span><text:span text:style-name="T13">(a.ngf * </text:span><text:span text:style-name="T10">4</text:span><text:span text:style-name="T2">, </text:span><text:span text:style-name="T10">0.0</text:span><text:span text:style-name="T13">)</text:span><text:span text:style-name="T2">, <text:s text:c="2"/></text:span><text:span text:style-name="T15"># decoder_4: [batch, 16, 16, ngf * 8 * 2] =&gt; [batch, 32, 32, ngf * 4 * 2]</text:span></text:p>
      <text:p text:style-name="P2"><text:span text:style-name="T14"><text:s text:c="8"/></text:span><text:span text:style-name="T13">(a.ngf * </text:span><text:span text:style-name="T10">2</text:span><text:span text:style-name="T2">, </text:span><text:span text:style-name="T10">0.0</text:span><text:span text:style-name="T13">)</text:span><text:span text:style-name="T2">, <text:s text:c="2"/></text:span><text:span text:style-name="T15"># decoder_3: [batch, 32, 32, ngf * 4 * 2] =&gt; [batch, 64, 64, ngf * 2 * 2]</text:span></text:p>
      <text:p text:style-name="P2"><text:span text:style-name="T14"><text:s text:c="8"/></text:span><text:span text:style-name="T13">(a.ngf</text:span><text:span text:style-name="T2">, </text:span><text:span text:style-name="T10">0.0</text:span><text:span text:style-name="T13">)</text:span><text:span text:style-name="T2">, <text:s text:c="6"/></text:span><text:span text:style-name="T15"># decoder_2: [batch, 64, 64, ngf * 2 * 2] =&gt; [batch, 128, 128, ngf * 2]</text:span></text:p>
      <text:p text:style-name="P2"><text:span text:style-name="T14"><text:s text:c="4"/></text:span><text:span text:style-name="T13">]</text:span></text:p>
      <text:p text:style-name="P2"><text:s text:c="4"/><text:span text:style-name="T13">num_encoder_layers = </text:span><text:span text:style-name="T8">len</text:span><text:span text:style-name="T13">(layers)</text:span></text:p>
      <text:p text:style-name="P2"><text:s text:c="4"/><text:span text:style-name="T2">for </text:span><text:span text:style-name="T13">decoder_layer</text:span><text:span text:style-name="T2">, </text:span><text:span text:style-name="T13">(out_channels</text:span><text:span text:style-name="T2">, </text:span><text:span text:style-name="T13">dropout) </text:span><text:span text:style-name="T2">in </text:span><text:span text:style-name="T8">enumerate</text:span><text:span text:style-name="T13">(layer_specs):</text:span></text:p>
      <text:p text:style-name="P2"><text:s text:c="8"/><text:span text:style-name="T13">skip_layer = num_encoder_layers - decoder_layer - </text:span><text:span text:style-name="T10">1</text:span></text:p>
      <text:p text:style-name="P2"><text:span text:style-name="T9"><text:s text:c="8"/></text:span><text:span text:style-name="T2">with </text:span><text:span text:style-name="T13">tf.variable_scope(</text:span><text:span text:style-name="T4">"decoder_%d" </text:span><text:span text:style-name="T13">% (skip_layer + </text:span><text:span text:style-name="T10">1</text:span><text:span text:style-name="T13">)):</text:span></text:p>
      <text:p text:style-name="P2"><text:s text:c="12"/><text:span text:style-name="T2">if </text:span><text:span text:style-name="T13">decoder_layer == </text:span><text:span text:style-name="T10">0</text:span><text:span text:style-name="T13">:</text:span></text:p>
      <text:p text:style-name="P2"><text:s text:c="16"/><text:span text:style-name="T15"># first decoder layer doesn't have skip connections</text:span></text:p>
      <text:p text:style-name="P4"><text:s text:c="16"/><text:span text:style-name="T13"># since it is directly connected to the skip_layer</text:span></text:p>
      <text:p text:style-name="P2"><text:span text:style-name="T14"><text:s text:c="16"/></text:span><text:span text:style-name="T13">input = layers[-</text:span><text:span text:style-name="T10">1</text:span><text:span text:style-name="T13">]</text:span></text:p>
      <text:p text:style-name="P2"><text:s text:c="12"/><text:span text:style-name="T2">else</text:span><text:span text:style-name="T13">:</text:span></text:p>
      <text:p text:style-name="P2"><text:s text:c="16"/><text:span text:style-name="T13">input = tf.concat([layers[-</text:span><text:span text:style-name="T10">1</text:span><text:span text:style-name="T13">]</text:span><text:span text:style-name="T2">, </text:span><text:span text:style-name="T13">layers[skip_layer]]</text:span><text:span text:style-name="T2">, </text:span><text:span text:style-name="T6">axis</text:span><text:span text:style-name="T13">=</text:span><text:span text:style-name="T10">3</text:span><text:span text:style-name="T13">)</text:span></text:p>
      <text:p text:style-name="P2"><text:s text:c="12"/><text:span text:style-name="T13">rectified = tf.nn.relu(input)</text:span></text:p>
      <text:p text:style-name="P2"><text:s text:c="12"/><text:span text:style-name="T15"># [batch, in_height, in_width, in_channels] =&gt; [batch, in_height*2, in_width*2, out_channels]</text:span></text:p>
      <text:p text:style-name="P2"><text:span text:style-name="T14"><text:s text:c="12"/></text:span><text:span text:style-name="T13">output = gen_deconv(rectified</text:span><text:span text:style-name="T2">, </text:span><text:span text:style-name="T13">out_channels)</text:span></text:p>
      <text:p text:style-name="P2"><text:s text:c="12"/><text:span text:style-name="T13">output = batchnorm(output)</text:span></text:p>
      <text:p text:style-name="P2"><text:s text:c="12"/><text:span text:style-name="T2">if </text:span><text:span text:style-name="T13">dropout &gt; </text:span><text:span text:style-name="T10">0.0</text:span><text:span text:style-name="T13">:</text:span></text:p>
      <text:p text:style-name="P2"><text:s text:c="16"/><text:span text:style-name="T13">output = tf.nn.dropout(output</text:span><text:span text:style-name="T2">, </text:span><text:span text:style-name="T6">keep_prob</text:span><text:span text:style-name="T13">=</text:span><text:span text:style-name="T10">1 </text:span><text:span text:style-name="T13">- dropout)</text:span></text:p>
      <text:p text:style-name="P2"><text:s text:c="12"/><text:span text:style-name="T13">layers.append(output)</text:span></text:p>
      <text:p text:style-name="P2"><text:soft-page-break/><text:s text:c="4"/><text:span text:style-name="T15"># decoder_1: [batch, 128, 128, ngf * 2] =&gt; [batch, 256, 256, generator_outputs_channels]</text:span></text:p>
      <text:p text:style-name="P2"><text:span text:style-name="T14"><text:s text:c="4"/></text:span><text:span text:style-name="T2">with </text:span><text:span text:style-name="T13">tf.variable_scope(</text:span><text:span text:style-name="T4">"decoder_1"</text:span><text:span text:style-name="T13">):</text:span></text:p>
      <text:p text:style-name="P2"><text:s text:c="8"/><text:span text:style-name="T13">input = tf.concat([layers[-</text:span><text:span text:style-name="T10">1</text:span><text:span text:style-name="T13">]</text:span><text:span text:style-name="T2">, </text:span><text:span text:style-name="T13">layers[</text:span><text:span text:style-name="T10">0</text:span><text:span text:style-name="T13">]]</text:span><text:span text:style-name="T2">, </text:span><text:span text:style-name="T6">axis</text:span><text:span text:style-name="T13">=</text:span><text:span text:style-name="T10">3</text:span><text:span text:style-name="T13">)</text:span></text:p>
      <text:p text:style-name="P2"><text:s text:c="8"/><text:span text:style-name="T13">rectified = tf.nn.relu(input)</text:span></text:p>
      <text:p text:style-name="P2"><text:s text:c="8"/><text:span text:style-name="T13">output = gen_deconv(rectified</text:span><text:span text:style-name="T2">, </text:span><text:span text:style-name="T13">generator_outputs_channels)</text:span></text:p>
      <text:p text:style-name="P2"><text:s text:c="8"/><text:span text:style-name="T13">output = tf.tanh(output)</text:span></text:p>
      <text:p text:style-name="P2"><text:s text:c="8"/><text:span text:style-name="T13">layers.append(output)</text:span></text:p>
      <text:p text:style-name="P2"><text:s text:c="4"/><text:span text:style-name="T2">return </text:span><text:span text:style-name="T13">layers[-</text:span><text:span text:style-name="T10">1</text:span><text:span text:style-name="T13">]</text:span></text:p>
      <text:p text:style-name="P3"><text:span text:style-name="T1">def </text:span><text:span text:style-name="T11">create_model</text:span>(inputs<text:span text:style-name="T1">, </text:span>targets):</text:p>
      <text:p text:style-name="P2"><text:s text:c="4"/><text:span text:style-name="T2">def </text:span><text:span text:style-name="T12">create_discriminator</text:span><text:span text:style-name="T13">(discrim_inputs</text:span><text:span text:style-name="T2">, </text:span><text:span text:style-name="T13">discrim_targets):</text:span></text:p>
      <text:p text:style-name="P2"><text:s text:c="8"/><text:span text:style-name="T13">n_layers = </text:span><text:span text:style-name="T10">3</text:span></text:p>
      <text:p text:style-name="P2"><text:span text:style-name="T9"><text:s text:c="8"/></text:span><text:span text:style-name="T13">layers = []</text:span></text:p>
      <text:p text:style-name="P2"><text:s text:c="8"/><text:span text:style-name="T15"># 2x [batch, height, width, in_channels] =&gt; [batch, height, width, in_channels * 2]</text:span></text:p>
      <text:p text:style-name="P2"><text:span text:style-name="T14"><text:s text:c="8"/></text:span><text:span text:style-name="T13">input = tf.concat([discrim_inputs</text:span><text:span text:style-name="T2">, </text:span><text:span text:style-name="T13">discrim_targets]</text:span><text:span text:style-name="T2">, </text:span><text:span text:style-name="T6">axis</text:span><text:span text:style-name="T13">=</text:span><text:span text:style-name="T10">3</text:span><text:span text:style-name="T13">)</text:span></text:p>
      <text:p text:style-name="P2"><text:s text:c="8"/><text:span text:style-name="T15"># layer_1: [batch, 256, 256, in_channels * 2] =&gt; [batch, 128, 128, ndf]</text:span></text:p>
      <text:p text:style-name="P2"><text:span text:style-name="T14"><text:s text:c="8"/></text:span><text:span text:style-name="T2">with </text:span><text:span text:style-name="T13">tf.variable_scope(</text:span><text:span text:style-name="T4">"layer_1"</text:span><text:span text:style-name="T13">):</text:span></text:p>
      <text:p text:style-name="P2"><text:s text:c="12"/><text:span text:style-name="T13">convolved = discrim_conv(input</text:span><text:span text:style-name="T2">, </text:span><text:span text:style-name="T13">a.ndf</text:span><text:span text:style-name="T2">, </text:span><text:span text:style-name="T6">stride</text:span><text:span text:style-name="T13">=</text:span><text:span text:style-name="T10">2</text:span><text:span text:style-name="T13">)</text:span></text:p>
      <text:p text:style-name="P2"><text:s text:c="12"/><text:span text:style-name="T13">rectified = lrelu(convolved</text:span><text:span text:style-name="T2">, </text:span><text:span text:style-name="T10">0.2</text:span><text:span text:style-name="T13">)</text:span></text:p>
      <text:p text:style-name="P2"><text:s text:c="12"/><text:span text:style-name="T13">layers.append(rectified)</text:span></text:p>
      <text:p text:style-name="P2"><text:s text:c="8"/><text:span text:style-name="T15"># layer_2: [batch, 128, 128, ndf] =&gt; [batch, 64, 64, ndf * 2]</text:span></text:p>
      <text:p text:style-name="P4"><text:s text:c="8"/><text:span text:style-name="T13"># layer_3: [batch, 64, 64, ndf * 2] =&gt; [batch, 32, 32, ndf * 4]</text:span></text:p>
      <text:p text:style-name="P4"><text:s text:c="8"/><text:span text:style-name="T13"># layer_4: [batch, 32, 32, ndf * 4] =&gt; [batch, 31, 31, ndf * 8]</text:span></text:p>
      <text:p text:style-name="P2"><text:span text:style-name="T14"><text:s text:c="8"/></text:span><text:span text:style-name="T2">for </text:span><text:span text:style-name="T13">i </text:span><text:span text:style-name="T2">in </text:span><text:span text:style-name="T8">range</text:span><text:span text:style-name="T13">(n_layers):</text:span></text:p>
      <text:p text:style-name="P2"><text:s text:c="12"/><text:span text:style-name="T2">with </text:span><text:span text:style-name="T13">tf.variable_scope(</text:span><text:span text:style-name="T4">"layer_%d" </text:span><text:span text:style-name="T13">% (</text:span><text:span text:style-name="T8">len</text:span><text:span text:style-name="T13">(layers) + </text:span><text:span text:style-name="T10">1</text:span><text:span text:style-name="T13">)):</text:span></text:p>
      <text:p text:style-name="P2"><text:s text:c="16"/><text:span text:style-name="T13">out_channels = a.ndf * </text:span><text:span text:style-name="T8">min</text:span><text:span text:style-name="T13">(</text:span><text:span text:style-name="T10">2</text:span><text:span text:style-name="T13">**(i+</text:span><text:span text:style-name="T10">1</text:span><text:span text:style-name="T13">)</text:span><text:span text:style-name="T2">, </text:span><text:span text:style-name="T10">8</text:span><text:span text:style-name="T13">)</text:span></text:p>
      <text:p text:style-name="P2"><text:s text:c="16"/><text:span text:style-name="T13">stride = </text:span><text:span text:style-name="T10">1 </text:span><text:span text:style-name="T2">if </text:span><text:span text:style-name="T13">i == n_layers - </text:span><text:span text:style-name="T10">1 </text:span><text:span text:style-name="T2">else </text:span><text:span text:style-name="T10">2 <text:s/></text:span><text:span text:style-name="T15"># last layer here has stride 1</text:span></text:p>
      <text:p text:style-name="P2"><text:span text:style-name="T14"><text:s text:c="16"/></text:span><text:span text:style-name="T13">convolved = discrim_conv(layers[-</text:span><text:span text:style-name="T10">1</text:span><text:span text:style-name="T13">]</text:span><text:span text:style-name="T2">, </text:span><text:span text:style-name="T13">out_channels</text:span><text:span text:style-name="T2">, </text:span><text:span text:style-name="T6">stride</text:span><text:span text:style-name="T13">=stride)</text:span></text:p>
      <text:p text:style-name="P2"><text:s text:c="16"/><text:span text:style-name="T13">normalized = batchnorm(convolved)</text:span></text:p>
      <text:p text:style-name="P2"><text:s text:c="16"/><text:span text:style-name="T13">rectified = lrelu(normalized</text:span><text:span text:style-name="T2">, </text:span><text:span text:style-name="T10">0.2</text:span><text:span text:style-name="T13">)</text:span></text:p>
      <text:p text:style-name="P2"><text:s text:c="16"/><text:span text:style-name="T13">layers.append(rectified)</text:span></text:p>
      <text:p text:style-name="P2"><text:s text:c="8"/><text:span text:style-name="T15"># layer_5: [batch, 31, 31, ndf * 8] =&gt; [batch, 30, 30, 1]</text:span></text:p>
      <text:p text:style-name="P2"><text:span text:style-name="T14"><text:s text:c="8"/></text:span><text:span text:style-name="T2">with </text:span><text:span text:style-name="T13">tf.variable_scope(</text:span><text:span text:style-name="T4">"layer_%d" </text:span><text:span text:style-name="T13">% (</text:span><text:span text:style-name="T8">len</text:span><text:span text:style-name="T13">(layers) + </text:span><text:span text:style-name="T10">1</text:span><text:span text:style-name="T13">)):</text:span></text:p>
      <text:p text:style-name="P2"><text:s text:c="12"/><text:span text:style-name="T13">convolved = discrim_conv(rectified</text:span><text:span text:style-name="T2">, </text:span><text:span text:style-name="T6">out_channels</text:span><text:span text:style-name="T13">=</text:span><text:span text:style-name="T10">1</text:span><text:span text:style-name="T2">, </text:span><text:span text:style-name="T6">stride</text:span><text:span text:style-name="T13">=</text:span><text:span text:style-name="T10">1</text:span><text:span text:style-name="T13">)</text:span></text:p>
      <text:p text:style-name="P2"><text:s text:c="12"/><text:span text:style-name="T13">output = tf.sigmoid(convolved)</text:span></text:p>
      <text:p text:style-name="P2"><text:s text:c="12"/><text:span text:style-name="T13">layers.append(output)</text:span></text:p>
      <text:p text:style-name="P2"><text:s text:c="8"/><text:span text:style-name="T2">return </text:span><text:span text:style-name="T13">layers[-</text:span><text:span text:style-name="T10">1</text:span><text:span text:style-name="T13">]</text:span></text:p>
      <text:p text:style-name="P2"><text:s text:c="4"/><text:span text:style-name="T2">with </text:span><text:span text:style-name="T13">tf.variable_scope(</text:span><text:span text:style-name="T4">"generator"</text:span><text:span text:style-name="T13">):</text:span></text:p>
      <text:p text:style-name="P2"><text:s text:c="8"/><text:span text:style-name="T13">out_channels = </text:span><text:span text:style-name="T8">int</text:span><text:span text:style-name="T13">(targets.get_shape()[-</text:span><text:span text:style-name="T10">1</text:span><text:span text:style-name="T13">])</text:span></text:p>
      <text:p text:style-name="P2"><text:s text:c="8"/><text:span text:style-name="T13">outputs = create_generator(inputs</text:span><text:span text:style-name="T2">, </text:span><text:span text:style-name="T13">out_channels)</text:span></text:p>
      <text:p text:style-name="P2"><text:s text:c="4"/><text:span text:style-name="T15"># create two copies of discriminator, one for real pairs and one for fake pairs</text:span></text:p>
      <text:p text:style-name="P4"><text:s text:c="4"/><text:span text:style-name="T13"># they share the same underlying variables</text:span></text:p>
      <text:p text:style-name="P2"><text:span text:style-name="T14"><text:s text:c="4"/></text:span><text:span text:style-name="T2">with </text:span><text:span text:style-name="T13">tf.name_scope(</text:span><text:span text:style-name="T4">"real_discriminator"</text:span><text:span text:style-name="T13">):</text:span></text:p>
      <text:p text:style-name="P2"><text:s text:c="8"/><text:span text:style-name="T2">with </text:span><text:span text:style-name="T13">tf.variable_scope(</text:span><text:span text:style-name="T4">"discriminator"</text:span><text:span text:style-name="T13">):</text:span></text:p>
      <text:p text:style-name="P2"><text:s text:c="12"/><text:span text:style-name="T15"># 2x [batch, height, width, channels] =&gt; [batch, 30, 30, 1]</text:span></text:p>
      <text:p text:style-name="P2"><text:span text:style-name="T14"><text:s text:c="12"/></text:span><text:span text:style-name="T13">predict_real = create_discriminator(inputs</text:span><text:span text:style-name="T2">, </text:span><text:span text:style-name="T13">targets)</text:span></text:p>
      <text:p text:style-name="P2"><text:s text:c="4"/><text:span text:style-name="T2">with </text:span><text:span text:style-name="T13">tf.name_scope(</text:span><text:span text:style-name="T4">"fake_discriminator"</text:span><text:span text:style-name="T13">):</text:span></text:p>
      <text:p text:style-name="P2"><text:s text:c="8"/><text:span text:style-name="T2">with </text:span><text:span text:style-name="T13">tf.variable_scope(</text:span><text:span text:style-name="T4">"discriminator"</text:span><text:span text:style-name="T2">, </text:span><text:span text:style-name="T6">reuse</text:span><text:span text:style-name="T13">=</text:span><text:span text:style-name="T8">True</text:span><text:span text:style-name="T13">):</text:span></text:p>
      <text:p text:style-name="P2"><text:s text:c="12"/><text:span text:style-name="T15"># 2x [batch, height, width, channels] =&gt; [batch, 30, 30, 1]</text:span></text:p>
      <text:p text:style-name="P2"><text:span text:style-name="T14"><text:s text:c="12"/></text:span><text:span text:style-name="T13">predict_fake = create_discriminator(inputs</text:span><text:span text:style-name="T2">, </text:span><text:span text:style-name="T13">outputs)</text:span></text:p>
      <text:p text:style-name="P2"><text:s text:c="4"/><text:span text:style-name="T8">print</text:span><text:span text:style-name="T13">(</text:span><text:span text:style-name="T4">'input 0: '</text:span><text:span text:style-name="T2">, </text:span><text:span text:style-name="T13">inputs[</text:span><text:span text:style-name="T10">0</text:span><text:span text:style-name="T13">])</text:span></text:p>
      <text:p text:style-name="P2"><text:s text:c="4"/><text:span text:style-name="T8">print</text:span><text:span text:style-name="T13">(</text:span><text:span text:style-name="T4">'output 0: '</text:span><text:span text:style-name="T2">, </text:span><text:span text:style-name="T13">outputs[</text:span><text:span text:style-name="T10">0</text:span><text:span text:style-name="T13">])</text:span></text:p>
      <text:p text:style-name="P2"><text:s text:c="4"/><text:span text:style-name="T8">print</text:span><text:span text:style-name="T13">(</text:span><text:span text:style-name="T4">'target 0: '</text:span><text:span text:style-name="T2">, </text:span><text:span text:style-name="T13">targets[</text:span><text:span text:style-name="T10">0</text:span><text:span text:style-name="T13">])</text:span></text:p>
      <text:p text:style-name="P2"><text:s text:c="4"/><text:span text:style-name="T8">print</text:span><text:span text:style-name="T13">(</text:span><text:span text:style-name="T4">'inputs type 0: '</text:span><text:span text:style-name="T2">, </text:span><text:span text:style-name="T8">type</text:span><text:span text:style-name="T13">(inputs[</text:span><text:span text:style-name="T10">0</text:span><text:span text:style-name="T13">]))</text:span></text:p>
      <text:p text:style-name="P2"><text:s text:c="4"/><text:span text:style-name="T8">print</text:span><text:span text:style-name="T13">(</text:span><text:span text:style-name="T4">'outputs type 0: '</text:span><text:span text:style-name="T2">, </text:span><text:span text:style-name="T8">type</text:span><text:span text:style-name="T13">(outputs[</text:span><text:span text:style-name="T10">0</text:span><text:span text:style-name="T13">]))</text:span></text:p>
      <text:p text:style-name="P2"><text:s text:c="4"/><text:span text:style-name="T8">print</text:span><text:span text:style-name="T13">(</text:span><text:span text:style-name="T4">'targets type 0: '</text:span><text:span text:style-name="T2">, </text:span><text:span text:style-name="T8">type</text:span><text:span text:style-name="T13">(targets[</text:span><text:span text:style-name="T10">0</text:span><text:span text:style-name="T13">]))</text:span></text:p>
      <text:p text:style-name="P2"><text:s text:c="4"/><text:span text:style-name="T8">print</text:span><text:span text:style-name="T13">(</text:span><text:span text:style-name="T4">'input: '</text:span><text:span text:style-name="T2">, </text:span><text:span text:style-name="T13">inputs)</text:span></text:p>
      <text:p text:style-name="P2"><text:s text:c="4"/><text:span text:style-name="T8">print</text:span><text:span text:style-name="T13">(</text:span><text:span text:style-name="T4">'output: '</text:span><text:span text:style-name="T2">, </text:span><text:span text:style-name="T13">outputs)</text:span></text:p>
      <text:p text:style-name="P2"><text:s text:c="4"/><text:span text:style-name="T8">print</text:span><text:span text:style-name="T13">(</text:span><text:span text:style-name="T4">'target: '</text:span><text:span text:style-name="T2">, </text:span><text:span text:style-name="T13">targets)</text:span></text:p>
      <text:p text:style-name="P2"><text:soft-page-break/><text:s text:c="4"/><text:span text:style-name="T8">print</text:span><text:span text:style-name="T13">(</text:span><text:span text:style-name="T4">'inputs type: '</text:span><text:span text:style-name="T2">, </text:span><text:span text:style-name="T8">type</text:span><text:span text:style-name="T13">(inputs))</text:span></text:p>
      <text:p text:style-name="P2"><text:s text:c="4"/><text:span text:style-name="T8">print</text:span><text:span text:style-name="T13">(</text:span><text:span text:style-name="T4">'outputs type: '</text:span><text:span text:style-name="T2">, </text:span><text:span text:style-name="T8">type</text:span><text:span text:style-name="T13">(outputs))</text:span></text:p>
      <text:p text:style-name="P2"><text:s text:c="4"/><text:span text:style-name="T8">print</text:span><text:span text:style-name="T13">(</text:span><text:span text:style-name="T4">'targets type: '</text:span><text:span text:style-name="T2">, </text:span><text:span text:style-name="T8">type</text:span><text:span text:style-name="T13">(targets))</text:span></text:p>
      <text:p text:style-name="P2"><text:s text:c="4"/><text:span text:style-name="T8">print</text:span><text:span text:style-name="T13">(</text:span><text:span text:style-name="T4">'predict_real type: '</text:span><text:span text:style-name="T2">, </text:span><text:span text:style-name="T8">type</text:span><text:span text:style-name="T13">(predict_real))</text:span></text:p>
      <text:p text:style-name="P2"><text:s text:c="4"/><text:span text:style-name="T8">print</text:span><text:span text:style-name="T13">(</text:span><text:span text:style-name="T4">'predict_fake type: '</text:span><text:span text:style-name="T2">, </text:span><text:span text:style-name="T8">type</text:span><text:span text:style-name="T13">(predict_fake))</text:span></text:p>
      <text:p text:style-name="P2"><text:s text:c="4"/><text:span text:style-name="T8">print</text:span><text:span text:style-name="T13">(</text:span><text:span text:style-name="T4">'predict_real: '</text:span><text:span text:style-name="T2">, </text:span><text:span text:style-name="T13">predict_real)</text:span></text:p>
      <text:p text:style-name="P2"><text:s text:c="4"/><text:span text:style-name="T8">print</text:span><text:span text:style-name="T13">(</text:span><text:span text:style-name="T4">'predict_fake: '</text:span><text:span text:style-name="T2">, </text:span><text:span text:style-name="T13">predict_fake)</text:span></text:p>
      <text:p text:style-name="P2"><text:s text:c="4"/><text:span text:style-name="T2">with </text:span><text:span text:style-name="T13">tf.name_scope(</text:span><text:span text:style-name="T4">"discriminator_loss"</text:span><text:span text:style-name="T13">):</text:span></text:p>
      <text:p text:style-name="P2"><text:s text:c="8"/><text:span text:style-name="T15"># minimizing -tf.log will try to get inputs to 1</text:span></text:p>
      <text:p text:style-name="P4"><text:s text:c="8"/><text:span text:style-name="T13"># predict_real =&gt; 1</text:span></text:p>
      <text:p text:style-name="P4"><text:s text:c="8"/><text:span text:style-name="T13"># predict_fake =&gt; 0</text:span></text:p>
      <text:p text:style-name="P2"><text:span text:style-name="T14"><text:s text:c="8"/></text:span><text:span text:style-name="T13">discrim_loss = tf.reduce_mean(-(tf.log(predict_real + EPS) + tf.log(</text:span><text:span text:style-name="T10">1 </text:span><text:span text:style-name="T13">- predict_fake + EPS)))</text:span></text:p>
      <text:p text:style-name="P2"><text:s text:c="4"/><text:span text:style-name="T2">with </text:span><text:span text:style-name="T13">tf.name_scope(</text:span><text:span text:style-name="T4">"generator_loss"</text:span><text:span text:style-name="T13">):</text:span></text:p>
      <text:p text:style-name="P2"><text:s text:c="8"/><text:span text:style-name="T15"># predict_fake =&gt; 1</text:span></text:p>
      <text:p text:style-name="P4"><text:s text:c="8"/><text:span text:style-name="T13"># abs(targets - outputs) =&gt; 0</text:span></text:p>
      <text:p text:style-name="P2"><text:span text:style-name="T14"><text:s text:c="8"/></text:span><text:span text:style-name="T13">gen_loss_GAN = tf.reduce_mean(-tf.log(predict_fake + EPS))</text:span></text:p>
      <text:p text:style-name="P2"><text:s text:c="8"/><text:span text:style-name="T13">gen_loss_L1 = tf.reduce_mean(tf.abs(targets - outputs))</text:span></text:p>
      <text:p text:style-name="P2"><text:s text:c="8"/><text:span text:style-name="T13">gen_loss = gen_loss_GAN * a.gan_weight + gen_loss_L1 * a.l1_weight</text:span></text:p>
      <text:p text:style-name="P2"><text:s text:c="4"/><text:span text:style-name="T8">print</text:span><text:span text:style-name="T13">(</text:span><text:span text:style-name="T8">type</text:span><text:span text:style-name="T13">(gen_loss_L1))</text:span></text:p>
      <text:p text:style-name="P2"><text:s text:c="4"/><text:span text:style-name="T8">print</text:span><text:span text:style-name="T13">(</text:span><text:span text:style-name="T8">type</text:span><text:span text:style-name="T13">(gen_loss))</text:span></text:p>
      <text:p text:style-name="P2"><text:s text:c="4"/><text:span text:style-name="T2">with </text:span><text:span text:style-name="T13">tf.name_scope(</text:span><text:span text:style-name="T4">"discriminator_train"</text:span><text:span text:style-name="T13">):</text:span></text:p>
      <text:p text:style-name="P2"><text:s text:c="8"/><text:span text:style-name="T13">discrim_tvars = [var </text:span><text:span text:style-name="T2">for </text:span><text:span text:style-name="T13">var </text:span><text:span text:style-name="T2">in </text:span><text:span text:style-name="T13">tf.trainable_variables() </text:span><text:span text:style-name="T2">if </text:span><text:span text:style-name="T13">var.name.startswith(</text:span><text:span text:style-name="T4">"discriminator"</text:span><text:span text:style-name="T13">)]</text:span></text:p>
      <text:p text:style-name="P2"><text:s text:c="8"/><text:span text:style-name="T13">discrim_optim = tf.train.AdamOptimizer(a.lr</text:span><text:span text:style-name="T2">, </text:span><text:span text:style-name="T13">a.beta1)</text:span></text:p>
      <text:p text:style-name="P2"><text:s text:c="8"/><text:span text:style-name="T13">discrim_grads_and_vars = discrim_optim.compute_gradients(discrim_loss</text:span><text:span text:style-name="T2">, </text:span><text:span text:style-name="T6">var_list</text:span><text:span text:style-name="T13">=discrim_tvars)</text:span></text:p>
      <text:p text:style-name="P2"><text:s text:c="8"/><text:span text:style-name="T13">discrim_train = discrim_optim.apply_gradients(discrim_grads_and_vars)</text:span></text:p>
      <text:p text:style-name="P2"><text:s text:c="4"/><text:span text:style-name="T2">with </text:span><text:span text:style-name="T13">tf.name_scope(</text:span><text:span text:style-name="T4">"generator_train"</text:span><text:span text:style-name="T13">):</text:span></text:p>
      <text:p text:style-name="P2"><text:s text:c="8"/><text:span text:style-name="T2">with </text:span><text:span text:style-name="T13">tf.control_dependencies([discrim_train]):</text:span></text:p>
      <text:p text:style-name="P2"><text:s text:c="12"/><text:span text:style-name="T13">gen_tvars = [var </text:span><text:span text:style-name="T2">for </text:span><text:span text:style-name="T13">var </text:span><text:span text:style-name="T2">in </text:span><text:span text:style-name="T13">tf.trainable_variables() </text:span><text:span text:style-name="T2">if </text:span><text:span text:style-name="T13">var.name.startswith(</text:span><text:span text:style-name="T4">"generator"</text:span><text:span text:style-name="T13">)]</text:span></text:p>
      <text:p text:style-name="P2"><text:s text:c="12"/><text:span text:style-name="T13">gen_optim = tf.train.AdamOptimizer(a.lr</text:span><text:span text:style-name="T2">, </text:span><text:span text:style-name="T13">a.beta1)</text:span></text:p>
      <text:p text:style-name="P2"><text:s text:c="12"/><text:span text:style-name="T13">gen_grads_and_vars = gen_optim.compute_gradients(gen_loss</text:span><text:span text:style-name="T2">, </text:span><text:span text:style-name="T6">var_list</text:span><text:span text:style-name="T13">=gen_tvars)</text:span></text:p>
      <text:p text:style-name="P2"><text:s text:c="12"/><text:span text:style-name="T13">gen_train = gen_optim.apply_gradients(gen_grads_and_vars)</text:span></text:p>
      <text:p text:style-name="P2"><text:s text:c="4"/><text:span text:style-name="T13">ema = tf.train.ExponentialMovingAverage(</text:span><text:span text:style-name="T6">decay</text:span><text:span text:style-name="T13">=</text:span><text:span text:style-name="T10">0.99</text:span><text:span text:style-name="T13">)</text:span></text:p>
      <text:p text:style-name="P2"><text:s text:c="4"/><text:span text:style-name="T13">update_losses = ema.apply([discrim_loss</text:span><text:span text:style-name="T2">, </text:span><text:span text:style-name="T13">gen_loss_GAN</text:span><text:span text:style-name="T2">, </text:span><text:span text:style-name="T13">gen_loss_L1])</text:span></text:p>
      <text:p text:style-name="P2"><text:s text:c="4"/><text:span text:style-name="T13">global_step = tf.train.get_or_create_global_step()</text:span></text:p>
      <text:p text:style-name="P2"><text:s text:c="4"/><text:span text:style-name="T13">incr_global_step = tf.assign(global_step</text:span><text:span text:style-name="T2">, </text:span><text:span text:style-name="T13">global_step+</text:span><text:span text:style-name="T10">1</text:span><text:span text:style-name="T13">)</text:span></text:p>
      <text:p text:style-name="P2"><text:s text:c="4"/><text:span text:style-name="T2">return </text:span><text:span text:style-name="T13">Model(</text:span></text:p>
      <text:p text:style-name="P2"><text:s text:c="8"/><text:span text:style-name="T6">predict_real</text:span><text:span text:style-name="T13">=predict_real</text:span><text:span text:style-name="T2">,</text:span></text:p>
      <text:p text:style-name="P2"><text:span text:style-name="T1"><text:s text:c="8"/></text:span><text:span text:style-name="T6">predict_fake</text:span><text:span text:style-name="T13">=predict_fake</text:span><text:span text:style-name="T2">,</text:span></text:p>
      <text:p text:style-name="P2"><text:span text:style-name="T1"><text:s text:c="8"/></text:span><text:span text:style-name="T6">discrim_loss</text:span><text:span text:style-name="T13">=ema.average(discrim_loss)</text:span><text:span text:style-name="T2">,</text:span></text:p>
      <text:p text:style-name="P2"><text:span text:style-name="T1"><text:s text:c="8"/></text:span><text:span text:style-name="T6">discrim_grads_and_vars</text:span><text:span text:style-name="T13">=discrim_grads_and_vars</text:span><text:span text:style-name="T2">,</text:span></text:p>
      <text:p text:style-name="P2"><text:span text:style-name="T1"><text:s text:c="8"/></text:span><text:span text:style-name="T6">gen_loss_GAN</text:span><text:span text:style-name="T13">=ema.average(gen_loss_GAN)</text:span><text:span text:style-name="T2">,</text:span></text:p>
      <text:p text:style-name="P2"><text:span text:style-name="T1"><text:s text:c="8"/></text:span><text:span text:style-name="T6">gen_loss_L1</text:span><text:span text:style-name="T13">=ema.average(gen_loss_L1)</text:span><text:span text:style-name="T2">,</text:span></text:p>
      <text:p text:style-name="P2"><text:span text:style-name="T1"><text:s text:c="8"/></text:span><text:span text:style-name="T6">gen_grads_and_vars</text:span><text:span text:style-name="T13">=gen_grads_and_vars</text:span><text:span text:style-name="T2">,</text:span></text:p>
      <text:p text:style-name="P2"><text:span text:style-name="T1"><text:s text:c="8"/></text:span><text:span text:style-name="T6">outputs</text:span><text:span text:style-name="T13">=outputs</text:span><text:span text:style-name="T2">,</text:span></text:p>
      <text:p text:style-name="P2"><text:span text:style-name="T1"><text:s text:c="8"/></text:span><text:span text:style-name="T6">train</text:span><text:span text:style-name="T13">=tf.group(update_losses</text:span><text:span text:style-name="T2">, </text:span><text:span text:style-name="T13">incr_global_step</text:span><text:span text:style-name="T2">, </text:span><text:span text:style-name="T13">gen_train)</text:span><text:span text:style-name="T2">,</text:span></text:p>
      <text:p text:style-name="P2"><text:span text:style-name="T1"><text:s text:c="4"/></text:span><text:span text:style-name="T13">)</text:span></text:p>
      <text:p text:style-name="P3"><text:span text:style-name="T1">def </text:span><text:span text:style-name="T11">save_images</text:span>(fetches<text:span text:style-name="T1">, </text:span>step=<text:span text:style-name="T7">None</text:span>):</text:p>
      <text:p text:style-name="P2"><text:s text:c="4"/><text:span text:style-name="T13">image_dir = os.path.join(a.output_dir</text:span><text:span text:style-name="T2">, </text:span><text:span text:style-name="T4">"images"</text:span><text:span text:style-name="T13">)</text:span></text:p>
      <text:p text:style-name="P2"><text:s text:c="4"/><text:span text:style-name="T2">if not </text:span><text:span text:style-name="T13">os.path.exists(image_dir):</text:span></text:p>
      <text:p text:style-name="P2"><text:s text:c="8"/><text:span text:style-name="T13">os.makedirs(image_dir)</text:span></text:p>
      <text:p text:style-name="P2"><text:s text:c="4"/><text:span text:style-name="T13">filesets = []</text:span></text:p>
      <text:p text:style-name="P2"><text:s text:c="4"/><text:span text:style-name="T2">for </text:span><text:span text:style-name="T13">i</text:span><text:span text:style-name="T2">, </text:span><text:span text:style-name="T13">in_path </text:span><text:span text:style-name="T2">in </text:span><text:span text:style-name="T8">enumerate</text:span><text:span text:style-name="T13">(fetches[</text:span><text:span text:style-name="T4">"paths"</text:span><text:span text:style-name="T13">]):</text:span></text:p>
      <text:p text:style-name="P2"><text:s text:c="8"/><text:span text:style-name="T13">name</text:span><text:span text:style-name="T2">, </text:span><text:span text:style-name="T13">_ = os.path.splitext(os.path.basename(in_path.decode(</text:span><text:span text:style-name="T4">"utf8"</text:span><text:span text:style-name="T13">)))</text:span></text:p>
      <text:p text:style-name="P2"><text:s text:c="8"/><text:span text:style-name="T13">fileset = {</text:span><text:span text:style-name="T4">"name"</text:span><text:span text:style-name="T13">: name</text:span><text:span text:style-name="T2">, </text:span><text:span text:style-name="T4">"step"</text:span><text:span text:style-name="T13">: step}</text:span></text:p>
      <text:p text:style-name="P2"><text:s text:c="8"/><text:span text:style-name="T2">for </text:span><text:span text:style-name="T13">kind </text:span><text:span text:style-name="T2">in </text:span><text:span text:style-name="T13">[</text:span><text:span text:style-name="T4">"inputs"</text:span><text:span text:style-name="T2">, </text:span><text:span text:style-name="T4">"outputs"</text:span><text:span text:style-name="T2">, </text:span><text:span text:style-name="T4">"targets"</text:span><text:span text:style-name="T13">]:</text:span></text:p>
      <text:p text:style-name="P2"><text:s text:c="12"/><text:span text:style-name="T13">filename = name + </text:span><text:span text:style-name="T4">"-" </text:span><text:span text:style-name="T13">+ kind + </text:span><text:span text:style-name="T4">".png"</text:span></text:p>
      <text:p text:style-name="P2"><text:soft-page-break/><text:span text:style-name="T3"><text:s text:c="12"/></text:span><text:span text:style-name="T2">if </text:span><text:span text:style-name="T13">step </text:span><text:span text:style-name="T2">is not </text:span><text:span text:style-name="T8">None</text:span><text:span text:style-name="T13">:</text:span></text:p>
      <text:p text:style-name="P2"><text:s text:c="16"/><text:span text:style-name="T13">filename = </text:span><text:span text:style-name="T4">"%08d-%s" </text:span><text:span text:style-name="T13">% (step</text:span><text:span text:style-name="T2">, </text:span><text:span text:style-name="T13">filename)</text:span></text:p>
      <text:p text:style-name="P2"><text:s text:c="12"/><text:span text:style-name="T13">fileset[kind] = filename</text:span></text:p>
      <text:p text:style-name="P2"><text:s text:c="12"/><text:span text:style-name="T13">out_path = os.path.join(image_dir</text:span><text:span text:style-name="T2">, </text:span><text:span text:style-name="T13">filename)</text:span></text:p>
      <text:p text:style-name="P2"><text:s text:c="12"/><text:span text:style-name="T13">contents = fetches[kind][i]</text:span></text:p>
      <text:p text:style-name="P2"><text:s text:c="12"/><text:span text:style-name="T2">with </text:span><text:span text:style-name="T8">open</text:span><text:span text:style-name="T13">(out_path</text:span><text:span text:style-name="T2">, </text:span><text:span text:style-name="T4">"wb"</text:span><text:span text:style-name="T13">) </text:span><text:span text:style-name="T2">as </text:span><text:span text:style-name="T13">f:</text:span></text:p>
      <text:p text:style-name="P2"><text:s text:c="16"/><text:span text:style-name="T13">f.write(contents)</text:span></text:p>
      <text:p text:style-name="P2"><text:s text:c="8"/><text:span text:style-name="T13">filesets.append(fileset)</text:span></text:p>
      <text:p text:style-name="P2"><text:s text:c="4"/><text:span text:style-name="T2">return </text:span><text:span text:style-name="T13">filesets</text:span></text:p>
      <text:p text:style-name="P3"><text:span text:style-name="T1">def </text:span><text:span text:style-name="T11">append_index</text:span>(filesets<text:span text:style-name="T1">, </text:span>step=<text:span text:style-name="T7">False</text:span>):</text:p>
      <text:p text:style-name="P2"><text:s text:c="4"/><text:span text:style-name="T13">index_path = os.path.join(a.output_dir</text:span><text:span text:style-name="T2">, </text:span><text:span text:style-name="T4">"index.html"</text:span><text:span text:style-name="T13">)</text:span></text:p>
      <text:p text:style-name="P2"><text:s text:c="4"/><text:span text:style-name="T2">if </text:span><text:span text:style-name="T13">os.path.exists(index_path):</text:span></text:p>
      <text:p text:style-name="P2"><text:s text:c="8"/><text:span text:style-name="T13">index = </text:span><text:span text:style-name="T8">open</text:span><text:span text:style-name="T13">(index_path</text:span><text:span text:style-name="T2">, </text:span><text:span text:style-name="T4">"a"</text:span><text:span text:style-name="T13">)</text:span></text:p>
      <text:p text:style-name="P2"><text:s text:c="4"/><text:span text:style-name="T2">else</text:span><text:span text:style-name="T13">:</text:span></text:p>
      <text:p text:style-name="P2"><text:s text:c="8"/><text:span text:style-name="T13">index = </text:span><text:span text:style-name="T8">open</text:span><text:span text:style-name="T13">(index_path</text:span><text:span text:style-name="T2">, </text:span><text:span text:style-name="T4">"w"</text:span><text:span text:style-name="T13">)</text:span></text:p>
      <text:p text:style-name="P2"><text:s text:c="8"/><text:span text:style-name="T13">index.write(</text:span><text:span text:style-name="T4">"&lt;html&gt;&lt;body&gt;&lt;table&gt;&lt;tr&gt;"</text:span><text:span text:style-name="T13">)</text:span></text:p>
      <text:p text:style-name="P2"><text:s text:c="8"/><text:span text:style-name="T2">if </text:span><text:span text:style-name="T13">step:</text:span></text:p>
      <text:p text:style-name="P2"><text:s text:c="12"/><text:span text:style-name="T13">index.write(</text:span><text:span text:style-name="T4">"&lt;th&gt;step&lt;/th&gt;"</text:span><text:span text:style-name="T13">)</text:span></text:p>
      <text:p text:style-name="P2"><text:s text:c="8"/><text:span text:style-name="T13">index.write(</text:span><text:span text:style-name="T4">"&lt;th&gt;name&lt;/th&gt;&lt;th&gt;input&lt;/th&gt;&lt;th&gt;output&lt;/th&gt;&lt;th&gt;target&lt;/th&gt;&lt;/tr&gt;"</text:span><text:span text:style-name="T13">)</text:span></text:p>
      <text:p text:style-name="P2"><text:s text:c="4"/><text:span text:style-name="T2">for </text:span><text:span text:style-name="T13">fileset </text:span><text:span text:style-name="T2">in </text:span><text:span text:style-name="T13">filesets:</text:span></text:p>
      <text:p text:style-name="P2"><text:s text:c="8"/><text:span text:style-name="T13">index.write(</text:span><text:span text:style-name="T4">"&lt;tr&gt;"</text:span><text:span text:style-name="T13">)</text:span></text:p>
      <text:p text:style-name="P2"><text:s text:c="8"/><text:span text:style-name="T2">if </text:span><text:span text:style-name="T13">step:</text:span></text:p>
      <text:p text:style-name="P2"><text:s text:c="12"/><text:span text:style-name="T13">index.write(</text:span><text:span text:style-name="T4">"&lt;td&gt;%d&lt;/td&gt;" </text:span><text:span text:style-name="T13">% fileset[</text:span><text:span text:style-name="T4">"step"</text:span><text:span text:style-name="T13">])</text:span></text:p>
      <text:p text:style-name="P2"><text:s text:c="8"/><text:span text:style-name="T13">index.write(</text:span><text:span text:style-name="T4">"&lt;td&gt;%s&lt;/td&gt;" </text:span><text:span text:style-name="T13">% fileset[</text:span><text:span text:style-name="T4">"name"</text:span><text:span text:style-name="T13">])</text:span></text:p>
      <text:p text:style-name="P2"><text:s text:c="8"/><text:span text:style-name="T2">for </text:span><text:span text:style-name="T13">kind </text:span><text:span text:style-name="T2">in </text:span><text:span text:style-name="T13">[</text:span><text:span text:style-name="T4">"inputs"</text:span><text:span text:style-name="T2">, </text:span><text:span text:style-name="T4">"outputs"</text:span><text:span text:style-name="T2">, </text:span><text:span text:style-name="T4">"targets"</text:span><text:span text:style-name="T13">]:</text:span></text:p>
      <text:p text:style-name="P2"><text:s text:c="12"/><text:span text:style-name="T13">index.write(</text:span><text:span text:style-name="T4">"&lt;td&gt;&lt;img src='images/%s'&gt;&lt;/td&gt;" </text:span><text:span text:style-name="T13">% fileset[kind])</text:span></text:p>
      <text:p text:style-name="P2"><text:s text:c="8"/><text:span text:style-name="T13">index.write(</text:span><text:span text:style-name="T4">"&lt;/tr&gt;"</text:span><text:span text:style-name="T13">)</text:span></text:p>
      <text:p text:style-name="P2"><text:s text:c="4"/><text:span text:style-name="T2">return </text:span><text:span text:style-name="T13">index_path</text:span></text:p>
      <text:p text:style-name="P3"><text:span text:style-name="T1">def </text:span><text:span text:style-name="T11">main</text:span>():</text:p>
      <text:p text:style-name="P2"><text:s text:c="4"/><text:span text:style-name="T13">epoch_count = </text:span><text:span text:style-name="T10">0</text:span></text:p>
      <text:p text:style-name="P2"><text:span text:style-name="T9"><text:s text:c="4"/></text:span><text:span text:style-name="T2">if </text:span><text:span text:style-name="T13">a.seed </text:span><text:span text:style-name="T2">is </text:span><text:span text:style-name="T8">None</text:span><text:span text:style-name="T13">:</text:span></text:p>
      <text:p text:style-name="P2"><text:s text:c="8"/><text:span text:style-name="T13">a.seed = random.randint(</text:span><text:span text:style-name="T10">0</text:span><text:span text:style-name="T2">, </text:span><text:span text:style-name="T10">2</text:span><text:span text:style-name="T13">**</text:span><text:span text:style-name="T10">31 </text:span><text:span text:style-name="T13">- </text:span><text:span text:style-name="T10">1</text:span><text:span text:style-name="T13">)</text:span></text:p>
      <text:p text:style-name="P2"><text:s text:c="4"/><text:span text:style-name="T13">tf.set_random_seed(a.seed)</text:span></text:p>
      <text:p text:style-name="P2"><text:s text:c="4"/><text:span text:style-name="T13">np.random.seed(a.seed)</text:span></text:p>
      <text:p text:style-name="P2"><text:s text:c="4"/><text:span text:style-name="T13">random.seed(a.seed)</text:span></text:p>
      <text:p text:style-name="P2"><text:s text:c="4"/><text:span text:style-name="T2">if not </text:span><text:span text:style-name="T13">os.path.exists(a.output_dir):</text:span></text:p>
      <text:p text:style-name="P2"><text:s text:c="8"/><text:span text:style-name="T13">os.makedirs(a.output_dir)</text:span></text:p>
      <text:p text:style-name="P2"><text:s text:c="4"/><text:span text:style-name="T2">if </text:span><text:span text:style-name="T13">a.mode == </text:span><text:span text:style-name="T4">"test" </text:span><text:span text:style-name="T2">or </text:span><text:span text:style-name="T13">a.mode == </text:span><text:span text:style-name="T4">"export"</text:span><text:span text:style-name="T13">:</text:span></text:p>
      <text:p text:style-name="P2"><text:s text:c="8"/><text:span text:style-name="T2">if </text:span><text:span text:style-name="T13">a.checkpoint </text:span><text:span text:style-name="T2">is </text:span><text:span text:style-name="T8">None</text:span><text:span text:style-name="T13">:</text:span></text:p>
      <text:p text:style-name="P2"><text:s text:c="12"/><text:span text:style-name="T2">raise </text:span><text:span text:style-name="T8">Exception</text:span><text:span text:style-name="T13">(</text:span><text:span text:style-name="T4">"checkpoint required for test mode"</text:span><text:span text:style-name="T13">)</text:span></text:p>
      <text:p text:style-name="P2"><text:s text:c="8"/><text:span text:style-name="T15"># load some options from the checkpoint</text:span></text:p>
      <text:p text:style-name="P2"><text:span text:style-name="T14"><text:s text:c="8"/></text:span><text:span text:style-name="T13">options = {</text:span><text:span text:style-name="T4">"which_direction"</text:span><text:span text:style-name="T2">, </text:span><text:span text:style-name="T4">"ngf"</text:span><text:span text:style-name="T2">, </text:span><text:span text:style-name="T4">"ndf"</text:span><text:span text:style-name="T2">, </text:span><text:span text:style-name="T4">"lab_colorization"</text:span><text:span text:style-name="T13">}</text:span></text:p>
      <text:p text:style-name="P2"><text:s text:c="8"/><text:span text:style-name="T2">with </text:span><text:span text:style-name="T8">open</text:span><text:span text:style-name="T13">(os.path.join(a.checkpoint</text:span><text:span text:style-name="T2">, </text:span><text:span text:style-name="T4">"options.json"</text:span><text:span text:style-name="T13">)) </text:span><text:span text:style-name="T2">as </text:span><text:span text:style-name="T13">f:</text:span></text:p>
      <text:p text:style-name="P2"><text:s text:c="12"/><text:span text:style-name="T2">for </text:span><text:span text:style-name="T13">key</text:span><text:span text:style-name="T2">, </text:span><text:span text:style-name="T13">val </text:span><text:span text:style-name="T2">in </text:span><text:span text:style-name="T13">json.loads(f.read()).items():</text:span></text:p>
      <text:p text:style-name="P2"><text:s text:c="16"/><text:span text:style-name="T2">if </text:span><text:span text:style-name="T13">key </text:span><text:span text:style-name="T2">in </text:span><text:span text:style-name="T13">options:</text:span></text:p>
      <text:p text:style-name="P2"><text:s text:c="20"/><text:span text:style-name="T8">print</text:span><text:span text:style-name="T13">(</text:span><text:span text:style-name="T4">"loaded"</text:span><text:span text:style-name="T2">, </text:span><text:span text:style-name="T13">key</text:span><text:span text:style-name="T2">, </text:span><text:span text:style-name="T4">"="</text:span><text:span text:style-name="T2">, </text:span><text:span text:style-name="T13">val)</text:span></text:p>
      <text:p text:style-name="P2"><text:s text:c="20"/><text:span text:style-name="T8">setattr</text:span><text:span text:style-name="T13">(a</text:span><text:span text:style-name="T2">, </text:span><text:span text:style-name="T13">key</text:span><text:span text:style-name="T2">, </text:span><text:span text:style-name="T13">val)</text:span></text:p>
      <text:p text:style-name="P2"><text:s text:c="8"/><text:span text:style-name="T15"># disable these features in test mode</text:span></text:p>
      <text:p text:style-name="P2"><text:span text:style-name="T14"><text:s text:c="8"/></text:span><text:span text:style-name="T13">a.scale_size = CROP_SIZE</text:span></text:p>
      <text:p text:style-name="P2"><text:s text:c="8"/><text:span text:style-name="T13">a.flip = </text:span><text:span text:style-name="T8">False</text:span></text:p>
      <text:p text:style-name="P2"><text:span text:style-name="T7"><text:s text:c="4"/></text:span><text:span text:style-name="T2">for </text:span><text:span text:style-name="T13">k</text:span><text:span text:style-name="T2">, </text:span><text:span text:style-name="T13">v </text:span><text:span text:style-name="T2">in </text:span><text:span text:style-name="T13">a._get_kwargs():</text:span></text:p>
      <text:p text:style-name="P2"><text:s text:c="8"/><text:span text:style-name="T8">print</text:span><text:span text:style-name="T13">(k</text:span><text:span text:style-name="T2">, </text:span><text:span text:style-name="T4">"="</text:span><text:span text:style-name="T2">, </text:span><text:span text:style-name="T13">v)</text:span></text:p>
      <text:p text:style-name="P2"><text:s text:c="4"/><text:span text:style-name="T2">with </text:span><text:span text:style-name="T8">open</text:span><text:span text:style-name="T13">(os.path.join(a.output_dir</text:span><text:span text:style-name="T2">, </text:span><text:span text:style-name="T4">"options.json"</text:span><text:span text:style-name="T13">)</text:span><text:span text:style-name="T2">, </text:span><text:span text:style-name="T4">"w"</text:span><text:span text:style-name="T13">) </text:span><text:span text:style-name="T2">as </text:span><text:span text:style-name="T13">f:</text:span></text:p>
      <text:p text:style-name="P2"><text:s text:c="8"/><text:span text:style-name="T13">f.write(json.dumps(</text:span><text:span text:style-name="T8">vars</text:span><text:span text:style-name="T13">(a)</text:span><text:span text:style-name="T2">, </text:span><text:span text:style-name="T6">sort_keys</text:span><text:span text:style-name="T13">=</text:span><text:span text:style-name="T8">True</text:span><text:span text:style-name="T2">, </text:span><text:span text:style-name="T6">indent</text:span><text:span text:style-name="T13">=</text:span><text:span text:style-name="T10">4</text:span><text:span text:style-name="T13">))</text:span></text:p>
      <text:p text:style-name="P2"><text:s text:c="4"/><text:span text:style-name="T2">if </text:span><text:span text:style-name="T13">a.mode == </text:span><text:span text:style-name="T4">"export"</text:span><text:span text:style-name="T13">:</text:span></text:p>
      <text:p text:style-name="P2"><text:s text:c="8"/><text:span text:style-name="T15"># export the generator to a meta graph that can be imported later for standalone generation</text:span></text:p>
      <text:p text:style-name="P2"><text:span text:style-name="T14"><text:s text:c="8"/></text:span><text:span text:style-name="T2">if </text:span><text:span text:style-name="T13">a.lab_colorization:</text:span></text:p>
      <text:p text:style-name="P2"><text:s text:c="12"/><text:span text:style-name="T2">raise </text:span><text:span text:style-name="T8">Exception</text:span><text:span text:style-name="T13">(</text:span><text:span text:style-name="T4">"export not supported for lab_colorization"</text:span><text:span text:style-name="T13">)</text:span></text:p>
      <text:p text:style-name="P2"><text:s text:c="8"/><text:span text:style-name="T13">input = tf.placeholder(tf.string</text:span><text:span text:style-name="T2">, </text:span><text:span text:style-name="T6">shape</text:span><text:span text:style-name="T13">=[</text:span><text:span text:style-name="T10">1</text:span><text:span text:style-name="T13">])</text:span></text:p>
      <text:p text:style-name="P2"><text:soft-page-break/><text:s text:c="8"/><text:span text:style-name="T13">input_data = tf.decode_base64(input[</text:span><text:span text:style-name="T10">0</text:span><text:span text:style-name="T13">])</text:span></text:p>
      <text:p text:style-name="P2"><text:s text:c="8"/><text:span text:style-name="T13">input_image = tf.image.decode_png(input_data)</text:span></text:p>
      <text:p text:style-name="P2"><text:s text:c="8"/><text:span text:style-name="T15"># remove alpha channel if present</text:span></text:p>
      <text:p text:style-name="P2"><text:span text:style-name="T14"><text:s text:c="8"/></text:span><text:span text:style-name="T13">input_image = tf.cond(tf.equal(tf.shape(input_image)[</text:span><text:span text:style-name="T10">2</text:span><text:span text:style-name="T13">]</text:span><text:span text:style-name="T2">, </text:span><text:span text:style-name="T10">4</text:span><text:span text:style-name="T13">)</text:span><text:span text:style-name="T2">, lambda</text:span><text:span text:style-name="T13">: input_image[:</text:span><text:span text:style-name="T2">,</text:span><text:span text:style-name="T13">:</text:span><text:span text:style-name="T2">,</text:span><text:span text:style-name="T13">:</text:span><text:span text:style-name="T10">3</text:span><text:span text:style-name="T13">]</text:span><text:span text:style-name="T2">, lambda</text:span><text:span text:style-name="T13">: input_image)</text:span></text:p>
      <text:p text:style-name="P2"><text:s text:c="8"/><text:span text:style-name="T15"># convert grayscale to RGB</text:span></text:p>
      <text:p text:style-name="P2"><text:span text:style-name="T14"><text:s text:c="8"/></text:span><text:span text:style-name="T13">input_image = tf.cond(tf.equal(tf.shape(input_image)[</text:span><text:span text:style-name="T10">2</text:span><text:span text:style-name="T13">]</text:span><text:span text:style-name="T2">, </text:span><text:span text:style-name="T10">1</text:span><text:span text:style-name="T13">)</text:span><text:span text:style-name="T2">, lambda</text:span><text:span text:style-name="T13">: tf.image.grayscale_to_rgb(input_image)</text:span><text:span text:style-name="T2">, lambda</text:span><text:span text:style-name="T13">: input_image)</text:span></text:p>
      <text:p text:style-name="P2"><text:s text:c="8"/><text:span text:style-name="T13">input_image = tf.image.convert_image_dtype(input_image</text:span><text:span text:style-name="T2">, </text:span><text:span text:style-name="T6">dtype</text:span><text:span text:style-name="T13">=tf.float32)</text:span></text:p>
      <text:p text:style-name="P2"><text:s text:c="8"/><text:span text:style-name="T13">input_image.set_shape([CROP_SIZE</text:span><text:span text:style-name="T2">, </text:span><text:span text:style-name="T13">CROP_SIZE</text:span><text:span text:style-name="T2">, </text:span><text:span text:style-name="T10">3</text:span><text:span text:style-name="T13">])</text:span></text:p>
      <text:p text:style-name="P2"><text:s text:c="8"/><text:span text:style-name="T13">batch_input = tf.expand_dims(input_image</text:span><text:span text:style-name="T2">, </text:span><text:span text:style-name="T6">axis</text:span><text:span text:style-name="T13">=</text:span><text:span text:style-name="T10">0</text:span><text:span text:style-name="T13">)</text:span></text:p>
      <text:p text:style-name="P2"><text:s text:c="8"/><text:span text:style-name="T2">with </text:span><text:span text:style-name="T13">tf.variable_scope(</text:span><text:span text:style-name="T4">"generator"</text:span><text:span text:style-name="T13">):</text:span></text:p>
      <text:p text:style-name="P2"><text:s text:c="12"/><text:span text:style-name="T13">batch_output = deprocess(create_generator(preprocess(batch_input)</text:span><text:span text:style-name="T2">, </text:span><text:span text:style-name="T10">3</text:span><text:span text:style-name="T13">))</text:span></text:p>
      <text:p text:style-name="P2"><text:s text:c="8"/><text:span text:style-name="T13">output_image = tf.image.convert_image_dtype(batch_output</text:span><text:span text:style-name="T2">, </text:span><text:span text:style-name="T6">dtype</text:span><text:span text:style-name="T13">=tf.uint8)[</text:span><text:span text:style-name="T10">0</text:span><text:span text:style-name="T13">]</text:span></text:p>
      <text:p text:style-name="P2"><text:s text:c="8"/><text:span text:style-name="T2">if </text:span><text:span text:style-name="T13">a.output_filetype == </text:span><text:span text:style-name="T4">"png"</text:span><text:span text:style-name="T13">:</text:span></text:p>
      <text:p text:style-name="P2"><text:s text:c="12"/><text:span text:style-name="T13">output_data = tf.image.encode_png(output_image)</text:span></text:p>
      <text:p text:style-name="P2"><text:s text:c="8"/><text:span text:style-name="T2">elif </text:span><text:span text:style-name="T13">a.output_filetype == </text:span><text:span text:style-name="T4">"jpeg"</text:span><text:span text:style-name="T13">:</text:span></text:p>
      <text:p text:style-name="P2"><text:s text:c="12"/><text:span text:style-name="T13">output_data = tf.image.encode_jpeg(output_image</text:span><text:span text:style-name="T2">, </text:span><text:span text:style-name="T6">quality</text:span><text:span text:style-name="T13">=</text:span><text:span text:style-name="T10">80</text:span><text:span text:style-name="T13">)</text:span></text:p>
      <text:p text:style-name="P2"><text:s text:c="8"/><text:span text:style-name="T2">else</text:span><text:span text:style-name="T13">:</text:span></text:p>
      <text:p text:style-name="P2"><text:s text:c="12"/><text:span text:style-name="T2">raise </text:span><text:span text:style-name="T8">Exception</text:span><text:span text:style-name="T13">(</text:span><text:span text:style-name="T4">"invalid filetype"</text:span><text:span text:style-name="T13">)</text:span></text:p>
      <text:p text:style-name="P2"><text:s text:c="8"/><text:span text:style-name="T13">output = tf.convert_to_tensor([tf.encode_base64(output_data)])</text:span></text:p>
      <text:p text:style-name="P2"><text:s text:c="8"/><text:span text:style-name="T13">key = tf.placeholder(tf.string</text:span><text:span text:style-name="T2">, </text:span><text:span text:style-name="T6">shape</text:span><text:span text:style-name="T13">=[</text:span><text:span text:style-name="T10">1</text:span><text:span text:style-name="T13">])</text:span></text:p>
      <text:p text:style-name="P2"><text:s text:c="8"/><text:span text:style-name="T13">inputs = {</text:span></text:p>
      <text:p text:style-name="P2"><text:s text:c="12"/><text:span text:style-name="T4">"key"</text:span><text:span text:style-name="T13">: key.name</text:span><text:span text:style-name="T2">,</text:span></text:p>
      <text:p text:style-name="P2"><text:span text:style-name="T1"><text:s text:c="12"/></text:span><text:span text:style-name="T4">"input"</text:span><text:span text:style-name="T13">: input.name</text:span></text:p>
      <text:p text:style-name="P2"><text:s text:c="8"/><text:span text:style-name="T13">}</text:span></text:p>
      <text:p text:style-name="P2"><text:s text:c="8"/><text:span text:style-name="T13">tf.add_to_collection(</text:span><text:span text:style-name="T4">"inputs"</text:span><text:span text:style-name="T2">, </text:span><text:span text:style-name="T13">json.dumps(inputs))</text:span></text:p>
      <text:p text:style-name="P2"><text:s text:c="8"/><text:span text:style-name="T13">outputs = {</text:span></text:p>
      <text:p text:style-name="P2"><text:s text:c="12"/><text:span text:style-name="T4">"key"</text:span><text:span text:style-name="T13">: <text:s/>tf.identity(key).name</text:span><text:span text:style-name="T2">,</text:span></text:p>
      <text:p text:style-name="P2"><text:span text:style-name="T1"><text:s text:c="12"/></text:span><text:span text:style-name="T4">"output"</text:span><text:span text:style-name="T13">: output.name</text:span><text:span text:style-name="T2">,</text:span></text:p>
      <text:p text:style-name="P2"><text:span text:style-name="T1"><text:s text:c="8"/></text:span><text:span text:style-name="T13">}</text:span></text:p>
      <text:p text:style-name="P2"><text:s text:c="8"/><text:span text:style-name="T13">tf.add_to_collection(</text:span><text:span text:style-name="T4">"outputs"</text:span><text:span text:style-name="T2">, </text:span><text:span text:style-name="T13">json.dumps(outputs))</text:span></text:p>
      <text:p text:style-name="P2"><text:s text:c="8"/><text:span text:style-name="T13">init_op = tf.global_variables_initializer()</text:span></text:p>
      <text:p text:style-name="P2"><text:s text:c="8"/><text:span text:style-name="T13">restore_saver = tf.train.Saver()</text:span></text:p>
      <text:p text:style-name="P2"><text:s text:c="8"/><text:span text:style-name="T13">export_saver = tf.train.Saver()</text:span></text:p>
      <text:p text:style-name="P2"><text:s text:c="8"/><text:span text:style-name="T2">with </text:span><text:span text:style-name="T13">tf.Session() </text:span><text:span text:style-name="T2">as </text:span><text:span text:style-name="T13">sess:</text:span></text:p>
      <text:p text:style-name="P2"><text:s text:c="12"/><text:span text:style-name="T13">sess.run(init_op)</text:span></text:p>
      <text:p text:style-name="P2"><text:s text:c="12"/><text:span text:style-name="T8">print</text:span><text:span text:style-name="T13">(</text:span><text:span text:style-name="T4">"loading model from checkpoint"</text:span><text:span text:style-name="T13">)</text:span></text:p>
      <text:p text:style-name="P2"><text:s text:c="12"/><text:span text:style-name="T13">checkpoint = tf.train.latest_checkpoint(a.checkpoint)</text:span></text:p>
      <text:p text:style-name="P2"><text:s text:c="12"/><text:span text:style-name="T13">restore_saver.restore(sess</text:span><text:span text:style-name="T2">, </text:span><text:span text:style-name="T13">checkpoint)</text:span></text:p>
      <text:p text:style-name="P2"><text:s text:c="12"/><text:span text:style-name="T8">print</text:span><text:span text:style-name="T13">(</text:span><text:span text:style-name="T4">"exporting model"</text:span><text:span text:style-name="T13">)</text:span></text:p>
      <text:p text:style-name="P2"><text:s text:c="12"/><text:span text:style-name="T13">export_saver.export_meta_graph(</text:span><text:span text:style-name="T6">filename</text:span><text:span text:style-name="T13">=os.path.join(a.output_dir</text:span><text:span text:style-name="T2">, </text:span><text:span text:style-name="T4">"export.meta"</text:span><text:span text:style-name="T13">))</text:span></text:p>
      <text:p text:style-name="P2"><text:s text:c="12"/><text:span text:style-name="T13">export_saver.save(sess</text:span><text:span text:style-name="T2">, </text:span><text:span text:style-name="T13">os.path.join(a.output_dir</text:span><text:span text:style-name="T2">, </text:span><text:span text:style-name="T4">"export"</text:span><text:span text:style-name="T13">)</text:span><text:span text:style-name="T2">, </text:span><text:span text:style-name="T6">write_meta_graph</text:span><text:span text:style-name="T13">=</text:span><text:span text:style-name="T8">False</text:span><text:span text:style-name="T13">)</text:span></text:p>
      <text:p text:style-name="P2"><text:s text:c="8"/><text:span text:style-name="T2">return</text:span></text:p>
      <text:p text:style-name="P2"><text:span text:style-name="T1"><text:s text:c="4"/></text:span><text:span text:style-name="T13">examples = load_examples()</text:span></text:p>
      <text:p text:style-name="P2"><text:s text:c="4"/><text:span text:style-name="T8">print</text:span><text:span text:style-name="T13">(</text:span><text:span text:style-name="T4">"examples count = %d" </text:span><text:span text:style-name="T13">% examples.count)</text:span></text:p>
      <text:p text:style-name="P2"><text:s text:c="4"/><text:span text:style-name="T15"># inputs and targets are [batch_size, height, width, channels]</text:span></text:p>
      <text:p text:style-name="P2"><text:span text:style-name="T14"><text:s text:c="4"/></text:span><text:span text:style-name="T13">model = create_model(examples.inputs</text:span><text:span text:style-name="T2">, </text:span><text:span text:style-name="T13">examples.targets)</text:span></text:p>
      <text:p text:style-name="P2"><text:s text:c="4"/><text:span text:style-name="T15"># undo colorization splitting on images that we use for display/output</text:span></text:p>
      <text:p text:style-name="P2"><text:span text:style-name="T14"><text:s text:c="4"/></text:span><text:span text:style-name="T2">if </text:span><text:span text:style-name="T13">a.lab_colorization:</text:span></text:p>
      <text:p text:style-name="P2"><text:s text:c="8"/><text:span text:style-name="T2">if </text:span><text:span text:style-name="T13">a.which_direction == </text:span><text:span text:style-name="T4">"AtoB"</text:span><text:span text:style-name="T13">:</text:span></text:p>
      <text:p text:style-name="P2"><text:s text:c="12"/><text:span text:style-name="T15"># inputs is brightness, this will be handled fine as a grayscale image</text:span></text:p>
      <text:p text:style-name="P4"><text:s text:c="12"/><text:span text:style-name="T13"># need to augment targets and outputs with brightness</text:span></text:p>
      <text:p text:style-name="P2"><text:span text:style-name="T14"><text:s text:c="12"/></text:span><text:span text:style-name="T13">targets = augment(examples.targets</text:span><text:span text:style-name="T2">, </text:span><text:span text:style-name="T13">examples.inputs)</text:span></text:p>
      <text:p text:style-name="P2"><text:s text:c="12"/><text:span text:style-name="T13">outputs = augment(model.outputs</text:span><text:span text:style-name="T2">, </text:span><text:span text:style-name="T13">examples.inputs)</text:span></text:p>
      <text:p text:style-name="P2"><text:s text:c="12"/><text:span text:style-name="T15"># inputs can be deprocessed normally and handled as if they are single channel</text:span></text:p>
      <text:p text:style-name="P4"><text:s text:c="12"/><text:span text:style-name="T13"># grayscale images</text:span></text:p>
      <text:p text:style-name="P2"><text:span text:style-name="T14"><text:s text:c="12"/></text:span><text:span text:style-name="T13">inputs = deprocess(examples.inputs)</text:span></text:p>
      <text:p text:style-name="P2"><text:soft-page-break/><text:s text:c="8"/><text:span text:style-name="T2">elif </text:span><text:span text:style-name="T13">a.which_direction == </text:span><text:span text:style-name="T4">"BtoA"</text:span><text:span text:style-name="T13">:</text:span></text:p>
      <text:p text:style-name="P2"><text:s text:c="12"/><text:span text:style-name="T15"># inputs will be color channels only, get brightness from targets</text:span></text:p>
      <text:p text:style-name="P2"><text:span text:style-name="T14"><text:s text:c="12"/></text:span><text:span text:style-name="T13">inputs = augment(examples.inputs</text:span><text:span text:style-name="T2">, </text:span><text:span text:style-name="T13">examples.targets)</text:span></text:p>
      <text:p text:style-name="P2"><text:s text:c="12"/><text:span text:style-name="T13">targets = deprocess(examples.targets)</text:span></text:p>
      <text:p text:style-name="P2"><text:s text:c="12"/><text:span text:style-name="T13">outputs = deprocess(model.outputs)</text:span></text:p>
      <text:p text:style-name="P2"><text:s text:c="8"/><text:span text:style-name="T2">else</text:span><text:span text:style-name="T13">:</text:span></text:p>
      <text:p text:style-name="P2"><text:s text:c="12"/><text:span text:style-name="T2">raise </text:span><text:span text:style-name="T8">Exception</text:span><text:span text:style-name="T13">(</text:span><text:span text:style-name="T4">"invalid direction"</text:span><text:span text:style-name="T13">)</text:span></text:p>
      <text:p text:style-name="P2"><text:s text:c="4"/><text:span text:style-name="T2">else</text:span><text:span text:style-name="T13">:</text:span></text:p>
      <text:p text:style-name="P2"><text:s text:c="8"/><text:span text:style-name="T13">inputs = deprocess(examples.inputs)</text:span></text:p>
      <text:p text:style-name="P2"><text:s text:c="8"/><text:span text:style-name="T13">targets = deprocess(examples.targets)</text:span></text:p>
      <text:p text:style-name="P2"><text:s text:c="8"/><text:span text:style-name="T13">outputs = deprocess(model.outputs)</text:span></text:p>
      <text:p text:style-name="P2"><text:s text:c="4"/><text:span text:style-name="T2">def </text:span><text:span text:style-name="T12">convert</text:span><text:span text:style-name="T13">(image):</text:span></text:p>
      <text:p text:style-name="P2"><text:s text:c="8"/><text:span text:style-name="T2">if </text:span><text:span text:style-name="T13">a.aspect_ratio != </text:span><text:span text:style-name="T10">1.0</text:span><text:span text:style-name="T13">:</text:span></text:p>
      <text:p text:style-name="P2"><text:s text:c="12"/><text:span text:style-name="T15"># upscale to correct aspect ratio</text:span></text:p>
      <text:p text:style-name="P2"><text:span text:style-name="T14"><text:s text:c="12"/></text:span><text:span text:style-name="T13">size = [CROP_SIZE</text:span><text:span text:style-name="T2">, </text:span><text:span text:style-name="T8">int</text:span><text:span text:style-name="T13">(</text:span><text:span text:style-name="T8">round</text:span><text:span text:style-name="T13">(CROP_SIZE * a.aspect_ratio))]</text:span></text:p>
      <text:p text:style-name="P2"><text:s text:c="12"/><text:span text:style-name="T13">image = tf.image.resize_images(image</text:span><text:span text:style-name="T2">, </text:span><text:span text:style-name="T6">size</text:span><text:span text:style-name="T13">=size</text:span><text:span text:style-name="T2">, </text:span><text:span text:style-name="T6">method</text:span><text:span text:style-name="T13">=tf.image.ResizeMethod.BICUBIC)</text:span></text:p>
      <text:p text:style-name="P2"><text:s text:c="8"/><text:span text:style-name="T2">return </text:span><text:span text:style-name="T13">tf.image.convert_image_dtype(image</text:span><text:span text:style-name="T2">, </text:span><text:span text:style-name="T6">dtype</text:span><text:span text:style-name="T13">=tf.uint8</text:span><text:span text:style-name="T2">, </text:span><text:span text:style-name="T6">saturate</text:span><text:span text:style-name="T13">=</text:span><text:span text:style-name="T8">True</text:span><text:span text:style-name="T13">)</text:span></text:p>
      <text:p text:style-name="P2"><text:s text:c="4"/><text:span text:style-name="T15"># reverse any processing on images so they can be written to disk or displayed to user</text:span></text:p>
      <text:p text:style-name="P2"><text:span text:style-name="T14"><text:s text:c="4"/></text:span><text:span text:style-name="T2">with </text:span><text:span text:style-name="T13">tf.name_scope(</text:span><text:span text:style-name="T4">"convert_inputs"</text:span><text:span text:style-name="T13">):</text:span></text:p>
      <text:p text:style-name="P2"><text:s text:c="8"/><text:span text:style-name="T13">converted_inputs = convert(inputs)</text:span></text:p>
      <text:p text:style-name="P2"><text:s text:c="4"/><text:span text:style-name="T2">with </text:span><text:span text:style-name="T13">tf.name_scope(</text:span><text:span text:style-name="T4">"convert_targets"</text:span><text:span text:style-name="T13">):</text:span></text:p>
      <text:p text:style-name="P2"><text:s text:c="8"/><text:span text:style-name="T13">converted_targets = convert(targets)</text:span></text:p>
      <text:p text:style-name="P2"><text:s text:c="4"/><text:span text:style-name="T2">with </text:span><text:span text:style-name="T13">tf.name_scope(</text:span><text:span text:style-name="T4">"convert_outputs"</text:span><text:span text:style-name="T13">):</text:span></text:p>
      <text:p text:style-name="P2"><text:s text:c="8"/><text:span text:style-name="T13">converted_outputs = convert(outputs)</text:span></text:p>
      <text:p text:style-name="P2"><text:s text:c="4"/><text:span text:style-name="T2">with </text:span><text:span text:style-name="T13">tf.name_scope(</text:span><text:span text:style-name="T4">"encode_images"</text:span><text:span text:style-name="T13">):</text:span></text:p>
      <text:p text:style-name="P2"><text:s text:c="8"/><text:span text:style-name="T13">display_fetches = {</text:span></text:p>
      <text:p text:style-name="P2"><text:s text:c="12"/><text:span text:style-name="T4">"paths"</text:span><text:span text:style-name="T13">: examples.paths</text:span><text:span text:style-name="T2">,</text:span></text:p>
      <text:p text:style-name="P2"><text:span text:style-name="T1"><text:s text:c="12"/></text:span><text:span text:style-name="T4">"inputs"</text:span><text:span text:style-name="T13">: tf.map_fn(tf.image.encode_png</text:span><text:span text:style-name="T2">, </text:span><text:span text:style-name="T13">converted_inputs</text:span><text:span text:style-name="T2">, </text:span><text:span text:style-name="T6">dtype</text:span><text:span text:style-name="T13">=tf.string</text:span><text:span text:style-name="T2">, </text:span><text:span text:style-name="T6">name</text:span><text:span text:style-name="T13">=</text:span><text:span text:style-name="T4">"input_pngs"</text:span><text:span text:style-name="T13">)</text:span><text:span text:style-name="T2">,</text:span></text:p>
      <text:p text:style-name="P2"><text:span text:style-name="T1"><text:s text:c="12"/></text:span><text:span text:style-name="T4">"targets"</text:span><text:span text:style-name="T13">: tf.map_fn(tf.image.encode_png</text:span><text:span text:style-name="T2">, </text:span><text:span text:style-name="T13">converted_targets</text:span><text:span text:style-name="T2">, </text:span><text:span text:style-name="T6">dtype</text:span><text:span text:style-name="T13">=tf.string</text:span><text:span text:style-name="T2">, </text:span><text:span text:style-name="T6">name</text:span><text:span text:style-name="T13">=</text:span><text:span text:style-name="T4">"target_pngs"</text:span><text:span text:style-name="T13">)</text:span><text:span text:style-name="T2">,</text:span></text:p>
      <text:p text:style-name="P2"><text:span text:style-name="T1"><text:s text:c="12"/></text:span><text:span text:style-name="T4">"outputs"</text:span><text:span text:style-name="T13">: tf.map_fn(tf.image.encode_png</text:span><text:span text:style-name="T2">, </text:span><text:span text:style-name="T13">converted_outputs</text:span><text:span text:style-name="T2">, </text:span><text:span text:style-name="T6">dtype</text:span><text:span text:style-name="T13">=tf.string</text:span><text:span text:style-name="T2">, </text:span><text:span text:style-name="T6">name</text:span><text:span text:style-name="T13">=</text:span><text:span text:style-name="T4">"output_pngs"</text:span><text:span text:style-name="T13">)</text:span><text:span text:style-name="T2">,</text:span></text:p>
      <text:p text:style-name="P2"><text:span text:style-name="T1"><text:s text:c="8"/></text:span><text:span text:style-name="T13">}</text:span></text:p>
      <text:p text:style-name="P2"><text:s text:c="4"/><text:span text:style-name="T15"># summaries</text:span></text:p>
      <text:p text:style-name="P2"><text:span text:style-name="T14"><text:s text:c="4"/></text:span><text:span text:style-name="T2">with </text:span><text:span text:style-name="T13">tf.name_scope(</text:span><text:span text:style-name="T4">"inputs_summary"</text:span><text:span text:style-name="T13">):</text:span></text:p>
      <text:p text:style-name="P2"><text:s text:c="8"/><text:span text:style-name="T13">tf.summary.image(</text:span><text:span text:style-name="T4">"inputs"</text:span><text:span text:style-name="T2">, </text:span><text:span text:style-name="T13">converted_inputs)</text:span></text:p>
      <text:p text:style-name="P2"><text:s text:c="4"/><text:span text:style-name="T2">with </text:span><text:span text:style-name="T13">tf.name_scope(</text:span><text:span text:style-name="T4">"targets_summary"</text:span><text:span text:style-name="T13">):</text:span></text:p>
      <text:p text:style-name="P2"><text:s text:c="8"/><text:span text:style-name="T13">tf.summary.image(</text:span><text:span text:style-name="T4">"targets"</text:span><text:span text:style-name="T2">, </text:span><text:span text:style-name="T13">converted_targets)</text:span></text:p>
      <text:p text:style-name="P2"><text:s text:c="4"/><text:span text:style-name="T2">with </text:span><text:span text:style-name="T13">tf.name_scope(</text:span><text:span text:style-name="T4">"outputs_summary"</text:span><text:span text:style-name="T13">):</text:span></text:p>
      <text:p text:style-name="P2"><text:s text:c="8"/><text:span text:style-name="T13">tf.summary.image(</text:span><text:span text:style-name="T4">"outputs"</text:span><text:span text:style-name="T2">, </text:span><text:span text:style-name="T13">converted_outputs)</text:span></text:p>
      <text:p text:style-name="P2"><text:s text:c="4"/><text:span text:style-name="T2">with </text:span><text:span text:style-name="T13">tf.name_scope(</text:span><text:span text:style-name="T4">"predict_real_summary"</text:span><text:span text:style-name="T13">):</text:span></text:p>
      <text:p text:style-name="P2"><text:s text:c="8"/><text:span text:style-name="T13">tf.summary.image(</text:span><text:span text:style-name="T4">"predict_real"</text:span><text:span text:style-name="T2">, </text:span><text:span text:style-name="T13">tf.image.convert_image_dtype(model.predict_real</text:span><text:span text:style-name="T2">, </text:span><text:span text:style-name="T6">dtype</text:span><text:span text:style-name="T13">=tf.uint8))</text:span></text:p>
      <text:p text:style-name="P2"><text:s text:c="4"/><text:span text:style-name="T2">with </text:span><text:span text:style-name="T13">tf.name_scope(</text:span><text:span text:style-name="T4">"predict_fake_summary"</text:span><text:span text:style-name="T13">):</text:span></text:p>
      <text:p text:style-name="P2"><text:s text:c="8"/><text:span text:style-name="T13">tf.summary.image(</text:span><text:span text:style-name="T4">"predict_fake"</text:span><text:span text:style-name="T2">, </text:span><text:span text:style-name="T13">tf.image.convert_image_dtype(model.predict_fake</text:span><text:span text:style-name="T2">, </text:span><text:span text:style-name="T6">dtype</text:span><text:span text:style-name="T13">=tf.uint8))</text:span></text:p>
      <text:p text:style-name="P2"><text:s text:c="4"/><text:span text:style-name="T13">tf.summary.scalar(</text:span><text:span text:style-name="T4">"discriminator_loss"</text:span><text:span text:style-name="T2">, </text:span><text:span text:style-name="T13">model.discrim_loss)</text:span></text:p>
      <text:p text:style-name="P2"><text:s text:c="4"/><text:span text:style-name="T13">tf.summary.scalar(</text:span><text:span text:style-name="T4">"generator_loss_GAN"</text:span><text:span text:style-name="T2">, </text:span><text:span text:style-name="T13">model.gen_loss_GAN)</text:span></text:p>
      <text:p text:style-name="P2"><text:s text:c="4"/><text:span text:style-name="T13">tf.summary.scalar(</text:span><text:span text:style-name="T4">"generator_loss_L1"</text:span><text:span text:style-name="T2">, </text:span><text:span text:style-name="T13">model.gen_loss_L1)</text:span></text:p>
      <text:p text:style-name="P2"><text:s text:c="4"/><text:span text:style-name="T2">for </text:span><text:span text:style-name="T13">var </text:span><text:span text:style-name="T2">in </text:span><text:span text:style-name="T13">tf.trainable_variables():</text:span></text:p>
      <text:p text:style-name="P2"><text:s text:c="8"/><text:span text:style-name="T13">tf.summary.histogram(var.op.name + </text:span><text:span text:style-name="T4">"/values"</text:span><text:span text:style-name="T2">, </text:span><text:span text:style-name="T13">var)</text:span></text:p>
      <text:p text:style-name="P2"><text:s text:c="4"/><text:span text:style-name="T2">for </text:span><text:span text:style-name="T13">grad</text:span><text:span text:style-name="T2">, </text:span><text:span text:style-name="T13">var </text:span><text:span text:style-name="T2">in </text:span><text:span text:style-name="T13">model.discrim_grads_and_vars + model.gen_grads_and_vars:</text:span></text:p>
      <text:p text:style-name="P2"><text:s text:c="8"/><text:span text:style-name="T13">tf.summary.histogram(var.op.name + </text:span><text:span text:style-name="T4">"/gradients"</text:span><text:span text:style-name="T2">, </text:span><text:span text:style-name="T13">grad)</text:span></text:p>
      <text:p text:style-name="P2"><text:s text:c="4"/><text:span text:style-name="T2">with </text:span><text:span text:style-name="T13">tf.name_scope(</text:span><text:span text:style-name="T4">"parameter_count"</text:span><text:span text:style-name="T13">):</text:span></text:p>
      <text:p text:style-name="P2"><text:s text:c="8"/><text:span text:style-name="T13">parameter_count = tf.reduce_sum([tf.reduce_prod(tf.shape(v)) </text:span><text:span text:style-name="T2">for </text:span><text:span text:style-name="T13">v </text:span><text:span text:style-name="T2">in </text:span><text:span text:style-name="T13">tf.trainable_variables()])</text:span></text:p>
      <text:p text:style-name="P2"><text:s text:c="4"/><text:span text:style-name="T13">saver = tf.train.Saver(</text:span><text:span text:style-name="T6">max_to_keep</text:span><text:span text:style-name="T13">=</text:span><text:span text:style-name="T10">1</text:span><text:span text:style-name="T13">)</text:span></text:p>
      <text:p text:style-name="P2"><text:s text:c="4"/><text:span text:style-name="T13">logdir = a.output_dir </text:span><text:span text:style-name="T2">if </text:span><text:span text:style-name="T13">(a.trace_freq &gt; </text:span><text:span text:style-name="T10">0 </text:span><text:span text:style-name="T2">or </text:span><text:span text:style-name="T13">a.summary_freq &gt; </text:span><text:span text:style-name="T10">0</text:span><text:span text:style-name="T13">) </text:span><text:span text:style-name="T2">else </text:span><text:span text:style-name="T8">None</text:span></text:p>
      <text:p text:style-name="P2"><text:soft-page-break/><text:span text:style-name="T7"><text:s text:c="4"/></text:span><text:span text:style-name="T13">sv = tf.train.Supervisor(</text:span><text:span text:style-name="T6">logdir</text:span><text:span text:style-name="T13">=logdir</text:span><text:span text:style-name="T2">, </text:span><text:span text:style-name="T6">save_summaries_secs</text:span><text:span text:style-name="T13">=</text:span><text:span text:style-name="T10">0</text:span><text:span text:style-name="T2">, </text:span><text:span text:style-name="T6">saver</text:span><text:span text:style-name="T13">=</text:span><text:span text:style-name="T8">None</text:span><text:span text:style-name="T13">)</text:span></text:p>
      <text:p text:style-name="P2"><text:s text:c="4"/><text:span text:style-name="T2">with </text:span><text:span text:style-name="T13">sv.managed_session() </text:span><text:span text:style-name="T2">as </text:span><text:span text:style-name="T13">sess:</text:span></text:p>
      <text:p text:style-name="P2"><text:s text:c="8"/><text:span text:style-name="T8">print</text:span><text:span text:style-name="T13">(</text:span><text:span text:style-name="T4">"parameter_count ="</text:span><text:span text:style-name="T2">, </text:span><text:span text:style-name="T13">sess.run(parameter_count))</text:span></text:p>
      <text:p text:style-name="P2"><text:s text:c="8"/><text:span text:style-name="T2">if </text:span><text:span text:style-name="T13">a.checkpoint </text:span><text:span text:style-name="T2">is not </text:span><text:span text:style-name="T8">None</text:span><text:span text:style-name="T13">:</text:span></text:p>
      <text:p text:style-name="P2"><text:s text:c="12"/><text:span text:style-name="T8">print</text:span><text:span text:style-name="T13">(</text:span><text:span text:style-name="T4">"loading model from checkpoint"</text:span><text:span text:style-name="T13">)</text:span></text:p>
      <text:p text:style-name="P2"><text:s text:c="12"/><text:span text:style-name="T13">checkpoint = tf.train.latest_checkpoint(a.checkpoint)</text:span></text:p>
      <text:p text:style-name="P2"><text:s text:c="12"/><text:span text:style-name="T13">saver.restore(sess</text:span><text:span text:style-name="T2">, </text:span><text:span text:style-name="T13">checkpoint)</text:span></text:p>
      <text:p text:style-name="P2"><text:s text:c="8"/><text:span text:style-name="T13">max_steps = </text:span><text:span text:style-name="T10">2</text:span><text:span text:style-name="T13">**</text:span><text:span text:style-name="T10">32</text:span></text:p>
      <text:p text:style-name="P2"><text:span text:style-name="T9"><text:s text:c="8"/></text:span><text:span text:style-name="T2">if </text:span><text:span text:style-name="T13">a.max_epochs </text:span><text:span text:style-name="T2">is not </text:span><text:span text:style-name="T8">None</text:span><text:span text:style-name="T13">:</text:span></text:p>
      <text:p text:style-name="P2"><text:s text:c="12"/><text:span text:style-name="T13">max_steps = examples.steps_per_epoch * a.max_epochs</text:span></text:p>
      <text:p text:style-name="P2"><text:s text:c="8"/><text:span text:style-name="T2">if </text:span><text:span text:style-name="T13">a.max_steps </text:span><text:span text:style-name="T2">is not </text:span><text:span text:style-name="T8">None</text:span><text:span text:style-name="T13">:</text:span></text:p>
      <text:p text:style-name="P2"><text:s text:c="12"/><text:span text:style-name="T13">max_steps = a.max_steps</text:span></text:p>
      <text:p text:style-name="P2"><text:s text:c="8"/><text:span text:style-name="T2">if </text:span><text:span text:style-name="T13">a.mode == </text:span><text:span text:style-name="T4">"test"</text:span><text:span text:style-name="T13">:</text:span></text:p>
      <text:p text:style-name="P2"><text:s text:c="12"/><text:span text:style-name="T15"># testing</text:span></text:p>
      <text:p text:style-name="P4"><text:s text:c="12"/><text:span text:style-name="T13"># at most, process the test data once</text:span></text:p>
      <text:p text:style-name="P2"><text:span text:style-name="T14"><text:s text:c="12"/></text:span><text:span text:style-name="T13">start = time.time()</text:span></text:p>
      <text:p text:style-name="P2"><text:s text:c="12"/><text:span text:style-name="T13">max_steps = </text:span><text:span text:style-name="T8">min</text:span><text:span text:style-name="T13">(examples.steps_per_epoch</text:span><text:span text:style-name="T2">, </text:span><text:span text:style-name="T13">max_steps)</text:span></text:p>
      <text:p text:style-name="P2"><text:s text:c="12"/><text:span text:style-name="T2">for </text:span><text:span text:style-name="T13">step </text:span><text:span text:style-name="T2">in </text:span><text:span text:style-name="T8">range</text:span><text:span text:style-name="T13">(max_steps):</text:span></text:p>
      <text:p text:style-name="P2"><text:s text:c="16"/><text:span text:style-name="T13">results = sess.run(display_fetches)</text:span></text:p>
      <text:p text:style-name="P2"><text:s text:c="16"/><text:span text:style-name="T13">filesets = save_images(results)</text:span></text:p>
      <text:p text:style-name="P2"><text:s text:c="16"/><text:span text:style-name="T2">for </text:span><text:span text:style-name="T13">i</text:span><text:span text:style-name="T2">, </text:span><text:span text:style-name="T13">f </text:span><text:span text:style-name="T2">in </text:span><text:span text:style-name="T8">enumerate</text:span><text:span text:style-name="T13">(filesets):</text:span></text:p>
      <text:p text:style-name="P2"><text:s text:c="20"/><text:span text:style-name="T8">print</text:span><text:span text:style-name="T13">(</text:span><text:span text:style-name="T4">"evaluated image"</text:span><text:span text:style-name="T2">, </text:span><text:span text:style-name="T13">f[</text:span><text:span text:style-name="T4">"name"</text:span><text:span text:style-name="T13">])</text:span></text:p>
      <text:p text:style-name="P2"><text:s text:c="16"/><text:span text:style-name="T13">index_path = append_index(filesets)</text:span></text:p>
      <text:p text:style-name="P2"><text:s text:c="12"/><text:span text:style-name="T8">print</text:span><text:span text:style-name="T13">(</text:span><text:span text:style-name="T4">"wrote index at"</text:span><text:span text:style-name="T2">, </text:span><text:span text:style-name="T13">index_path)</text:span></text:p>
      <text:p text:style-name="P2"><text:s text:c="12"/><text:span text:style-name="T8">print</text:span><text:span text:style-name="T13">(</text:span><text:span text:style-name="T4">"rate"</text:span><text:span text:style-name="T2">, </text:span><text:span text:style-name="T13">(time.time() - start) / max_steps)</text:span></text:p>
      <text:p text:style-name="P2"><text:s text:c="8"/><text:span text:style-name="T2">else</text:span><text:span text:style-name="T13">:</text:span></text:p>
      <text:p text:style-name="P2"><text:s text:c="12"/><text:span text:style-name="T15"># training</text:span></text:p>
      <text:p text:style-name="P2"><text:span text:style-name="T14"><text:s text:c="12"/></text:span><text:span text:style-name="T13">start = time.time()</text:span></text:p>
      <text:p text:style-name="P2"><text:s text:c="12"/><text:span text:style-name="T2">for </text:span><text:span text:style-name="T13">step </text:span><text:span text:style-name="T2">in </text:span><text:span text:style-name="T8">range</text:span><text:span text:style-name="T13">(max_steps):</text:span></text:p>
      <text:p text:style-name="P2"><text:s text:c="16"/><text:span text:style-name="T2">def </text:span><text:span text:style-name="T12">should</text:span><text:span text:style-name="T13">(freq):</text:span></text:p>
      <text:p text:style-name="P2"><text:s text:c="20"/><text:span text:style-name="T2">return </text:span><text:span text:style-name="T13">freq &gt; </text:span><text:span text:style-name="T10">0 </text:span><text:span text:style-name="T2">and </text:span><text:span text:style-name="T13">((step + </text:span><text:span text:style-name="T10">1</text:span><text:span text:style-name="T13">) % freq == </text:span><text:span text:style-name="T10">0 </text:span><text:span text:style-name="T2">or </text:span><text:span text:style-name="T13">step == max_steps - </text:span><text:span text:style-name="T10">1</text:span><text:span text:style-name="T13">)</text:span></text:p>
      <text:p text:style-name="P2"><text:s text:c="16"/><text:span text:style-name="T13">options = </text:span><text:span text:style-name="T8">None</text:span></text:p>
      <text:p text:style-name="P2"><text:span text:style-name="T7"><text:s text:c="16"/></text:span><text:span text:style-name="T13">run_metadata = </text:span><text:span text:style-name="T8">None</text:span></text:p>
      <text:p text:style-name="P2"><text:span text:style-name="T7"><text:s text:c="16"/></text:span><text:span text:style-name="T2">if </text:span><text:span text:style-name="T13">should(a.trace_freq):</text:span></text:p>
      <text:p text:style-name="P2"><text:s text:c="20"/><text:span text:style-name="T13">options = tf.RunOptions(</text:span><text:span text:style-name="T6">trace_level</text:span><text:span text:style-name="T13">=tf.RunOptions.FULL_TRACE)</text:span></text:p>
      <text:p text:style-name="P2"><text:s text:c="20"/><text:span text:style-name="T13">run_metadata = tf.RunMetadata()</text:span></text:p>
      <text:p text:style-name="P2"><text:s text:c="16"/><text:span text:style-name="T13">fetches = {</text:span></text:p>
      <text:p text:style-name="P2"><text:s text:c="20"/><text:span text:style-name="T4">"train"</text:span><text:span text:style-name="T13">: model.train</text:span><text:span text:style-name="T2">,</text:span></text:p>
      <text:p text:style-name="P2"><text:span text:style-name="T1"><text:s text:c="20"/></text:span><text:span text:style-name="T4">"global_step"</text:span><text:span text:style-name="T13">: sv.global_step</text:span><text:span text:style-name="T2">,</text:span></text:p>
      <text:p text:style-name="P2"><text:span text:style-name="T1"><text:s text:c="16"/></text:span><text:span text:style-name="T13">}</text:span></text:p>
      <text:p text:style-name="P2"><text:s text:c="16"/><text:span text:style-name="T2">if </text:span><text:span text:style-name="T13">should(a.progress_freq):</text:span></text:p>
      <text:p text:style-name="P2"><text:s text:c="20"/><text:span text:style-name="T13">fetches[</text:span><text:span text:style-name="T4">"discrim_loss"</text:span><text:span text:style-name="T13">] = model.discrim_loss</text:span></text:p>
      <text:p text:style-name="P2"><text:s text:c="20"/><text:span text:style-name="T13">fetches[</text:span><text:span text:style-name="T4">"gen_loss_GAN"</text:span><text:span text:style-name="T13">] = model.gen_loss_GAN</text:span></text:p>
      <text:p text:style-name="P2"><text:s text:c="20"/><text:span text:style-name="T13">fetches[</text:span><text:span text:style-name="T4">"gen_loss_L1"</text:span><text:span text:style-name="T13">] = model.gen_loss_L1</text:span></text:p>
      <text:p text:style-name="P2"><text:s text:c="16"/><text:span text:style-name="T2">if </text:span><text:span text:style-name="T13">should(a.summary_freq):</text:span></text:p>
      <text:p text:style-name="P2"><text:s text:c="20"/><text:span text:style-name="T13">fetches[</text:span><text:span text:style-name="T4">"summary"</text:span><text:span text:style-name="T13">] = sv.summary_op</text:span></text:p>
      <text:p text:style-name="P2"><text:s text:c="16"/><text:span text:style-name="T2">if </text:span><text:span text:style-name="T13">should(a.display_freq):</text:span></text:p>
      <text:p text:style-name="P2"><text:s text:c="20"/><text:span text:style-name="T13">fetches[</text:span><text:span text:style-name="T4">"display"</text:span><text:span text:style-name="T13">] = display_fetches</text:span></text:p>
      <text:p text:style-name="P2"><text:s text:c="16"/><text:span text:style-name="T13">results = sess.run(fetches</text:span><text:span text:style-name="T2">, </text:span><text:span text:style-name="T6">options</text:span><text:span text:style-name="T13">=options</text:span><text:span text:style-name="T2">, </text:span><text:span text:style-name="T6">run_metadata</text:span><text:span text:style-name="T13">=run_metadata)</text:span></text:p>
      <text:p text:style-name="P2"><text:s text:c="16"/><text:span text:style-name="T2">if </text:span><text:span text:style-name="T13">should(a.summary_freq):</text:span></text:p>
      <text:p text:style-name="P2"><text:s text:c="20"/><text:span text:style-name="T8">print</text:span><text:span text:style-name="T13">(</text:span><text:span text:style-name="T4">"recording summary"</text:span><text:span text:style-name="T13">)</text:span></text:p>
      <text:p text:style-name="P2"><text:s text:c="20"/><text:span text:style-name="T13">sv.summary_writer.add_summary(results[</text:span><text:span text:style-name="T4">"summary"</text:span><text:span text:style-name="T13">]</text:span><text:span text:style-name="T2">, </text:span><text:span text:style-name="T13">results[</text:span><text:span text:style-name="T4">"global_step"</text:span><text:span text:style-name="T13">])</text:span></text:p>
      <text:p text:style-name="P2"><text:s text:c="16"/><text:span text:style-name="T2">if </text:span><text:span text:style-name="T13">should(a.display_freq):</text:span></text:p>
      <text:p text:style-name="P2"><text:s text:c="20"/><text:span text:style-name="T8">print</text:span><text:span text:style-name="T13">(</text:span><text:span text:style-name="T4">"saving display images"</text:span><text:span text:style-name="T13">)</text:span></text:p>
      <text:p text:style-name="P2"><text:s text:c="20"/><text:span text:style-name="T13">filesets = save_images(results[</text:span><text:span text:style-name="T4">"display"</text:span><text:span text:style-name="T13">]</text:span><text:span text:style-name="T2">, </text:span><text:span text:style-name="T6">step</text:span><text:span text:style-name="T13">=results[</text:span><text:span text:style-name="T4">"global_step"</text:span><text:span text:style-name="T13">])</text:span></text:p>
      <text:p text:style-name="P2"><text:s text:c="20"/><text:span text:style-name="T13">append_index(filesets</text:span><text:span text:style-name="T2">, </text:span><text:span text:style-name="T6">step</text:span><text:span text:style-name="T13">=</text:span><text:span text:style-name="T8">True</text:span><text:span text:style-name="T13">)</text:span></text:p>
      <text:p text:style-name="P2"><text:s text:c="16"/><text:span text:style-name="T2">if </text:span><text:span text:style-name="T13">should(a.trace_freq):</text:span></text:p>
      <text:p text:style-name="P2"><text:soft-page-break/><text:s text:c="20"/><text:span text:style-name="T8">print</text:span><text:span text:style-name="T13">(</text:span><text:span text:style-name="T4">"recording trace"</text:span><text:span text:style-name="T13">)</text:span></text:p>
      <text:p text:style-name="P2"><text:s text:c="20"/><text:span text:style-name="T13">sv.summary_writer.add_run_metadata(run_metadata</text:span><text:span text:style-name="T2">, </text:span><text:span text:style-name="T4">"step_%d" </text:span><text:span text:style-name="T13">% results[</text:span><text:span text:style-name="T4">"global_step"</text:span><text:span text:style-name="T13">])</text:span></text:p>
      <text:p text:style-name="P2"><text:s text:c="16"/><text:span text:style-name="T2">if </text:span><text:span text:style-name="T13">should(a.progress_freq):</text:span></text:p>
      <text:p text:style-name="P2"><text:s text:c="20"/><text:span text:style-name="T15"># global_step will have the correct step count if we resume from a checkpoint</text:span></text:p>
      <text:p text:style-name="P2"><text:span text:style-name="T14"><text:s text:c="20"/></text:span><text:span text:style-name="T13">train_epoch = math.ceil(results[</text:span><text:span text:style-name="T4">"global_step"</text:span><text:span text:style-name="T13">] / examples.steps_per_epoch)</text:span></text:p>
      <text:p text:style-name="P2"><text:s text:c="20"/><text:span text:style-name="T13">train_step = (results[</text:span><text:span text:style-name="T4">"global_step"</text:span><text:span text:style-name="T13">] - </text:span><text:span text:style-name="T10">1</text:span><text:span text:style-name="T13">) % examples.steps_per_epoch + </text:span><text:span text:style-name="T10">1</text:span></text:p>
      <text:p text:style-name="P2"><text:span text:style-name="T9"><text:s text:c="20"/></text:span><text:span text:style-name="T13">rate = (step + </text:span><text:span text:style-name="T10">1</text:span><text:span text:style-name="T13">) * a.batch_size / (time.time() - start)</text:span></text:p>
      <text:p text:style-name="P2"><text:s text:c="20"/><text:span text:style-name="T13">remaining = (max_steps - step) * a.batch_size / rate</text:span></text:p>
      <text:p text:style-name="P2"><text:s text:c="20"/><text:span text:style-name="T8">print</text:span><text:span text:style-name="T13">(</text:span><text:span text:style-name="T4">"progress <text:s/>epoch %d <text:s/>step %d <text:s/>image/sec %0.1f <text:s/>remaining %dm" </text:span><text:span text:style-name="T13">% (train_epoch</text:span><text:span text:style-name="T2">, </text:span><text:span text:style-name="T13">train_step</text:span><text:span text:style-name="T2">, </text:span><text:span text:style-name="T13">rate</text:span><text:span text:style-name="T2">, </text:span><text:span text:style-name="T13">remaining / </text:span><text:span text:style-name="T10">60</text:span><text:span text:style-name="T13">))</text:span></text:p>
      <text:p text:style-name="P2"><text:s text:c="20"/><text:span text:style-name="T8">print</text:span><text:span text:style-name="T13">(</text:span><text:span text:style-name="T4">"discrim_loss"</text:span><text:span text:style-name="T2">, </text:span><text:span text:style-name="T13">results[</text:span><text:span text:style-name="T4">"discrim_loss"</text:span><text:span text:style-name="T13">])</text:span></text:p>
      <text:p text:style-name="P2"><text:s text:c="20"/><text:span text:style-name="T8">print</text:span><text:span text:style-name="T13">(</text:span><text:span text:style-name="T4">"gen_loss_GAN"</text:span><text:span text:style-name="T2">, </text:span><text:span text:style-name="T13">results[</text:span><text:span text:style-name="T4">"gen_loss_GAN"</text:span><text:span text:style-name="T13">])</text:span></text:p>
      <text:p text:style-name="P2"><text:s text:c="20"/><text:span text:style-name="T8">print</text:span><text:span text:style-name="T13">(</text:span><text:span text:style-name="T4">"gen_loss_L1"</text:span><text:span text:style-name="T2">, </text:span><text:span text:style-name="T13">results[</text:span><text:span text:style-name="T4">"gen_loss_L1"</text:span><text:span text:style-name="T13">])</text:span></text:p>
      <text:p text:style-name="P2"><text:s text:c="16"/><text:span text:style-name="T2">if </text:span><text:span text:style-name="T13">should(a.save_freq_epoch):</text:span></text:p>
      <text:p text:style-name="P2"><text:s text:c="20"/><text:span text:style-name="T13">epoch_count = epoch_count + </text:span><text:span text:style-name="T10">1</text:span></text:p>
      <text:p text:style-name="P2"><text:span text:style-name="T9"><text:s text:c="20"/></text:span><text:span text:style-name="T8">print</text:span><text:span text:style-name="T13">(</text:span><text:span text:style-name="T4">"saving model at every epoch"</text:span><text:span text:style-name="T13">)</text:span></text:p>
      <text:p text:style-name="P2"><text:s text:c="20"/><text:span text:style-name="T13">saver.save(sess</text:span><text:span text:style-name="T2">, </text:span><text:span text:style-name="T13">os.path.join(a.output_dir</text:span><text:span text:style-name="T2">, </text:span><text:span text:style-name="T4">"model"</text:span><text:span text:style-name="T13">)</text:span><text:span text:style-name="T2">, </text:span><text:span text:style-name="T6">global_step</text:span><text:span text:style-name="T13">=sv.global_step)</text:span></text:p>
      <text:p text:style-name="P2"><text:s text:c="20"/><text:span text:style-name="T2">if not </text:span><text:span text:style-name="T13">os.path.exists(</text:span><text:span text:style-name="T4">"/home/shayan/CIFAR/Pix2PixData/DeepFool/Training/Training_Out/Model_Epochs/" </text:span><text:span text:style-name="T13">+ </text:span><text:span text:style-name="T4">"Epoch_" </text:span><text:span text:style-name="T13">+ </text:span><text:span text:style-name="T8">str</text:span><text:span text:style-name="T13">(epoch_count)):</text:span></text:p>
      <text:p text:style-name="P2"><text:s text:c="24"/><text:span text:style-name="T13">os.mkdir(</text:span><text:span text:style-name="T4">"/home/shayan/CIFAR/Pix2PixData/DeepFool/Training/Training_Out/Model_Epochs/" </text:span><text:span text:style-name="T13">+ </text:span><text:span text:style-name="T4">"Epoch_" </text:span><text:span text:style-name="T13">+ </text:span><text:span text:style-name="T8">str</text:span><text:span text:style-name="T13">(epoch_count))</text:span></text:p>
      <text:p text:style-name="P2"><text:s text:c="20"/><text:span text:style-name="T2">from </text:span><text:span text:style-name="T13">distutils.dir_util </text:span><text:span text:style-name="T2">import </text:span><text:span text:style-name="T13">copy_tree</text:span></text:p>
      <text:p text:style-name="P2"><text:s text:c="20"/><text:span text:style-name="T13">copy_tree(a.output_dir</text:span><text:span text:style-name="T2">, </text:span><text:span text:style-name="T4">"/home/shayan/CIFAR/Pix2PixData/DeepFool/Training/Training_Out/Model_Epochs/" </text:span><text:span text:style-name="T13">+ </text:span><text:span text:style-name="T4">"Epoch_" </text:span><text:span text:style-name="T13">+ </text:span><text:span text:style-name="T8">str</text:span><text:span text:style-name="T13">(epoch_count))</text:span></text:p>
      <text:p text:style-name="P2"><text:s text:c="12"/><text:span text:style-name="T15"># <text:s text:c="3"/>if should(a.save_freq):</text:span></text:p>
      <text:p text:style-name="P4"><text:s text:c="12"/><text:span text:style-name="T13"># <text:s text:c="7"/>print("saving model")</text:span></text:p>
      <text:p text:style-name="P4"><text:s text:c="12"/><text:span text:style-name="T13"># <text:s text:c="7"/>saver.save(sess, os.path.join(a.output_dir, "model"), global_step=sv.global_step)</text:span></text:p>
      <text:p text:style-name="P2"><text:span text:style-name="T14"><text:s text:c="16"/></text:span><text:span text:style-name="T2">if </text:span><text:span text:style-name="T13">sv.should_stop():</text:span></text:p>
      <text:p text:style-name="P2"><text:s text:c="20"/><text:span text:style-name="T2">break</text:span></text:p>
      <text:p text:style-name="P1">main(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02:18:34.295519565</meta:creation-date>
    <dc:date>2019-06-29T02:19:23.803303438</dc:date>
    <meta:editing-duration>PT49S</meta:editing-duration>
    <meta:editing-cycles>1</meta:editing-cycles>
    <meta:document-statistic meta:table-count="0" meta:image-count="0" meta:object-count="0" meta:page-count="13" meta:paragraph-count="675" meta:word-count="3347" meta:character-count="36494" meta:non-whitespace-character-count="28080"/>
    <meta:generator>LibreOffice/5.1.6.2$Linux_X86_64 LibreOffice_project/10m0$Build-2</meta:generator>
  </office:meta>
</office:document-meta>
</file>